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839in"/>
    </style:style>
    <style:style style:name="co2" style:family="table-column">
      <style:table-column-properties fo:break-before="auto" style:column-width="0.9681in"/>
    </style:style>
    <style:style style:name="co3" style:family="table-column">
      <style:table-column-properties fo:break-before="auto" style:column-width="4.6992in"/>
    </style:style>
    <style:style style:name="co4" style:family="table-column">
      <style:table-column-properties fo:break-before="auto" style:column-width="1.772in"/>
    </style:style>
    <style:style style:name="co5" style:family="table-column">
      <style:table-column-properties fo:break-before="auto" style:column-width="1.2898in"/>
    </style:style>
    <style:style style:name="co6" style:family="table-column">
      <style:table-column-properties fo:break-before="auto" style:column-width="1.0429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2575in"/>
    </style:style>
    <style:style style:name="co9" style:family="table-column">
      <style:table-column-properties fo:break-before="auto" style:column-width="1.4937in"/>
    </style:style>
    <style:style style:name="co10" style:family="table-column">
      <style:table-column-properties fo:break-before="auto" style:column-width="1.472in"/>
    </style:style>
    <style:style style:name="co11" style:family="table-column">
      <style:table-column-properties fo:break-before="auto" style:column-width="1.5146in"/>
    </style:style>
    <style:style style:name="co12" style:family="table-column">
      <style:table-column-properties fo:break-before="auto" style:column-width="1.2681in"/>
    </style:style>
    <style:style style:name="co13" style:family="table-column">
      <style:table-column-properties fo:break-before="auto" style:column-width="1.2362in"/>
    </style:style>
    <style:style style:name="co14" style:family="table-column">
      <style:table-column-properties fo:break-before="auto" style:column-width="1.5043in"/>
    </style:style>
    <style:style style:name="co15" style:family="table-column">
      <style:table-column-properties fo:break-before="auto" style:column-width="1.5575in"/>
    </style:style>
    <style:style style:name="co16" style:family="table-column">
      <style:table-column-properties fo:break-before="auto" style:column-width="1.4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ountry Name</text:p>
          </table:table-cell>
          <table:table-cell office:value-type="string" calcext:value-type="string">
            <text:p>Country Code</text:p>
          </table:table-cell>
          <table:table-cell office:value-type="string" calcext:value-type="string">
            <text:p>Series Name</text:p>
          </table:table-cell>
          <table:table-cell office:value-type="string" calcext:value-type="string">
            <text:p>Series Code</text:p>
          </table:table-cell>
          <table:table-cell office:value-type="string" calcext:value-type="string">
            <text:p>1960 [YR1960]</text:p>
          </table:table-cell>
          <table:table-cell office:value-type="string" calcext:value-type="string">
            <text:p>1961 [YR1961]</text:p>
          </table:table-cell>
          <table:table-cell office:value-type="string" calcext:value-type="string">
            <text:p>1962 [YR1962]</text:p>
          </table:table-cell>
          <table:table-cell office:value-type="string" calcext:value-type="string">
            <text:p>1963 [YR1963]</text:p>
          </table:table-cell>
          <table:table-cell office:value-type="string" calcext:value-type="string">
            <text:p>1964 [YR1964]</text:p>
          </table:table-cell>
          <table:table-cell office:value-type="string" calcext:value-type="string">
            <text:p>1965 [YR1965]</text:p>
          </table:table-cell>
          <table:table-cell office:value-type="string" calcext:value-type="string">
            <text:p>1966 [YR1966]</text:p>
          </table:table-cell>
          <table:table-cell office:value-type="string" calcext:value-type="string">
            <text:p>1967 [YR1967]</text:p>
          </table:table-cell>
          <table:table-cell office:value-type="string" calcext:value-type="string">
            <text:p>1968 [YR1968]</text:p>
          </table:table-cell>
          <table:table-cell office:value-type="string" calcext:value-type="string">
            <text:p>1969 [YR1969]</text:p>
          </table:table-cell>
          <table:table-cell office:value-type="string" calcext:value-type="string">
            <text:p>1970 [YR1970]</text:p>
          </table:table-cell>
          <table:table-cell office:value-type="string" calcext:value-type="string">
            <text:p>1971 [YR1971]</text:p>
          </table:table-cell>
          <table:table-cell office:value-type="string" calcext:value-type="string">
            <text:p>1972 [YR1972]</text:p>
          </table:table-cell>
          <table:table-cell office:value-type="string" calcext:value-type="string">
            <text:p>1973 [YR1973]</text:p>
          </table:table-cell>
          <table:table-cell office:value-type="string" calcext:value-type="string">
            <text:p>1974 [YR1974]</text:p>
          </table:table-cell>
          <table:table-cell office:value-type="string" calcext:value-type="string">
            <text:p>1975 [YR1975]</text:p>
          </table:table-cell>
          <table:table-cell office:value-type="string" calcext:value-type="string">
            <text:p>1976 [YR1976]</text:p>
          </table:table-cell>
          <table:table-cell office:value-type="string" calcext:value-type="string">
            <text:p>1977 [YR1977]</text:p>
          </table:table-cell>
          <table:table-cell office:value-type="string" calcext:value-type="string">
            <text:p>1978 [YR1978]</text:p>
          </table:table-cell>
          <table:table-cell office:value-type="string" calcext:value-type="string">
            <text:p>1979 [YR1979]</text:p>
          </table:table-cell>
          <table:table-cell office:value-type="string" calcext:value-type="string">
            <text:p>1980 [YR1980]</text:p>
          </table:table-cell>
          <table:table-cell office:value-type="string" calcext:value-type="string">
            <text:p>1981 [YR1981]</text:p>
          </table:table-cell>
          <table:table-cell office:value-type="string" calcext:value-type="string">
            <text:p>1982 [YR1982]</text:p>
          </table:table-cell>
          <table:table-cell office:value-type="string" calcext:value-type="string">
            <text:p>1983 [YR1983]</text:p>
          </table:table-cell>
          <table:table-cell office:value-type="string" calcext:value-type="string">
            <text:p>1984 [YR1984]</text:p>
          </table:table-cell>
          <table:table-cell office:value-type="string" calcext:value-type="string">
            <text:p>1985 [YR1985]</text:p>
          </table:table-cell>
          <table:table-cell office:value-type="string" calcext:value-type="string">
            <text:p>1986 [YR1986]</text:p>
          </table:table-cell>
          <table:table-cell office:value-type="string" calcext:value-type="string">
            <text:p>1987 [YR1987]</text:p>
          </table:table-cell>
          <table:table-cell office:value-type="string" calcext:value-type="string">
            <text:p>1988 [YR1988]</text:p>
          </table:table-cell>
          <table:table-cell office:value-type="string" calcext:value-type="string">
            <text:p>1989 [YR1989]</text:p>
          </table:table-cell>
          <table:table-cell office:value-type="string" calcext:value-type="string">
            <text:p>1990 [YR1990]</text:p>
          </table:table-cell>
          <table:table-cell office:value-type="string" calcext:value-type="string">
            <text:p>1991 [YR1991]</text:p>
          </table:table-cell>
          <table:table-cell office:value-type="string" calcext:value-type="string">
            <text:p>1992 [YR1992]</text:p>
          </table:table-cell>
          <table:table-cell office:value-type="string" calcext:value-type="string">
            <text:p>1993 [YR1993]</text:p>
          </table:table-cell>
          <table:table-cell office:value-type="string" calcext:value-type="string">
            <text:p>1994 [YR1994]</text:p>
          </table:table-cell>
          <table:table-cell office:value-type="string" calcext:value-type="string">
            <text:p>1995 [YR1995]</text:p>
          </table:table-cell>
          <table:table-cell office:value-type="string" calcext:value-type="string">
            <text:p>1996 [YR1996]</text:p>
          </table:table-cell>
          <table:table-cell office:value-type="string" calcext:value-type="string">
            <text:p>1997 [YR1997]</text:p>
          </table:table-cell>
          <table:table-cell office:value-type="string" calcext:value-type="string">
            <text:p>1998 [YR1998]</text:p>
          </table:table-cell>
          <table:table-cell office:value-type="string" calcext:value-type="string">
            <text:p>1999 [YR1999]</text:p>
          </table:table-cell>
          <table:table-cell office:value-type="string" calcext:value-type="string">
            <text:p>2000 [YR2000]</text:p>
          </table:table-cell>
          <table:table-cell office:value-type="string" calcext:value-type="string">
            <text:p>2001 [YR2001]</text:p>
          </table:table-cell>
          <table:table-cell office:value-type="string" calcext:value-type="string">
            <text:p>2002 [YR2002]</text:p>
          </table:table-cell>
          <table:table-cell office:value-type="string" calcext:value-type="string">
            <text:p>2003 [YR2003]</text:p>
          </table:table-cell>
          <table:table-cell office:value-type="string" calcext:value-type="string">
            <text:p>2004 [YR2004]</text:p>
          </table:table-cell>
          <table:table-cell office:value-type="string" calcext:value-type="string">
            <text:p>2005 [YR2005]</text:p>
          </table:table-cell>
          <table:table-cell office:value-type="string" calcext:value-type="string">
            <text:p>2006 [YR2006]</text:p>
          </table:table-cell>
          <table:table-cell office:value-type="string" calcext:value-type="string">
            <text:p>2007 [YR2007]</text:p>
          </table:table-cell>
          <table:table-cell office:value-type="string" calcext:value-type="string">
            <text:p>2008 [YR2008]</text:p>
          </table:table-cell>
          <table:table-cell office:value-type="string" calcext:value-type="string">
            <text:p>2009 [YR2009]</text:p>
          </table:table-cell>
          <table:table-cell office:value-type="string" calcext:value-type="string">
            <text:p>2010 [YR2010]</text:p>
          </table:table-cell>
          <table:table-cell office:value-type="string" calcext:value-type="string">
            <text:p>2011 [YR2011]</text:p>
          </table:table-cell>
          <table:table-cell office:value-type="string" calcext:value-type="string">
            <text:p>2012 [YR2012]</text:p>
          </table:table-cell>
          <table:table-cell office:value-type="string" calcext:value-type="string">
            <text:p>2013 [YR2013]</text:p>
          </table:table-cell>
          <table:table-cell office:value-type="string" calcext:value-type="string">
            <text:p>2014 [YR2014]</text:p>
          </table:table-cell>
          <table:table-cell office:value-type="string" calcext:value-type="string">
            <text:p>2015 [YR2015]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GDP at market prices (current US$)</text:p>
          </table:table-cell>
          <table:table-cell office:value-type="string" calcext:value-type="string">
            <text:p>NY.GDP.MKTP.CD</text:p>
          </table:table-cell>
          <table:table-cell office:value-type="float" office:value="13056164925.448" calcext:value-type="float">
            <text:p>13056164925.448</text:p>
          </table:table-cell>
          <table:table-cell office:value-type="float" office:value="14153954349.0897" calcext:value-type="float">
            <text:p>14153954349.0897</text:p>
          </table:table-cell>
          <table:table-cell office:value-type="float" office:value="15221053213.1887" calcext:value-type="float">
            <text:p>15221053213.1887</text:p>
          </table:table-cell>
          <table:table-cell office:value-type="float" office:value="16936337667.6289" calcext:value-type="float">
            <text:p>16936337667.6289</text:p>
          </table:table-cell>
          <table:table-cell office:value-type="float" office:value="20070134740.9317" calcext:value-type="float">
            <text:p>20070134740.9317</text:p>
          </table:table-cell>
          <table:table-cell office:value-type="float" office:value="21829715343.8799" calcext:value-type="float">
            <text:p>21829715343.8799</text:p>
          </table:table-cell>
          <table:table-cell office:value-type="float" office:value="24337233447.211" calcext:value-type="float">
            <text:p>24337233447.211</text:p>
          </table:table-cell>
          <table:table-cell office:value-type="float" office:value="26556372081.1913" calcext:value-type="float">
            <text:p>26556372081.1913</text:p>
          </table:table-cell>
          <table:table-cell office:value-type="float" office:value="29363632833.6558" calcext:value-type="float">
            <text:p>29363632833.6558</text:p>
          </table:table-cell>
          <table:table-cell office:value-type="float" office:value="32515754313.9575" calcext:value-type="float">
            <text:p>32515754313.9575</text:p>
          </table:table-cell>
          <table:table-cell office:value-type="float" office:value="35541711470.3873" calcext:value-type="float">
            <text:p>35541711470.3873</text:p>
          </table:table-cell>
          <table:table-cell office:value-type="float" office:value="39200879415.8614" calcext:value-type="float">
            <text:p>39200879415.8614</text:p>
          </table:table-cell>
          <table:table-cell office:value-type="float" office:value="45178119326.7936" calcext:value-type="float">
            <text:p>45178119326.7936</text:p>
          </table:table-cell>
          <table:table-cell office:value-type="float" office:value="55271303176.3935" calcext:value-type="float">
            <text:p>55271303176.3935</text:p>
          </table:table-cell>
          <table:table-cell office:value-type="float" office:value="71976542927.466" calcext:value-type="float">
            <text:p>71976542927.466</text:p>
          </table:table-cell>
          <table:table-cell office:value-type="float" office:value="88003982688.6386" calcext:value-type="float">
            <text:p>88003982688.6386</text:p>
          </table:table-cell>
          <table:table-cell office:value-type="float" office:value="89023916066.8009" calcext:value-type="float">
            <text:p>89023916066.8009</text:p>
          </table:table-cell>
          <table:table-cell office:value-type="float" office:value="81825780563.8082" calcext:value-type="float">
            <text:p>81825780563.8082</text:p>
          </table:table-cell>
          <table:table-cell office:value-type="float" office:value="102517450025.753" calcext:value-type="float">
            <text:p>102517450025.753</text:p>
          </table:table-cell>
          <table:table-cell office:value-type="float" office:value="134540322292.806" calcext:value-type="float">
            <text:p>134540322292.806</text:p>
          </table:table-cell>
          <table:table-cell office:value-type="float" office:value="194356825709.199" calcext:value-type="float">
            <text:p>194356825709.199</text:p>
          </table:table-cell>
          <table:table-cell office:value-type="float" office:value="250083027275.13" calcext:value-type="float">
            <text:p>250083027275.13</text:p>
          </table:table-cell>
          <table:table-cell office:value-type="float" office:value="173720847690.773" calcext:value-type="float">
            <text:p>173720847690.773</text:p>
          </table:table-cell>
          <table:table-cell office:value-type="float" office:value="148866911934.175" calcext:value-type="float">
            <text:p>148866911934.175</text:p>
          </table:table-cell>
          <table:table-cell office:value-type="float" office:value="175632163244.416" calcext:value-type="float">
            <text:p>175632163244.416</text:p>
          </table:table-cell>
          <table:table-cell office:value-type="float" office:value="184473097296.041" calcext:value-type="float">
            <text:p>184473097296.041</text:p>
          </table:table-cell>
          <table:table-cell office:value-type="float" office:value="129440191340.197" calcext:value-type="float">
            <text:p>129440191340.197</text:p>
          </table:table-cell>
          <table:table-cell office:value-type="float" office:value="140263673924.031" calcext:value-type="float">
            <text:p>140263673924.031</text:p>
          </table:table-cell>
          <table:table-cell office:value-type="float" office:value="183144276294.09" calcext:value-type="float">
            <text:p>183144276294.09</text:p>
          </table:table-cell>
          <table:table-cell office:value-type="float" office:value="222977042346.502" calcext:value-type="float">
            <text:p>222977042346.502</text:p>
          </table:table-cell>
          <table:table-cell office:value-type="float" office:value="262709785592.711" calcext:value-type="float">
            <text:p>262709785592.711</text:p>
          </table:table-cell>
          <table:table-cell office:value-type="float" office:value="314453895611.752" calcext:value-type="float">
            <text:p>314453895611.752</text:p>
          </table:table-cell>
          <table:table-cell office:value-type="float" office:value="363609268789.416" calcext:value-type="float">
            <text:p>363609268789.416</text:p>
          </table:table-cell>
          <table:table-cell office:value-type="float" office:value="503962814551.767" calcext:value-type="float">
            <text:p>503962814551.767</text:p>
          </table:table-cell>
          <table:table-cell office:value-type="float" office:value="527318769550.83" calcext:value-type="float">
            <text:p>527318769550.83</text:p>
          </table:table-cell>
          <table:table-cell office:value-type="float" office:value="343792780638.899" calcext:value-type="float">
            <text:p>343792780638.899</text:p>
          </table:table-cell>
          <table:table-cell office:value-type="float" office:value="397404138184.313" calcext:value-type="float">
            <text:p>397404138184.313</text:p>
          </table:table-cell>
          <table:table-cell office:value-type="float" office:value="480554647428.728" calcext:value-type="float">
            <text:p>480554647428.728</text:p>
          </table:table-cell>
          <table:table-cell office:value-type="float" office:value="502010268264.169" calcext:value-type="float">
            <text:p>502010268264.169</text:p>
          </table:table-cell>
          <table:table-cell office:value-type="float" office:value="579459682094.357" calcext:value-type="float">
            <text:p>579459682094.357</text:p>
          </table:table-cell>
          <table:table-cell office:value-type="float" office:value="683647980782.407" calcext:value-type="float">
            <text:p>683647980782.407</text:p>
          </table:table-cell>
          <table:table-cell office:value-type="float" office:value="724703571306.821" calcext:value-type="float">
            <text:p>724703571306.821</text:p>
          </table:table-cell>
          <table:table-cell office:value-type="float" office:value="741559499084.745" calcext:value-type="float">
            <text:p>741559499084.745</text:p>
          </table:table-cell>
          <table:table-cell office:value-type="float" office:value="713284260879.765" calcext:value-type="float">
            <text:p>713284260879.765</text:p>
          </table:table-cell>
          <table:table-cell office:value-type="float" office:value="770267585947.191" calcext:value-type="float">
            <text:p>770267585947.191</text:p>
          </table:table-cell>
          <table:table-cell office:value-type="float" office:value="866346483685.297" calcext:value-type="float">
            <text:p>866346483685.297</text:p>
          </table:table-cell>
          <table:table-cell office:value-type="float" office:value="965281191371.844" calcext:value-type="float">
            <text:p>965281191371.844</text:p>
          </table:table-cell>
          <table:table-cell office:value-type="float" office:value="1043124412346.04" calcext:value-type="float">
            <text:p>1043124412346.04</text:p>
          </table:table-cell>
          <table:table-cell office:value-type="float" office:value="1101275294482.33" calcext:value-type="float">
            <text:p>1101275294482.33</text:p>
          </table:table-cell>
          <table:table-cell office:value-type="float" office:value="893368974136.974" calcext:value-type="float">
            <text:p>893368974136.974</text:p>
          </table:table-cell>
          <table:table-cell office:value-type="float" office:value="1049925441358.02" calcext:value-type="float">
            <text:p>1049925441358.02</text:p>
          </table:table-cell>
          <table:table-cell office:value-type="float" office:value="1169362160456.56" calcext:value-type="float">
            <text:p>1169362160456.56</text:p>
          </table:table-cell>
          <table:table-cell office:value-type="float" office:value="1184499844413.23" calcext:value-type="float">
            <text:p>1184499844413.23</text:p>
          </table:table-cell>
          <table:table-cell office:value-type="float" office:value="1258773797056.06" calcext:value-type="float">
            <text:p>1258773797056.06</text:p>
          </table:table-cell>
          <table:table-cell office:value-type="float" office:value="1294689733233.03" calcext:value-type="float">
            <text:p>1294689733233.03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GDP at market prices (constant 2005 US$)</text:p>
          </table:table-cell>
          <table:table-cell office:value-type="string" calcext:value-type="string">
            <text:p>NY.GDP.MKTP.KD</text:p>
          </table:table-cell>
          <table:table-cell office:value-type="float" office:value="127596504495.208" calcext:value-type="float">
            <text:p>127596504495.208</text:p>
          </table:table-cell>
          <table:table-cell office:value-type="float" office:value="133976329719.968" calcext:value-type="float">
            <text:p>133976329719.968</text:p>
          </table:table-cell>
          <table:table-cell office:value-type="float" office:value="140225541295.077" calcext:value-type="float">
            <text:p>140225541295.077</text:p>
          </table:table-cell>
          <table:table-cell office:value-type="float" office:value="151593467374.813" calcext:value-type="float">
            <text:p>151593467374.813</text:p>
          </table:table-cell>
          <table:table-cell office:value-type="float" office:value="169641398473.748" calcext:value-type="float">
            <text:p>169641398473.748</text:p>
          </table:table-cell>
          <table:table-cell office:value-type="float" office:value="181685937765.384" calcext:value-type="float">
            <text:p>181685937765.384</text:p>
          </table:table-cell>
          <table:table-cell office:value-type="float" office:value="192761765621.299" calcext:value-type="float">
            <text:p>192761765621.299</text:p>
          </table:table-cell>
          <table:table-cell office:value-type="float" office:value="204047822191.711" calcext:value-type="float">
            <text:p>204047822191.711</text:p>
          </table:table-cell>
          <table:table-cell office:value-type="float" office:value="223275817400.284" calcext:value-type="float">
            <text:p>223275817400.284</text:p>
          </table:table-cell>
          <table:table-cell office:value-type="float" office:value="230908769207.192" calcext:value-type="float">
            <text:p>230908769207.192</text:p>
          </table:table-cell>
          <table:table-cell office:value-type="float" office:value="245923575056.069" calcext:value-type="float">
            <text:p>245923575056.069</text:p>
          </table:table-cell>
          <table:table-cell office:value-type="float" office:value="255176370101.414" calcext:value-type="float">
            <text:p>255176370101.414</text:p>
          </table:table-cell>
          <table:table-cell office:value-type="float" office:value="276174341898.257" calcext:value-type="float">
            <text:p>276174341898.257</text:p>
          </table:table-cell>
          <table:table-cell office:value-type="float" office:value="297884737939.479" calcext:value-type="float">
            <text:p>297884737939.479</text:p>
          </table:table-cell>
          <table:table-cell office:value-type="float" office:value="315093024598.583" calcext:value-type="float">
            <text:p>315093024598.583</text:p>
          </table:table-cell>
          <table:table-cell office:value-type="float" office:value="333193496286.925" calcext:value-type="float">
            <text:p>333193496286.925</text:p>
          </table:table-cell>
          <table:table-cell office:value-type="float" office:value="347912132847.362" calcext:value-type="float">
            <text:p>347912132847.362</text:p>
          </table:table-cell>
          <table:table-cell office:value-type="float" office:value="359708579770.111" calcext:value-type="float">
            <text:p>359708579770.111</text:p>
          </table:table-cell>
          <table:table-cell office:value-type="float" office:value="391927469805.037" calcext:value-type="float">
            <text:p>391927469805.037</text:p>
          </table:table-cell>
          <table:table-cell office:value-type="float" office:value="429937262645.737" calcext:value-type="float">
            <text:p>429937262645.737</text:p>
          </table:table-cell>
          <table:table-cell office:value-type="float" office:value="469634453479.207" calcext:value-type="float">
            <text:p>469634453479.207</text:p>
          </table:table-cell>
          <table:table-cell office:value-type="float" office:value="510833608181.965" calcext:value-type="float">
            <text:p>510833608181.965</text:p>
          </table:table-cell>
          <table:table-cell office:value-type="float" office:value="507626070623.95" calcext:value-type="float">
            <text:p>507626070623.95</text:p>
          </table:table-cell>
          <table:table-cell office:value-type="float" office:value="486324575210.826" calcext:value-type="float">
            <text:p>486324575210.826</text:p>
          </table:table-cell>
          <table:table-cell office:value-type="float" office:value="503881772195.188" calcext:value-type="float">
            <text:p>503881772195.188</text:p>
          </table:table-cell>
          <table:table-cell office:value-type="float" office:value="516949362154.767" calcext:value-type="float">
            <text:p>516949362154.767</text:p>
          </table:table-cell>
          <table:table-cell office:value-type="float" office:value="497543497274.209" calcext:value-type="float">
            <text:p>497543497274.209</text:p>
          </table:table-cell>
          <table:table-cell office:value-type="float" office:value="506776645758.029" calcext:value-type="float">
            <text:p>506776645758.029</text:p>
          </table:table-cell>
          <table:table-cell office:value-type="float" office:value="513088234975.12" calcext:value-type="float">
            <text:p>513088234975.12</text:p>
          </table:table-cell>
          <table:table-cell office:value-type="float" office:value="534629183757.513" calcext:value-type="float">
            <text:p>534629183757.513</text:p>
          </table:table-cell>
          <table:table-cell office:value-type="float" office:value="561725828425.396" calcext:value-type="float">
            <text:p>561725828425.396</text:p>
          </table:table-cell>
          <table:table-cell office:value-type="float" office:value="585443301236.127" calcext:value-type="float">
            <text:p>585443301236.127</text:p>
          </table:table-cell>
          <table:table-cell office:value-type="float" office:value="606687040601.123" calcext:value-type="float">
            <text:p>606687040601.123</text:p>
          </table:table-cell>
          <table:table-cell office:value-type="float" office:value="631327184921.401" calcext:value-type="float">
            <text:p>631327184921.401</text:p>
          </table:table-cell>
          <table:table-cell office:value-type="float" office:value="661172261085.274" calcext:value-type="float">
            <text:p>661172261085.274</text:p>
          </table:table-cell>
          <table:table-cell office:value-type="float" office:value="623097450585.385" calcext:value-type="float">
            <text:p>623097450585.385</text:p>
          </table:table-cell>
          <table:table-cell office:value-type="float" office:value="659702972014.333" calcext:value-type="float">
            <text:p>659702972014.333</text:p>
          </table:table-cell>
          <table:table-cell office:value-type="float" office:value="705637356375.022" calcext:value-type="float">
            <text:p>705637356375.022</text:p>
          </table:table-cell>
          <table:table-cell office:value-type="float" office:value="738815312900.315" calcext:value-type="float">
            <text:p>738815312900.315</text:p>
          </table:table-cell>
          <table:table-cell office:value-type="float" office:value="758519614430.567" calcext:value-type="float">
            <text:p>758519614430.567</text:p>
          </table:table-cell>
          <table:table-cell office:value-type="float" office:value="798694407368.499" calcext:value-type="float">
            <text:p>798694407368.499</text:p>
          </table:table-cell>
          <table:table-cell office:value-type="float" office:value="793858373511.829" calcext:value-type="float">
            <text:p>793858373511.829</text:p>
          </table:table-cell>
          <table:table-cell office:value-type="float" office:value="794905609001.193" calcext:value-type="float">
            <text:p>794905609001.193</text:p>
          </table:table-cell>
          <table:table-cell office:value-type="float" office:value="806214502504.701" calcext:value-type="float">
            <text:p>806214502504.701</text:p>
          </table:table-cell>
          <table:table-cell office:value-type="float" office:value="840847173784.228" calcext:value-type="float">
            <text:p>840847173784.228</text:p>
          </table:table-cell>
          <table:table-cell office:value-type="float" office:value="866346483685.297" calcext:value-type="float">
            <text:p>866346483685.297</text:p>
          </table:table-cell>
          <table:table-cell office:value-type="float" office:value="909183109876.842" calcext:value-type="float">
            <text:p>909183109876.842</text:p>
          </table:table-cell>
          <table:table-cell office:value-type="float" office:value="938502790656.339" calcext:value-type="float">
            <text:p>938502790656.339</text:p>
          </table:table-cell>
          <table:table-cell office:value-type="float" office:value="951453595784.944" calcext:value-type="float">
            <text:p>951453595784.944</text:p>
          </table:table-cell>
          <table:table-cell office:value-type="float" office:value="906319758574.654" calcext:value-type="float">
            <text:p>906319758574.654</text:p>
          </table:table-cell>
          <table:table-cell office:value-type="float" office:value="953440454744.297" calcext:value-type="float">
            <text:p>953440454744.297</text:p>
          </table:table-cell>
          <table:table-cell office:value-type="float" office:value="990811353614.993" calcext:value-type="float">
            <text:p>990811353614.993</text:p>
          </table:table-cell>
          <table:table-cell office:value-type="float" office:value="1030829094647.59" calcext:value-type="float">
            <text:p>1030829094647.59</text:p>
          </table:table-cell>
          <table:table-cell office:value-type="float" office:value="1045208125447.83" calcext:value-type="float">
            <text:p>1045208125447.83</text:p>
          </table:table-cell>
          <table:table-cell office:value-type="float" office:value="1068524572517.2" calcext:value-type="float">
            <text:p>1068524572517.2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GDP per capita (constant 2005 US$)</text:p>
          </table:table-cell>
          <table:table-cell office:value-type="string" calcext:value-type="string">
            <text:p>NY.GDP.PCAP.KD</text:p>
          </table:table-cell>
          <table:table-cell office:value-type="float" office:value="3342.48764739394" calcext:value-type="float">
            <text:p>3342.4876473939</text:p>
          </table:table-cell>
          <table:table-cell office:value-type="float" office:value="3400.921577011" calcext:value-type="float">
            <text:p>3400.921577011</text:p>
          </table:table-cell>
          <table:table-cell office:value-type="float" office:value="3449.61760487812" calcext:value-type="float">
            <text:p>3449.6176048781</text:p>
          </table:table-cell>
          <table:table-cell office:value-type="float" office:value="3614.54222984933" calcext:value-type="float">
            <text:p>3614.5422298493</text:p>
          </table:table-cell>
          <table:table-cell office:value-type="float" office:value="3921.05102517393" calcext:value-type="float">
            <text:p>3921.0510251739</text:p>
          </table:table-cell>
          <table:table-cell office:value-type="float" office:value="4071.57230197252" calcext:value-type="float">
            <text:p>4071.5723019725</text:p>
          </table:table-cell>
          <table:table-cell office:value-type="float" office:value="4189.47506878306" calcext:value-type="float">
            <text:p>4189.4750687831</text:p>
          </table:table-cell>
          <table:table-cell office:value-type="float" office:value="4302.12408267291" calcext:value-type="float">
            <text:p>4302.1240826729</text:p>
          </table:table-cell>
          <table:table-cell office:value-type="float" office:value="4566.56465129037" calcext:value-type="float">
            <text:p>4566.5646512904</text:p>
          </table:table-cell>
          <table:table-cell office:value-type="float" office:value="4579.42184361538" calcext:value-type="float">
            <text:p>4579.4218436154</text:p>
          </table:table-cell>
          <table:table-cell office:value-type="float" office:value="4726.58546040013" calcext:value-type="float">
            <text:p>4726.5854604001</text:p>
          </table:table-cell>
          <table:table-cell office:value-type="float" office:value="4750.15863595079" calcext:value-type="float">
            <text:p>4750.1586359508</text:p>
          </table:table-cell>
          <table:table-cell office:value-type="float" office:value="4977.89689367601" calcext:value-type="float">
            <text:p>4977.896893676</text:p>
          </table:table-cell>
          <table:table-cell office:value-type="float" office:value="5200.19657958755" calcext:value-type="float">
            <text:p>5200.1965795876</text:p>
          </table:table-cell>
          <table:table-cell office:value-type="float" office:value="5332.38086089112" calcext:value-type="float">
            <text:p>5332.3808608911</text:p>
          </table:table-cell>
          <table:table-cell office:value-type="float" office:value="5473.63832805284" calcext:value-type="float">
            <text:p>5473.6383280528</text:p>
          </table:table-cell>
          <table:table-cell office:value-type="float" office:value="5555.91902718631" calcext:value-type="float">
            <text:p>5555.9190271863</text:p>
          </table:table-cell>
          <table:table-cell office:value-type="float" office:value="5590.94610649413" calcext:value-type="float">
            <text:p>5590.9461064941</text:p>
          </table:table-cell>
          <table:table-cell office:value-type="float" office:value="5935.99138269322" calcext:value-type="float">
            <text:p>5935.9913826932</text:p>
          </table:table-cell>
          <table:table-cell office:value-type="float" office:value="6351.70011212588" calcext:value-type="float">
            <text:p>6351.7001121259</text:p>
          </table:table-cell>
          <table:table-cell office:value-type="float" office:value="6773.804353004" calcext:value-type="float">
            <text:p>6773.804353004</text:p>
          </table:table-cell>
          <table:table-cell office:value-type="float" office:value="7199.83471605977" calcext:value-type="float">
            <text:p>7199.8347160598</text:p>
          </table:table-cell>
          <table:table-cell office:value-type="float" office:value="6997.1068204428" calcext:value-type="float">
            <text:p>6997.1068204428</text:p>
          </table:table-cell>
          <table:table-cell office:value-type="float" office:value="6560.12979431418" calcext:value-type="float">
            <text:p>6560.1297943142</text:p>
          </table:table-cell>
          <table:table-cell office:value-type="float" office:value="6654.43370748022" calcext:value-type="float">
            <text:p>6654.4337074802</text:p>
          </table:table-cell>
          <table:table-cell office:value-type="float" office:value="6685.61422757842" calcext:value-type="float">
            <text:p>6685.6142275784</text:p>
          </table:table-cell>
          <table:table-cell office:value-type="float" office:value="6302.85052657275" calcext:value-type="float">
            <text:p>6302.8505265728</text:p>
          </table:table-cell>
          <table:table-cell office:value-type="float" office:value="6289.8092904495" calcext:value-type="float">
            <text:p>6289.8092904495</text:p>
          </table:table-cell>
          <table:table-cell office:value-type="float" office:value="6240.19167660866" calcext:value-type="float">
            <text:p>6240.1916766087</text:p>
          </table:table-cell>
          <table:table-cell office:value-type="float" office:value="6372.09433142463" calcext:value-type="float">
            <text:p>6372.0943314246</text:p>
          </table:table-cell>
          <table:table-cell office:value-type="float" office:value="6561.49677698254" calcext:value-type="float">
            <text:p>6561.4967769825</text:p>
          </table:table-cell>
          <table:table-cell office:value-type="float" office:value="6702.48442555974" calcext:value-type="float">
            <text:p>6702.4844255597</text:p>
          </table:table-cell>
          <table:table-cell office:value-type="float" office:value="6808.29029115296" calcext:value-type="float">
            <text:p>6808.290291153</text:p>
          </table:table-cell>
          <table:table-cell office:value-type="float" office:value="6946.27956839023" calcext:value-type="float">
            <text:p>6946.2795683902</text:p>
          </table:table-cell>
          <table:table-cell office:value-type="float" office:value="7135.18365823819" calcext:value-type="float">
            <text:p>7135.1836582382</text:p>
          </table:table-cell>
          <table:table-cell office:value-type="float" office:value="6598.72501420712" calcext:value-type="float">
            <text:p>6598.7250142071</text:p>
          </table:table-cell>
          <table:table-cell office:value-type="float" office:value="6858.9233027187" calcext:value-type="float">
            <text:p>6858.9233027187</text:p>
          </table:table-cell>
          <table:table-cell office:value-type="float" office:value="7205.8351959253" calcext:value-type="float">
            <text:p>7205.8351959253</text:p>
          </table:table-cell>
          <table:table-cell office:value-type="float" office:value="7415.41970139939" calcext:value-type="float">
            <text:p>7415.4197013994</text:p>
          </table:table-cell>
          <table:table-cell office:value-type="float" office:value="7490.32592325945" calcext:value-type="float">
            <text:p>7490.3259232595</text:p>
          </table:table-cell>
          <table:table-cell office:value-type="float" office:value="7768.75169057857" calcext:value-type="float">
            <text:p>7768.7516905786</text:p>
          </table:table-cell>
          <table:table-cell office:value-type="float" office:value="7615.71087468804" calcext:value-type="float">
            <text:p>7615.710874688</text:p>
          </table:table-cell>
          <table:table-cell office:value-type="float" office:value="7529.06261597677" calcext:value-type="float">
            <text:p>7529.0626159768</text:p>
          </table:table-cell>
          <table:table-cell office:value-type="float" office:value="7542.58054885518" calcext:value-type="float">
            <text:p>7542.5805488552</text:p>
          </table:table-cell>
          <table:table-cell office:value-type="float" office:value="7767.08008945745" calcext:value-type="float">
            <text:p>7767.0800894575</text:p>
          </table:table-cell>
          <table:table-cell office:value-type="float" office:value="7893.96823375653" calcext:value-type="float">
            <text:p>7893.9682337565</text:p>
          </table:table-cell>
          <table:table-cell office:value-type="float" office:value="8162.68440552608" calcext:value-type="float">
            <text:p>8162.6844055261</text:p>
          </table:table-cell>
          <table:table-cell office:value-type="float" office:value="8295.10326490174" calcext:value-type="float">
            <text:p>8295.1032649017</text:p>
          </table:table-cell>
          <table:table-cell office:value-type="float" office:value="8275.46534484828" calcext:value-type="float">
            <text:p>8275.4653448483</text:p>
          </table:table-cell>
          <table:table-cell office:value-type="float" office:value="7758.54993230403" calcext:value-type="float">
            <text:p>7758.549932304</text:p>
          </table:table-cell>
          <table:table-cell office:value-type="float" office:value="8037.93805425759" calcext:value-type="float">
            <text:p>8037.9380542576</text:p>
          </table:table-cell>
          <table:table-cell office:value-type="float" office:value="8231.70458873468" calcext:value-type="float">
            <text:p>8231.7045887347</text:p>
          </table:table-cell>
          <table:table-cell office:value-type="float" office:value="8444.50694345382" calcext:value-type="float">
            <text:p>8444.5069434538</text:p>
          </table:table-cell>
          <table:table-cell office:value-type="float" office:value="8446.80139604393" calcext:value-type="float">
            <text:p>8446.8013960439</text:p>
          </table:table-cell>
          <table:table-cell office:value-type="float" office:value="8521.89236177265" calcext:value-type="float">
            <text:p>8521.8923617727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GDP per capita (current US$)</text:p>
          </table:table-cell>
          <table:table-cell office:value-type="string" calcext:value-type="string">
            <text:p>NY.GDP.PCAP.CD</text:p>
          </table:table-cell>
          <table:table-cell office:value-type="float" office:value="342.016187342239" calcext:value-type="float">
            <text:p>342.0161873422</text:p>
          </table:table-cell>
          <table:table-cell office:value-type="float" office:value="359.290994509706" calcext:value-type="float">
            <text:p>359.2909945097</text:p>
          </table:table-cell>
          <table:table-cell office:value-type="float" office:value="374.445430155351" calcext:value-type="float">
            <text:p>374.4454301554</text:p>
          </table:table-cell>
          <table:table-cell office:value-type="float" office:value="403.824180413223" calcext:value-type="float">
            <text:p>403.8241804132</text:p>
          </table:table-cell>
          <table:table-cell office:value-type="float" office:value="463.896331375075" calcext:value-type="float">
            <text:p>463.8963313751</text:p>
          </table:table-cell>
          <table:table-cell office:value-type="float" office:value="489.202771811987" calcext:value-type="float">
            <text:p>489.202771812</text:p>
          </table:table-cell>
          <table:table-cell office:value-type="float" office:value="528.944277106048" calcext:value-type="float">
            <text:p>528.944277106</text:p>
          </table:table-cell>
          <table:table-cell office:value-type="float" office:value="559.911919920292" calcext:value-type="float">
            <text:p>559.9119199203</text:p>
          </table:table-cell>
          <table:table-cell office:value-type="float" office:value="600.561804197751" calcext:value-type="float">
            <text:p>600.5618041978</text:p>
          </table:table-cell>
          <table:table-cell office:value-type="float" office:value="644.857950082262" calcext:value-type="float">
            <text:p>644.8579500823</text:p>
          </table:table-cell>
          <table:table-cell office:value-type="float" office:value="683.102206184862" calcext:value-type="float">
            <text:p>683.1022061849</text:p>
          </table:table-cell>
          <table:table-cell office:value-type="float" office:value="729.732129272449" calcext:value-type="float">
            <text:p>729.7321292724</text:p>
          </table:table-cell>
          <table:table-cell office:value-type="float" office:value="814.311779701174" calcext:value-type="float">
            <text:p>814.3117797012</text:p>
          </table:table-cell>
          <table:table-cell office:value-type="float" office:value="964.87535318316" calcext:value-type="float">
            <text:p>964.8753531832</text:p>
          </table:table-cell>
          <table:table-cell office:value-type="float" office:value="1218.07310850021" calcext:value-type="float">
            <text:p>1218.0731085002</text:p>
          </table:table-cell>
          <table:table-cell office:value-type="float" office:value="1445.71241045779" calcext:value-type="float">
            <text:p>1445.7124104578</text:p>
          </table:table-cell>
          <table:table-cell office:value-type="float" office:value="1421.65110800311" calcext:value-type="float">
            <text:p>1421.6511080031</text:p>
          </table:table-cell>
          <table:table-cell office:value-type="float" office:value="1271.8171180305" calcext:value-type="float">
            <text:p>1271.8171180305</text:p>
          </table:table-cell>
          <table:table-cell office:value-type="float" office:value="1552.69213518325" calcext:value-type="float">
            <text:p>1552.6921351833</text:p>
          </table:table-cell>
          <table:table-cell office:value-type="float" office:value="1987.6383240985" calcext:value-type="float">
            <text:p>1987.6383240985</text:p>
          </table:table-cell>
          <table:table-cell office:value-type="float" office:value="2803.3188414344" calcext:value-type="float">
            <text:p>2803.3188414344</text:p>
          </table:table-cell>
          <table:table-cell office:value-type="float" office:value="3524.74158480078" calcext:value-type="float">
            <text:p>3524.7415848008</text:p>
          </table:table-cell>
          <table:table-cell office:value-type="float" office:value="2394.56442167386" calcext:value-type="float">
            <text:p>2394.5644216739</text:p>
          </table:table-cell>
          <table:table-cell office:value-type="float" office:value="2008.09565081832" calcext:value-type="float">
            <text:p>2008.0956508183</text:p>
          </table:table-cell>
          <table:table-cell office:value-type="float" office:value="2319.45795959172" calcext:value-type="float">
            <text:p>2319.4579595917</text:p>
          </table:table-cell>
          <table:table-cell office:value-type="float" office:value="2385.7577824395" calcext:value-type="float">
            <text:p>2385.7577824395</text:p>
          </table:table-cell>
          <table:table-cell office:value-type="float" office:value="1639.74040986935" calcext:value-type="float">
            <text:p>1639.7404098694</text:p>
          </table:table-cell>
          <table:table-cell office:value-type="float" office:value="1740.86901348881" calcext:value-type="float">
            <text:p>1740.8690134888</text:p>
          </table:table-cell>
          <table:table-cell office:value-type="float" office:value="2227.405172532" calcext:value-type="float">
            <text:p>2227.405172532</text:p>
          </table:table-cell>
          <table:table-cell office:value-type="float" office:value="2657.6004279976" calcext:value-type="float">
            <text:p>2657.6004279976</text:p>
          </table:table-cell>
          <table:table-cell office:value-type="float" office:value="3068.70242424198" calcext:value-type="float">
            <text:p>3068.702424242</text:p>
          </table:table-cell>
          <table:table-cell office:value-type="float" office:value="3600.04518532238" calcext:value-type="float">
            <text:p>3600.0451853224</text:p>
          </table:table-cell>
          <table:table-cell office:value-type="float" office:value="4080.45217517644" calcext:value-type="float">
            <text:p>4080.4521751764</text:p>
          </table:table-cell>
          <table:table-cell office:value-type="float" office:value="5544.93246221482" calcext:value-type="float">
            <text:p>5544.9324622148</text:p>
          </table:table-cell>
          <table:table-cell office:value-type="float" office:value="5690.67471313059" calcext:value-type="float">
            <text:p>5690.6747131306</text:p>
          </table:table-cell>
          <table:table-cell office:value-type="float" office:value="3640.83341887282" calcext:value-type="float">
            <text:p>3640.8334188728</text:p>
          </table:table-cell>
          <table:table-cell office:value-type="float" office:value="4131.80570593217" calcext:value-type="float">
            <text:p>4131.8057059322</text:p>
          </table:table-cell>
          <table:table-cell office:value-type="float" office:value="4907.33315168627" calcext:value-type="float">
            <text:p>4907.3331516863</text:p>
          </table:table-cell>
          <table:table-cell office:value-type="float" office:value="5038.62977470959" calcext:value-type="float">
            <text:p>5038.6297747096</text:p>
          </table:table-cell>
          <table:table-cell office:value-type="float" office:value="5722.12213857305" calcext:value-type="float">
            <text:p>5722.1221385731</text:p>
          </table:table-cell>
          <table:table-cell office:value-type="float" office:value="6649.71653421574" calcext:value-type="float">
            <text:p>6649.7165342157</text:p>
          </table:table-cell>
          <table:table-cell office:value-type="float" office:value="6952.28903930479" calcext:value-type="float">
            <text:p>6952.2890393048</text:p>
          </table:table-cell>
          <table:table-cell office:value-type="float" office:value="7023.78727594692" calcext:value-type="float">
            <text:p>7023.7872759469</text:p>
          </table:table-cell>
          <table:table-cell office:value-type="float" office:value="6673.16697380407" calcext:value-type="float">
            <text:p>6673.1669738041</text:p>
          </table:table-cell>
          <table:table-cell office:value-type="float" office:value="7115.12176872717" calcext:value-type="float">
            <text:p>7115.1217687272</text:p>
          </table:table-cell>
          <table:table-cell office:value-type="float" office:value="7893.96823375653" calcext:value-type="float">
            <text:p>7893.9682337565</text:p>
          </table:table-cell>
          <table:table-cell office:value-type="float" office:value="8666.33535331064" calcext:value-type="float">
            <text:p>8666.3353533106</text:p>
          </table:table-cell>
          <table:table-cell office:value-type="float" office:value="9219.81778285286" calcext:value-type="float">
            <text:p>9219.8177828529</text:p>
          </table:table-cell>
          <table:table-cell office:value-type="float" office:value="9578.57069961196" calcext:value-type="float">
            <text:p>9578.570699612</text:p>
          </table:table-cell>
          <table:table-cell office:value-type="float" office:value="7647.68474728339" calcext:value-type="float">
            <text:p>7647.6847472834</text:p>
          </table:table-cell>
          <table:table-cell office:value-type="float" office:value="8851.35051405824" calcext:value-type="float">
            <text:p>8851.3505140582</text:p>
          </table:table-cell>
          <table:table-cell office:value-type="float" office:value="9715.11259636147" calcext:value-type="float">
            <text:p>9715.1125963615</text:p>
          </table:table-cell>
          <table:table-cell office:value-type="float" office:value="9703.37101717816" calcext:value-type="float">
            <text:p>9703.3710171782</text:p>
          </table:table-cell>
          <table:table-cell office:value-type="float" office:value="10172.7225491296" calcext:value-type="float">
            <text:p>10172.7225491296</text:p>
          </table:table-cell>
          <table:table-cell office:value-type="float" office:value="10325.6460658759" calcext:value-type="float">
            <text:p>10325.6460658759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GDP per capita growth (annual %)</text:p>
          </table:table-cell>
          <table:table-cell office:value-type="string" calcext:value-type="string">
            <text:p>NY.GDP.PCAP.KD.ZG</text:p>
          </table:table-cell>
          <table:table-cell office:value-type="string" calcext:value-type="string">
            <text:p>..</text:p>
          </table:table-cell>
          <table:table-cell office:value-type="float" office:value="1.74821677090158" calcext:value-type="float">
            <text:p>1.7482167709</text:p>
          </table:table-cell>
          <table:table-cell office:value-type="float" office:value="1.43184800838357" calcext:value-type="float">
            <text:p>1.4318480084</text:p>
          </table:table-cell>
          <table:table-cell office:value-type="float" office:value="4.78095382914307" calcext:value-type="float">
            <text:p>4.7809538291</text:p>
          </table:table-cell>
          <table:table-cell office:value-type="float" office:value="8.47987866328985" calcext:value-type="float">
            <text:p>8.4798786633</text:p>
          </table:table-cell>
          <table:table-cell office:value-type="float" office:value="3.83879923602673" calcext:value-type="float">
            <text:p>3.838799236</text:p>
          </table:table-cell>
          <table:table-cell office:value-type="float" office:value="2.89575520379233" calcext:value-type="float">
            <text:p>2.8957552038</text:p>
          </table:table-cell>
          <table:table-cell office:value-type="float" office:value="2.68885748310639" calcext:value-type="float">
            <text:p>2.6888574831</text:p>
          </table:table-cell>
          <table:table-cell office:value-type="float" office:value="6.14674434153399" calcext:value-type="float">
            <text:p>6.1467443415</text:p>
          </table:table-cell>
          <table:table-cell office:value-type="float" office:value="0.281550647079285" calcext:value-type="float">
            <text:p>0.2815506471</text:p>
          </table:table-cell>
          <table:table-cell office:value-type="float" office:value="3.21358507275174" calcext:value-type="float">
            <text:p>3.2135850728</text:p>
          </table:table-cell>
          <table:table-cell office:value-type="float" office:value="0.498735836856426" calcext:value-type="float">
            <text:p>0.4987358369</text:p>
          </table:table-cell>
          <table:table-cell office:value-type="float" office:value="4.7943295198948" calcext:value-type="float">
            <text:p>4.7943295199</text:p>
          </table:table-cell>
          <table:table-cell office:value-type="float" office:value="4.46573504151833" calcext:value-type="float">
            <text:p>4.4657350415</text:p>
          </table:table-cell>
          <table:table-cell office:value-type="float" office:value="2.54190931593692" calcext:value-type="float">
            <text:p>2.5419093159</text:p>
          </table:table-cell>
          <table:table-cell office:value-type="float" office:value="2.64905059947482" calcext:value-type="float">
            <text:p>2.6490505995</text:p>
          </table:table-cell>
          <table:table-cell office:value-type="float" office:value="1.50321768085729" calcext:value-type="float">
            <text:p>1.5032176809</text:p>
          </table:table-cell>
          <table:table-cell office:value-type="float" office:value="0.630446180666482" calcext:value-type="float">
            <text:p>0.6304461807</text:p>
          </table:table-cell>
          <table:table-cell office:value-type="float" office:value="6.17150066601972" calcext:value-type="float">
            <text:p>6.171500666</text:p>
          </table:table-cell>
          <table:table-cell office:value-type="float" office:value="7.0031895707378" calcext:value-type="float">
            <text:p>7.0031895707</text:p>
          </table:table-cell>
          <table:table-cell office:value-type="float" office:value="6.64553164391815" calcext:value-type="float">
            <text:p>6.6455316439</text:p>
          </table:table-cell>
          <table:table-cell office:value-type="float" office:value="6.28938098672486" calcext:value-type="float">
            <text:p>6.2893809867</text:p>
          </table:table-cell>
          <table:table-cell office:value-type="float" office:value="-2.8157298550864" calcext:value-type="float">
            <text:p>-2.8157298551</text:p>
          </table:table-cell>
          <table:table-cell office:value-type="float" office:value="-6.2451101196847" calcext:value-type="float">
            <text:p>-6.2451101197</text:p>
          </table:table-cell>
          <table:table-cell office:value-type="float" office:value="1.43753120933337" calcext:value-type="float">
            <text:p>1.4375312093</text:p>
          </table:table-cell>
          <table:table-cell office:value-type="float" office:value="0.468567596716028" calcext:value-type="float">
            <text:p>0.4685675967</text:p>
          </table:table-cell>
          <table:table-cell office:value-type="float" office:value="-5.72518377483937" calcext:value-type="float">
            <text:p>-5.7251837748</text:p>
          </table:table-cell>
          <table:table-cell office:value-type="float" office:value="-0.206910128492922" calcext:value-type="float">
            <text:p>-0.2069101285</text:p>
          </table:table-cell>
          <table:table-cell office:value-type="float" office:value="-0.788857206150666" calcext:value-type="float">
            <text:p>-0.7888572062</text:p>
          </table:table-cell>
          <table:table-cell office:value-type="float" office:value="2.11375966719758" calcext:value-type="float">
            <text:p>2.1137596672</text:p>
          </table:table-cell>
          <table:table-cell office:value-type="float" office:value="2.97237353539872" calcext:value-type="float">
            <text:p>2.9723735354</text:p>
          </table:table-cell>
          <table:table-cell office:value-type="float" office:value="2.14871169443805" calcext:value-type="float">
            <text:p>2.1487116944</text:p>
          </table:table-cell>
          <table:table-cell office:value-type="float" office:value="1.57860666098273" calcext:value-type="float">
            <text:p>1.578606661</text:p>
          </table:table-cell>
          <table:table-cell office:value-type="float" office:value="2.02678310319091" calcext:value-type="float">
            <text:p>2.0267831032</text:p>
          </table:table-cell>
          <table:table-cell office:value-type="float" office:value="2.71950024452777" calcext:value-type="float">
            <text:p>2.7195002445</text:p>
          </table:table-cell>
          <table:table-cell office:value-type="float" office:value="-7.51849804751251" calcext:value-type="float">
            <text:p>-7.5184980475</text:p>
          </table:table-cell>
          <table:table-cell office:value-type="float" office:value="3.9431600491213" calcext:value-type="float">
            <text:p>3.9431600491</text:p>
          </table:table-cell>
          <table:table-cell office:value-type="float" office:value="5.05781852188218" calcext:value-type="float">
            <text:p>5.0578185219</text:p>
          </table:table-cell>
          <table:table-cell office:value-type="float" office:value="2.90853870197594" calcext:value-type="float">
            <text:p>2.908538702</text:p>
          </table:table-cell>
          <table:table-cell office:value-type="float" office:value="1.01014136591513" calcext:value-type="float">
            <text:p>1.0101413659</text:p>
          </table:table-cell>
          <table:table-cell office:value-type="float" office:value="3.71713821496785" calcext:value-type="float">
            <text:p>3.717138215</text:p>
          </table:table-cell>
          <table:table-cell office:value-type="float" office:value="-1.96995375815816" calcext:value-type="float">
            <text:p>-1.9699537582</text:p>
          </table:table-cell>
          <table:table-cell office:value-type="float" office:value="-1.1377566735005" calcext:value-type="float">
            <text:p>-1.1377566735</text:p>
          </table:table-cell>
          <table:table-cell office:value-type="float" office:value="0.179543371703645" calcext:value-type="float">
            <text:p>0.1795433717</text:p>
          </table:table-cell>
          <table:table-cell office:value-type="float" office:value="2.97642881170614" calcext:value-type="float">
            <text:p>2.9764288117</text:p>
          </table:table-cell>
          <table:table-cell office:value-type="float" office:value="1.63366597019274" calcext:value-type="float">
            <text:p>1.6336659702</text:p>
          </table:table-cell>
          <table:table-cell office:value-type="float" office:value="3.40406958594616" calcext:value-type="float">
            <text:p>3.4040695859</text:p>
          </table:table-cell>
          <table:table-cell office:value-type="float" office:value="1.62224646693439" calcext:value-type="float">
            <text:p>1.6222464669</text:p>
          </table:table-cell>
          <table:table-cell office:value-type="float" office:value="-0.236741116129892" calcext:value-type="float">
            <text:p>-0.2367411161</text:p>
          </table:table-cell>
          <table:table-cell office:value-type="float" office:value="-6.24636066980862" calcext:value-type="float">
            <text:p>-6.2463606698</text:p>
          </table:table-cell>
          <table:table-cell office:value-type="float" office:value="3.60103530158737" calcext:value-type="float">
            <text:p>3.6010353016</text:p>
          </table:table-cell>
          <table:table-cell office:value-type="float" office:value="2.41064976078609" calcext:value-type="float">
            <text:p>2.4106497608</text:p>
          </table:table-cell>
          <table:table-cell office:value-type="float" office:value="2.58515538823347" calcext:value-type="float">
            <text:p>2.5851553882</text:p>
          </table:table-cell>
          <table:table-cell office:value-type="float" office:value="0.0271709479958986" calcext:value-type="float">
            <text:p>0.027170948</text:p>
          </table:table-cell>
          <table:table-cell office:value-type="float" office:value="0.888986992921218" calcext:value-type="float">
            <text:p>0.8889869929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GDP per capita, PPP (current international $)</text:p>
          </table:table-cell>
          <table:table-cell office:value-type="string" calcext:value-type="string">
            <text:p>NY.GDP.PCAP.PP.CD</text:p>
          </table:table-cell>
          <table:table-cell table:number-columns-repeated="30" office:value-type="string" calcext:value-type="string">
            <text:p>..</text:p>
          </table:table-cell>
          <table:table-cell office:value-type="float" office:value="6019.2580136362" calcext:value-type="float">
            <text:p>6019.2580136362</text:p>
          </table:table-cell>
          <table:table-cell office:value-type="float" office:value="6353.26473253702" calcext:value-type="float">
            <text:p>6353.264732537</text:p>
          </table:table-cell>
          <table:table-cell office:value-type="float" office:value="6600.6619167041" calcext:value-type="float">
            <text:p>6600.6619167041</text:p>
          </table:table-cell>
          <table:table-cell office:value-type="float" office:value="8442.98554921876" calcext:value-type="float">
            <text:p>8442.9855492188</text:p>
          </table:table-cell>
          <table:table-cell office:value-type="float" office:value="8853.97281949511" calcext:value-type="float">
            <text:p>8853.9728194951</text:p>
          </table:table-cell>
          <table:table-cell office:value-type="float" office:value="7978.60767173425" calcext:value-type="float">
            <text:p>7978.6076717343</text:p>
          </table:table-cell>
          <table:table-cell office:value-type="float" office:value="8348.03432596057" calcext:value-type="float">
            <text:p>8348.0343259606</text:p>
          </table:table-cell>
          <table:table-cell office:value-type="float" office:value="8926.80406179498" calcext:value-type="float">
            <text:p>8926.804061795</text:p>
          </table:table-cell>
          <table:table-cell office:value-type="float" office:value="9265.63202118373" calcext:value-type="float">
            <text:p>9265.6320211837</text:p>
          </table:table-cell>
          <table:table-cell office:value-type="float" office:value="9710.50426205321" calcext:value-type="float">
            <text:p>9710.5042620532</text:p>
          </table:table-cell>
          <table:table-cell office:value-type="float" office:value="10318.5303136191" calcext:value-type="float">
            <text:p>10318.5303136191</text:p>
          </table:table-cell>
          <table:table-cell office:value-type="float" office:value="10301.6212989308" calcext:value-type="float">
            <text:p>10301.6212989308</text:p>
          </table:table-cell>
          <table:table-cell office:value-type="float" office:value="10348.6155830997" calcext:value-type="float">
            <text:p>10348.6155830997</text:p>
          </table:table-cell>
          <table:table-cell office:value-type="float" office:value="10588.3432928188" calcext:value-type="float">
            <text:p>10588.3432928188</text:p>
          </table:table-cell>
          <table:table-cell office:value-type="float" office:value="11198.54857407" calcext:value-type="float">
            <text:p>11198.54857407</text:p>
          </table:table-cell>
          <table:table-cell office:value-type="float" office:value="12070.8960874487" calcext:value-type="float">
            <text:p>12070.8960874487</text:p>
          </table:table-cell>
          <table:table-cell office:value-type="float" office:value="13144.1810373981" calcext:value-type="float">
            <text:p>13144.1810373981</text:p>
          </table:table-cell>
          <table:table-cell office:value-type="float" office:value="13712.8981327308" calcext:value-type="float">
            <text:p>13712.8981327308</text:p>
          </table:table-cell>
          <table:table-cell office:value-type="float" office:value="14272.1951409367" calcext:value-type="float">
            <text:p>14272.1951409367</text:p>
          </table:table-cell>
          <table:table-cell office:value-type="float" office:value="13906.0076958795" calcext:value-type="float">
            <text:p>13906.0076958795</text:p>
          </table:table-cell>
          <table:table-cell office:value-type="float" office:value="14582.7344548206" calcext:value-type="float">
            <text:p>14582.7344548206</text:p>
          </table:table-cell>
          <table:table-cell office:value-type="float" office:value="15729.6434032338" calcext:value-type="float">
            <text:p>15729.6434032338</text:p>
          </table:table-cell>
          <table:table-cell office:value-type="float" office:value="16116.5826011984" calcext:value-type="float">
            <text:p>16116.5826011984</text:p>
          </table:table-cell>
          <table:table-cell office:value-type="float" office:value="16155.9811167658" calcext:value-type="float">
            <text:p>16155.9811167658</text:p>
          </table:table-cell>
          <table:table-cell office:value-type="float" office:value="17107.9059894969" calcext:value-type="float">
            <text:p>17107.9059894969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GDP per capita, PPP (constant 2011 international $)</text:p>
          </table:table-cell>
          <table:table-cell office:value-type="string" calcext:value-type="string">
            <text:p>NY.GDP.PCAP.PP.KD</text:p>
          </table:table-cell>
          <table:table-cell table:number-columns-repeated="30" office:value-type="string" calcext:value-type="string">
            <text:p>..</text:p>
          </table:table-cell>
          <table:table-cell office:value-type="float" office:value="12538.1084052323" calcext:value-type="float">
            <text:p>12538.1084052323</text:p>
          </table:table-cell>
          <table:table-cell office:value-type="float" office:value="12807.5162067968" calcext:value-type="float">
            <text:p>12807.5162067968</text:p>
          </table:table-cell>
          <table:table-cell office:value-type="float" office:value="13009.6965107438" calcext:value-type="float">
            <text:p>13009.6965107438</text:p>
          </table:table-cell>
          <table:table-cell office:value-type="float" office:value="13273.3748413999" calcext:value-type="float">
            <text:p>13273.3748413999</text:p>
          </table:table-cell>
          <table:table-cell office:value-type="float" office:value="13634.3443026689" calcext:value-type="float">
            <text:p>13634.3443026689</text:p>
          </table:table-cell>
          <table:table-cell office:value-type="float" office:value="12609.2463924816" calcext:value-type="float">
            <text:p>12609.2463924816</text:p>
          </table:table-cell>
          <table:table-cell office:value-type="float" office:value="13106.4491587252" calcext:value-type="float">
            <text:p>13106.4491587252</text:p>
          </table:table-cell>
          <table:table-cell office:value-type="float" office:value="13769.3495718363" calcext:value-type="float">
            <text:p>13769.3495718363</text:p>
          </table:table-cell>
          <table:table-cell office:value-type="float" office:value="14169.8364331435" calcext:value-type="float">
            <text:p>14169.8364331435</text:p>
          </table:table-cell>
          <table:table-cell office:value-type="float" office:value="14312.9718124372" calcext:value-type="float">
            <text:p>14312.9718124372</text:p>
          </table:table-cell>
          <table:table-cell office:value-type="float" office:value="14845.0047573749" calcext:value-type="float">
            <text:p>14845.0047573749</text:p>
          </table:table-cell>
          <table:table-cell office:value-type="float" office:value="14552.5650282582" calcext:value-type="float">
            <text:p>14552.5650282582</text:p>
          </table:table-cell>
          <table:table-cell office:value-type="float" office:value="14386.9922484837" calcext:value-type="float">
            <text:p>14386.9922484837</text:p>
          </table:table-cell>
          <table:table-cell office:value-type="float" office:value="14412.8231394534" calcext:value-type="float">
            <text:p>14412.8231394534</text:p>
          </table:table-cell>
          <table:table-cell office:value-type="float" office:value="14841.8105599563" calcext:value-type="float">
            <text:p>14841.8105599563</text:p>
          </table:table-cell>
          <table:table-cell office:value-type="float" office:value="15084.2761684348" calcext:value-type="float">
            <text:p>15084.2761684348</text:p>
          </table:table-cell>
          <table:table-cell office:value-type="float" office:value="15597.7554257446" calcext:value-type="float">
            <text:p>15597.7554257446</text:p>
          </table:table-cell>
          <table:table-cell office:value-type="float" office:value="15850.7894620598" calcext:value-type="float">
            <text:p>15850.7894620598</text:p>
          </table:table-cell>
          <table:table-cell office:value-type="float" office:value="15813.2641261719" calcext:value-type="float">
            <text:p>15813.2641261719</text:p>
          </table:table-cell>
          <table:table-cell office:value-type="float" office:value="14825.5106151818" calcext:value-type="float">
            <text:p>14825.5106151818</text:p>
          </table:table-cell>
          <table:table-cell office:value-type="float" office:value="15359.382486075" calcext:value-type="float">
            <text:p>15359.382486075</text:p>
          </table:table-cell>
          <table:table-cell office:value-type="float" office:value="15729.6434032338" calcext:value-type="float">
            <text:p>15729.6434032338</text:p>
          </table:table-cell>
          <table:table-cell office:value-type="float" office:value="16136.2791272224" calcext:value-type="float">
            <text:p>16136.2791272224</text:p>
          </table:table-cell>
          <table:table-cell office:value-type="float" office:value="16140.6635072326" calcext:value-type="float">
            <text:p>16140.6635072326</text:p>
          </table:table-cell>
          <table:table-cell office:value-type="float" office:value="16284.151906383" calcext:value-type="float">
            <text:p>16284.151906383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GDP per person employed (constant 1990 PPP $)</text:p>
          </table:table-cell>
          <table:table-cell office:value-type="string" calcext:value-type="string">
            <text:p>SL.GDP.PCAP.EM.KD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21248" calcext:value-type="float">
            <text:p>21248</text:p>
          </table:table-cell>
          <table:table-cell office:value-type="float" office:value="22358" calcext:value-type="float">
            <text:p>22358</text:p>
          </table:table-cell>
          <table:table-cell office:value-type="float" office:value="21471" calcext:value-type="float">
            <text:p>21471</text:p>
          </table:table-cell>
          <table:table-cell office:value-type="float" office:value="20460" calcext:value-type="float">
            <text:p>20460</text:p>
          </table:table-cell>
          <table:table-cell office:value-type="float" office:value="20337" calcext:value-type="float">
            <text:p>20337</text:p>
          </table:table-cell>
          <table:table-cell office:value-type="float" office:value="19920" calcext:value-type="float">
            <text:p>19920</text:p>
          </table:table-cell>
          <table:table-cell office:value-type="float" office:value="18579" calcext:value-type="float">
            <text:p>18579</text:p>
          </table:table-cell>
          <table:table-cell office:value-type="float" office:value="18282" calcext:value-type="float">
            <text:p>18282</text:p>
          </table:table-cell>
          <table:table-cell office:value-type="float" office:value="17881" calcext:value-type="float">
            <text:p>17881</text:p>
          </table:table-cell>
          <table:table-cell office:value-type="float" office:value="17963" calcext:value-type="float">
            <text:p>17963</text:p>
          </table:table-cell>
          <table:table-cell office:value-type="float" office:value="18228" calcext:value-type="float">
            <text:p>18228</text:p>
          </table:table-cell>
          <table:table-cell office:value-type="float" office:value="18417" calcext:value-type="float">
            <text:p>18417</text:p>
          </table:table-cell>
          <table:table-cell office:value-type="float" office:value="18433" calcext:value-type="float">
            <text:p>18433</text:p>
          </table:table-cell>
          <table:table-cell office:value-type="float" office:value="18144" calcext:value-type="float">
            <text:p>18144</text:p>
          </table:table-cell>
          <table:table-cell office:value-type="float" office:value="18304" calcext:value-type="float">
            <text:p>18304</text:p>
          </table:table-cell>
          <table:table-cell office:value-type="float" office:value="17325" calcext:value-type="float">
            <text:p>17325</text:p>
          </table:table-cell>
          <table:table-cell office:value-type="float" office:value="17499" calcext:value-type="float">
            <text:p>17499</text:p>
          </table:table-cell>
          <table:table-cell office:value-type="float" office:value="17666" calcext:value-type="float">
            <text:p>17666</text:p>
          </table:table-cell>
          <table:table-cell office:value-type="float" office:value="18080" calcext:value-type="float">
            <text:p>18080</text:p>
          </table:table-cell>
          <table:table-cell office:value-type="float" office:value="18546" calcext:value-type="float">
            <text:p>18546</text:p>
          </table:table-cell>
          <table:table-cell office:value-type="float" office:value="19337" calcext:value-type="float">
            <text:p>19337</text:p>
          </table:table-cell>
          <table:table-cell office:value-type="float" office:value="19285" calcext:value-type="float">
            <text:p>19285</text:p>
          </table:table-cell>
          <table:table-cell office:value-type="float" office:value="18992" calcext:value-type="float">
            <text:p>18992</text:p>
          </table:table-cell>
          <table:table-cell office:value-type="float" office:value="19099" calcext:value-type="float">
            <text:p>19099</text:p>
          </table:table-cell>
          <table:table-cell office:value-type="float" office:value="19241" calcext:value-type="float">
            <text:p>19241</text:p>
          </table:table-cell>
          <table:table-cell office:value-type="float" office:value="19708" calcext:value-type="float">
            <text:p>19708</text:p>
          </table:table-cell>
          <table:table-cell office:value-type="float" office:value="19998" calcext:value-type="float">
            <text:p>19998</text:p>
          </table:table-cell>
          <table:table-cell office:value-type="float" office:value="20304" calcext:value-type="float">
            <text:p>20304</text:p>
          </table:table-cell>
          <table:table-cell office:value-type="float" office:value="20125" calcext:value-type="float">
            <text:p>20125</text:p>
          </table:table-cell>
          <table:table-cell office:value-type="float" office:value="19382" calcext:value-type="float">
            <text:p>19382</text:p>
          </table:table-cell>
          <table:table-cell office:value-type="float" office:value="18843" calcext:value-type="float">
            <text:p>18843</text:p>
          </table:table-cell>
          <table:table-cell office:value-type="float" office:value="19444" calcext:value-type="float">
            <text:p>19444</text:p>
          </table:table-cell>
          <table:table-cell office:value-type="float" office:value="19338" calcext:value-type="float">
            <text:p>19338</text:p>
          </table:table-cell>
          <table:table-cell office:value-type="float" office:value="19429" calcext:value-type="float">
            <text:p>19429</text:p>
          </table:table-cell>
          <table:table-cell office:value-type="float" office:value="19549" calcext:value-type="float">
            <text:p>19549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GDP per unit of energy use (constant 2011 PPP $ per kg of oil equivalent)</text:p>
          </table:table-cell>
          <table:table-cell office:value-type="string" calcext:value-type="string">
            <text:p>EG.GDP.PUSE.KO.PP.KD</text:p>
          </table:table-cell>
          <table:table-cell table:number-columns-repeated="30" office:value-type="string" calcext:value-type="string">
            <text:p>..</text:p>
          </table:table-cell>
          <table:table-cell office:value-type="float" office:value="8.76215736580546" calcext:value-type="float">
            <text:p>8.7621573658</text:p>
          </table:table-cell>
          <table:table-cell office:value-type="float" office:value="8.73758402696754" calcext:value-type="float">
            <text:p>8.737584027</text:p>
          </table:table-cell>
          <table:table-cell office:value-type="float" office:value="8.95385276148572" calcext:value-type="float">
            <text:p>8.9538527615</text:p>
          </table:table-cell>
          <table:table-cell office:value-type="float" office:value="9.28225169407517" calcext:value-type="float">
            <text:p>9.2822516941</text:p>
          </table:table-cell>
          <table:table-cell office:value-type="float" office:value="9.40716416534955" calcext:value-type="float">
            <text:p>9.4071641653</text:p>
          </table:table-cell>
          <table:table-cell office:value-type="float" office:value="9.16353215941731" calcext:value-type="float">
            <text:p>9.1635321594</text:p>
          </table:table-cell>
          <table:table-cell office:value-type="float" office:value="9.47875152920917" calcext:value-type="float">
            <text:p>9.4787515292</text:p>
          </table:table-cell>
          <table:table-cell office:value-type="float" office:value="9.84309617572587" calcext:value-type="float">
            <text:p>9.8430961757</text:p>
          </table:table-cell>
          <table:table-cell office:value-type="float" office:value="9.9819137879127" calcext:value-type="float">
            <text:p>9.9819137879</text:p>
          </table:table-cell>
          <table:table-cell office:value-type="float" office:value="9.87932705446758" calcext:value-type="float">
            <text:p>9.8793270545</text:p>
          </table:table-cell>
          <table:table-cell office:value-type="float" office:value="10.5391707313208" calcext:value-type="float">
            <text:p>10.5391707313</text:p>
          </table:table-cell>
          <table:table-cell office:value-type="float" office:value="10.2175019865117" calcext:value-type="float">
            <text:p>10.2175019865</text:p>
          </table:table-cell>
          <table:table-cell office:value-type="float" office:value="10.1828182148639" calcext:value-type="float">
            <text:p>10.1828182149</text:p>
          </table:table-cell>
          <table:table-cell office:value-type="float" office:value="9.82291528641169" calcext:value-type="float">
            <text:p>9.8229152864</text:p>
          </table:table-cell>
          <table:table-cell office:value-type="float" office:value="9.99070091233701" calcext:value-type="float">
            <text:p>9.9907009123</text:p>
          </table:table-cell>
          <table:table-cell office:value-type="float" office:value="9.81348759672754" calcext:value-type="float">
            <text:p>9.8134875967</text:p>
          </table:table-cell>
          <table:table-cell office:value-type="float" office:value="10.1669969572655" calcext:value-type="float">
            <text:p>10.1669969573</text:p>
          </table:table-cell>
          <table:table-cell office:value-type="float" office:value="10.2177684080041" calcext:value-type="float">
            <text:p>10.217768408</text:p>
          </table:table-cell>
          <table:table-cell office:value-type="float" office:value="10.0537098998702" calcext:value-type="float">
            <text:p>10.0537098999</text:p>
          </table:table-cell>
          <table:table-cell office:value-type="float" office:value="9.88087774981929" calcext:value-type="float">
            <text:p>9.8808777498</text:p>
          </table:table-cell>
          <table:table-cell office:value-type="float" office:value="10.3358699380617" calcext:value-type="float">
            <text:p>10.3358699381</text:p>
          </table:table-cell>
          <table:table-cell office:value-type="float" office:value="10.31213798924" calcext:value-type="float">
            <text:p>10.3121379892</text:p>
          </table:table-cell>
          <table:table-cell office:value-type="float" office:value="10.4557441155645" calcext:value-type="float">
            <text:p>10.4557441156</text:p>
          </table:table-cell>
          <table:table-cell office:value-type="float" office:value="10.9422710833015" calcext:value-type="float">
            <text:p>10.9422710833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GDP (constant LCU)</text:p>
          </table:table-cell>
          <table:table-cell office:value-type="string" calcext:value-type="string">
            <text:p>NY.GDP.MKTP.KN</text:p>
          </table:table-cell>
          <table:table-cell office:value-type="float" office:value="1643730145227.06" calcext:value-type="float">
            <text:p>1643730145227.06</text:p>
          </table:table-cell>
          <table:table-cell office:value-type="float" office:value="1725916652488.41" calcext:value-type="float">
            <text:p>1725916652488.41</text:p>
          </table:table-cell>
          <table:table-cell office:value-type="float" office:value="1806420561984.57" calcext:value-type="float">
            <text:p>1806420561984.57</text:p>
          </table:table-cell>
          <table:table-cell office:value-type="float" office:value="1952865034424.46" calcext:value-type="float">
            <text:p>1952865034424.46</text:p>
          </table:table-cell>
          <table:table-cell office:value-type="float" office:value="2185363005459.51" calcext:value-type="float">
            <text:p>2185363005459.51</text:p>
          </table:table-cell>
          <table:table-cell office:value-type="float" office:value="2340523778847.13" calcext:value-type="float">
            <text:p>2340523778847.13</text:p>
          </table:table-cell>
          <table:table-cell office:value-type="float" office:value="2483205368771.07" calcext:value-type="float">
            <text:p>2483205368771.07</text:p>
          </table:table-cell>
          <table:table-cell office:value-type="float" office:value="2628595177676.22" calcext:value-type="float">
            <text:p>2628595177676.22</text:p>
          </table:table-cell>
          <table:table-cell office:value-type="float" office:value="2876295030283.07" calcext:value-type="float">
            <text:p>2876295030283.07</text:p>
          </table:table-cell>
          <table:table-cell office:value-type="float" office:value="2974624628195.78" calcext:value-type="float">
            <text:p>2974624628195.78</text:p>
          </table:table-cell>
          <table:table-cell office:value-type="float" office:value="3168049119690.82" calcext:value-type="float">
            <text:p>3168049119690.82</text:p>
          </table:table-cell>
          <table:table-cell office:value-type="float" office:value="3287245944116.47" calcext:value-type="float">
            <text:p>3287245944116.47</text:p>
          </table:table-cell>
          <table:table-cell office:value-type="float" office:value="3557747078670.62" calcext:value-type="float">
            <text:p>3557747078670.62</text:p>
          </table:table-cell>
          <table:table-cell office:value-type="float" office:value="3837425840866.77" calcext:value-type="float">
            <text:p>3837425840866.77</text:p>
          </table:table-cell>
          <table:table-cell office:value-type="float" office:value="4059107301821.99" calcext:value-type="float">
            <text:p>4059107301821.99</text:p>
          </table:table-cell>
          <table:table-cell office:value-type="float" office:value="4292282113895.9" calcext:value-type="float">
            <text:p>4292282113895.9</text:p>
          </table:table-cell>
          <table:table-cell office:value-type="float" office:value="4481891278400.4" calcext:value-type="float">
            <text:p>4481891278400.4</text:p>
          </table:table-cell>
          <table:table-cell office:value-type="float" office:value="4633856063722.72" calcext:value-type="float">
            <text:p>4633856063722.72</text:p>
          </table:table-cell>
          <table:table-cell office:value-type="float" office:value="5048907878862.01" calcext:value-type="float">
            <text:p>5048907878862.01</text:p>
          </table:table-cell>
          <table:table-cell office:value-type="float" office:value="5538559555083.59" calcext:value-type="float">
            <text:p>5538559555083.59</text:p>
          </table:table-cell>
          <table:table-cell office:value-type="float" office:value="6049948715091.94" calcext:value-type="float">
            <text:p>6049948715091.94</text:p>
          </table:table-cell>
          <table:table-cell office:value-type="float" office:value="6580686550040.55" calcext:value-type="float">
            <text:p>6580686550040.55</text:p>
          </table:table-cell>
          <table:table-cell office:value-type="float" office:value="6539366247443.58" calcext:value-type="float">
            <text:p>6539366247443.58</text:p>
          </table:table-cell>
          <table:table-cell office:value-type="float" office:value="6264955045604.71" calcext:value-type="float">
            <text:p>6264955045604.71</text:p>
          </table:table-cell>
          <table:table-cell office:value-type="float" office:value="6491131256803.12" calcext:value-type="float">
            <text:p>6491131256803.12</text:p>
          </table:table-cell>
          <table:table-cell office:value-type="float" office:value="6659471225260.74" calcext:value-type="float">
            <text:p>6659471225260.74</text:p>
          </table:table-cell>
          <table:table-cell office:value-type="float" office:value="6409480010967.13" calcext:value-type="float">
            <text:p>6409480010967.13</text:p>
          </table:table-cell>
          <table:table-cell office:value-type="float" office:value="6528423743464" calcext:value-type="float">
            <text:p>6528423743464</text:p>
          </table:table-cell>
          <table:table-cell office:value-type="float" office:value="6609731217375.34" calcext:value-type="float">
            <text:p>6609731217375.34</text:p>
          </table:table-cell>
          <table:table-cell office:value-type="float" office:value="6887227117521.58" calcext:value-type="float">
            <text:p>6887227117521.58</text:p>
          </table:table-cell>
          <table:table-cell office:value-type="float" office:value="7236292884262.69" calcext:value-type="float">
            <text:p>7236292884262.69</text:p>
          </table:table-cell>
          <table:table-cell office:value-type="float" office:value="7541827312355.63" calcext:value-type="float">
            <text:p>7541827312355.63</text:p>
          </table:table-cell>
          <table:table-cell office:value-type="float" office:value="7815494486309.45" calcext:value-type="float">
            <text:p>7815494486309.45</text:p>
          </table:table-cell>
          <table:table-cell office:value-type="float" office:value="8132915000000" calcext:value-type="float">
            <text:p>8132915000000</text:p>
          </table:table-cell>
          <table:table-cell office:value-type="float" office:value="8517386750000" calcext:value-type="float">
            <text:p>8517386750000</text:p>
          </table:table-cell>
          <table:table-cell office:value-type="float" office:value="8026897500000" calcext:value-type="float">
            <text:p>8026897500000</text:p>
          </table:table-cell>
          <table:table-cell office:value-type="float" office:value="8498459000000" calcext:value-type="float">
            <text:p>8498459000000</text:p>
          </table:table-cell>
          <table:table-cell office:value-type="float" office:value="9090197250000" calcext:value-type="float">
            <text:p>9090197250000</text:p>
          </table:table-cell>
          <table:table-cell office:value-type="float" office:value="9517604000000" calcext:value-type="float">
            <text:p>9517604000000</text:p>
          </table:table-cell>
          <table:table-cell office:value-type="float" office:value="9771439750000" calcext:value-type="float">
            <text:p>9771439750000</text:p>
          </table:table-cell>
          <table:table-cell office:value-type="float" office:value="10288981500000" calcext:value-type="float">
            <text:p>10288981500000</text:p>
          </table:table-cell>
          <table:table-cell office:value-type="float" office:value="10226682500000" calcext:value-type="float">
            <text:p>10226682500000</text:p>
          </table:table-cell>
          <table:table-cell office:value-type="float" office:value="10240173250000" calcext:value-type="float">
            <text:p>10240173250000</text:p>
          </table:table-cell>
          <table:table-cell office:value-type="float" office:value="10385857250000" calcext:value-type="float">
            <text:p>10385857250000</text:p>
          </table:table-cell>
          <table:table-cell office:value-type="float" office:value="10832004000000" calcext:value-type="float">
            <text:p>10832004000000</text:p>
          </table:table-cell>
          <table:table-cell office:value-type="float" office:value="11160492500000" calcext:value-type="float">
            <text:p>11160492500000</text:p>
          </table:table-cell>
          <table:table-cell office:value-type="float" office:value="11712324653000" calcext:value-type="float">
            <text:p>11712324653000</text:p>
          </table:table-cell>
          <table:table-cell office:value-type="float" office:value="12090028128000" calcext:value-type="float">
            <text:p>12090028128000</text:p>
          </table:table-cell>
          <table:table-cell office:value-type="float" office:value="12256863645000" calcext:value-type="float">
            <text:p>12256863645000</text:p>
          </table:table-cell>
          <table:table-cell office:value-type="float" office:value="11675438244000" calcext:value-type="float">
            <text:p>11675438244000</text:p>
          </table:table-cell>
          <table:table-cell office:value-type="float" office:value="12282458860000" calcext:value-type="float">
            <text:p>12282458860000</text:p>
          </table:table-cell>
          <table:table-cell office:value-type="float" office:value="12763880144000" calcext:value-type="float">
            <text:p>12763880144000</text:p>
          </table:table-cell>
          <table:table-cell office:value-type="float" office:value="13279398712000" calcext:value-type="float">
            <text:p>13279398712000</text:p>
          </table:table-cell>
          <table:table-cell office:value-type="float" office:value="13464632990000" calcext:value-type="float">
            <text:p>13464632990000</text:p>
          </table:table-cell>
          <table:table-cell office:value-type="float" office:value="13765001304000" calcext:value-type="float">
            <text:p>13765001304000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GDP (current LCU)</text:p>
          </table:table-cell>
          <table:table-cell office:value-type="string" calcext:value-type="string">
            <text:p>NY.GDP.MKTP.CN</text:p>
          </table:table-cell>
          <table:table-cell office:value-type="float" office:value="163202064" calcext:value-type="float">
            <text:p>163202064</text:p>
          </table:table-cell>
          <table:table-cell office:value-type="float" office:value="176924432" calcext:value-type="float">
            <text:p>176924432</text:p>
          </table:table-cell>
          <table:table-cell office:value-type="float" office:value="190263168" calcext:value-type="float">
            <text:p>190263168</text:p>
          </table:table-cell>
          <table:table-cell office:value-type="float" office:value="211704224" calcext:value-type="float">
            <text:p>211704224</text:p>
          </table:table-cell>
          <table:table-cell office:value-type="float" office:value="250876688" calcext:value-type="float">
            <text:p>250876688</text:p>
          </table:table-cell>
          <table:table-cell office:value-type="float" office:value="272871445.8646" calcext:value-type="float">
            <text:p>272871445.8646</text:p>
          </table:table-cell>
          <table:table-cell office:value-type="float" office:value="304215422.6233" calcext:value-type="float">
            <text:p>304215422.6233</text:p>
          </table:table-cell>
          <table:table-cell office:value-type="float" office:value="331954655.9614" calcext:value-type="float">
            <text:p>331954655.9614</text:p>
          </table:table-cell>
          <table:table-cell office:value-type="float" office:value="367045415.8901" calcext:value-type="float">
            <text:p>367045415.8901</text:p>
          </table:table-cell>
          <table:table-cell office:value-type="float" office:value="406446934.981" calcext:value-type="float">
            <text:p>406446934.981</text:p>
          </table:table-cell>
          <table:table-cell office:value-type="float" office:value="444271400" calcext:value-type="float">
            <text:p>444271400</text:p>
          </table:table-cell>
          <table:table-cell office:value-type="float" office:value="490011000" calcext:value-type="float">
            <text:p>490011000</text:p>
          </table:table-cell>
          <table:table-cell office:value-type="float" office:value="564726500" calcext:value-type="float">
            <text:p>564726500</text:p>
          </table:table-cell>
          <table:table-cell office:value-type="float" office:value="690891300" calcext:value-type="float">
            <text:p>690891300</text:p>
          </table:table-cell>
          <table:table-cell office:value-type="float" office:value="899706800" calcext:value-type="float">
            <text:p>899706800</text:p>
          </table:table-cell>
          <table:table-cell office:value-type="float" office:value="1100049800" calcext:value-type="float">
            <text:p>1100049800</text:p>
          </table:table-cell>
          <table:table-cell office:value-type="float" office:value="1370968300" calcext:value-type="float">
            <text:p>1370968300</text:p>
          </table:table-cell>
          <table:table-cell office:value-type="float" office:value="1849262700" calcext:value-type="float">
            <text:p>1849262700</text:p>
          </table:table-cell>
          <table:table-cell office:value-type="float" office:value="2337397900" calcext:value-type="float">
            <text:p>2337397900</text:p>
          </table:table-cell>
          <table:table-cell office:value-type="float" office:value="3067519400" calcext:value-type="float">
            <text:p>3067519400</text:p>
          </table:table-cell>
          <table:table-cell office:value-type="float" office:value="4470207000" calcext:value-type="float">
            <text:p>4470207000</text:p>
          </table:table-cell>
          <table:table-cell office:value-type="float" office:value="6127034008" calcext:value-type="float">
            <text:p>6127034008</text:p>
          </table:table-cell>
          <table:table-cell office:value-type="float" office:value="9797855992" calcext:value-type="float">
            <text:p>9797855992</text:p>
          </table:table-cell>
          <table:table-cell office:value-type="float" office:value="17878915976" calcext:value-type="float">
            <text:p>17878915976</text:p>
          </table:table-cell>
          <table:table-cell office:value-type="float" office:value="29471076000" calcext:value-type="float">
            <text:p>29471076000</text:p>
          </table:table-cell>
          <table:table-cell office:value-type="float" office:value="47391141000" calcext:value-type="float">
            <text:p>47391141000</text:p>
          </table:table-cell>
          <table:table-cell office:value-type="float" office:value="79191511000" calcext:value-type="float">
            <text:p>79191511000</text:p>
          </table:table-cell>
          <table:table-cell office:value-type="float" office:value="193311403000" calcext:value-type="float">
            <text:p>193311403000</text:p>
          </table:table-cell>
          <table:table-cell office:value-type="float" office:value="416305236000" calcext:value-type="float">
            <text:p>416305236000</text:p>
          </table:table-cell>
          <table:table-cell office:value-type="float" office:value="548857974000" calcext:value-type="float">
            <text:p>548857974000</text:p>
          </table:table-cell>
          <table:table-cell office:value-type="float" office:value="738897516000" calcext:value-type="float">
            <text:p>738897516000</text:p>
          </table:table-cell>
          <table:table-cell office:value-type="float" office:value="949147624000" calcext:value-type="float">
            <text:p>949147624000</text:p>
          </table:table-cell>
          <table:table-cell office:value-type="float" office:value="1125334287000" calcext:value-type="float">
            <text:p>1125334287000</text:p>
          </table:table-cell>
          <table:table-cell office:value-type="float" office:value="1570146600000" calcext:value-type="float">
            <text:p>1570146600000</text:p>
          </table:table-cell>
          <table:table-cell office:value-type="float" office:value="1779753525000" calcext:value-type="float">
            <text:p>1779753525000</text:p>
          </table:table-cell>
          <table:table-cell office:value-type="float" office:value="2206943450000" calcext:value-type="float">
            <text:p>2206943450000</text:p>
          </table:table-cell>
          <table:table-cell office:value-type="float" office:value="3020033025000" calcext:value-type="float">
            <text:p>3020033025000</text:p>
          </table:table-cell>
          <table:table-cell office:value-type="float" office:value="3805271950000" calcext:value-type="float">
            <text:p>3805271950000</text:p>
          </table:table-cell>
          <table:table-cell office:value-type="float" office:value="4586365650000" calcext:value-type="float">
            <text:p>4586365650000</text:p>
          </table:table-cell>
          <table:table-cell office:value-type="float" office:value="5539866350000" calcext:value-type="float">
            <text:p>5539866350000</text:p>
          </table:table-cell>
          <table:table-cell office:value-type="float" office:value="6464301700000" calcext:value-type="float">
            <text:p>6464301700000</text:p>
          </table:table-cell>
          <table:table-cell office:value-type="float" office:value="6770398475000" calcext:value-type="float">
            <text:p>6770398475000</text:p>
          </table:table-cell>
          <table:table-cell office:value-type="float" office:value="7160498625000" calcext:value-type="float">
            <text:p>7160498625000</text:p>
          </table:table-cell>
          <table:table-cell office:value-type="float" office:value="7695623575000" calcext:value-type="float">
            <text:p>7695623575000</text:p>
          </table:table-cell>
          <table:table-cell office:value-type="float" office:value="8693239975000" calcext:value-type="float">
            <text:p>8693239975000</text:p>
          </table:table-cell>
          <table:table-cell office:value-type="float" office:value="9441350125000" calcext:value-type="float">
            <text:p>9441350125000</text:p>
          </table:table-cell>
          <table:table-cell office:value-type="float" office:value="10520792761000" calcext:value-type="float">
            <text:p>10520792761000</text:p>
          </table:table-cell>
          <table:table-cell office:value-type="float" office:value="11399472203000" calcext:value-type="float">
            <text:p>11399472203000</text:p>
          </table:table-cell>
          <table:table-cell office:value-type="float" office:value="12256863645000" calcext:value-type="float">
            <text:p>12256863645000</text:p>
          </table:table-cell>
          <table:table-cell office:value-type="float" office:value="12072541632000" calcext:value-type="float">
            <text:p>12072541632000</text:p>
          </table:table-cell>
          <table:table-cell office:value-type="float" office:value="13266857877000" calcext:value-type="float">
            <text:p>13266857877000</text:p>
          </table:table-cell>
          <table:table-cell office:value-type="float" office:value="14527336928000" calcext:value-type="float">
            <text:p>14527336928000</text:p>
          </table:table-cell>
          <table:table-cell office:value-type="float" office:value="15599270701000" calcext:value-type="float">
            <text:p>15599270701000</text:p>
          </table:table-cell>
          <table:table-cell office:value-type="float" office:value="16077058936000" calcext:value-type="float">
            <text:p>16077058936000</text:p>
          </table:table-cell>
          <table:table-cell office:value-type="float" office:value="17209663279000" calcext:value-type="float">
            <text:p>17209663279000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GDP deflator (base year varies by country)</text:p>
          </table:table-cell>
          <table:table-cell office:value-type="string" calcext:value-type="string">
            <text:p>NY.GDP.DEFL.ZS</text:p>
          </table:table-cell>
          <table:table-cell office:value-type="float" office:value="0.00992876260582638" calcext:value-type="float">
            <text:p>0.0099287626</text:p>
          </table:table-cell>
          <table:table-cell office:value-type="float" office:value="0.0102510414825022" calcext:value-type="float">
            <text:p>0.0102510415</text:p>
          </table:table-cell>
          <table:table-cell office:value-type="float" office:value="0.0105326064153617" calcext:value-type="float">
            <text:p>0.0105326064</text:p>
          </table:table-cell>
          <table:table-cell office:value-type="float" office:value="0.0108406991916056" calcext:value-type="float">
            <text:p>0.0108406992</text:p>
          </table:table-cell>
          <table:table-cell office:value-type="float" office:value="0.0114798634081961" calcext:value-type="float">
            <text:p>0.0114798634</text:p>
          </table:table-cell>
          <table:table-cell office:value-type="float" office:value="0.0116585632810365" calcext:value-type="float">
            <text:p>0.0116585633</text:p>
          </table:table-cell>
          <table:table-cell office:value-type="float" office:value="0.0122509167565893" calcext:value-type="float">
            <text:p>0.0122509168</text:p>
          </table:table-cell>
          <table:table-cell office:value-type="float" office:value="0.0126285956384832" calcext:value-type="float">
            <text:p>0.0126285956</text:p>
          </table:table-cell>
          <table:table-cell office:value-type="float" office:value="0.012761048919727" calcext:value-type="float">
            <text:p>0.0127610489</text:p>
          </table:table-cell>
          <table:table-cell office:value-type="float" office:value="0.0136638058842243" calcext:value-type="float">
            <text:p>0.0136638059</text:p>
          </table:table-cell>
          <table:table-cell office:value-type="float" office:value="0.0140235010006208" calcext:value-type="float">
            <text:p>0.014023501</text:p>
          </table:table-cell>
          <table:table-cell office:value-type="float" office:value="0.014906429525817" calcext:value-type="float">
            <text:p>0.0149064295</text:p>
          </table:table-cell>
          <table:table-cell office:value-type="float" office:value="0.0158731491450206" calcext:value-type="float">
            <text:p>0.0158731491</text:p>
          </table:table-cell>
          <table:table-cell office:value-type="float" office:value="0.0180040300099701" calcext:value-type="float">
            <text:p>0.01800403</text:p>
          </table:table-cell>
          <table:table-cell office:value-type="float" office:value="0.0221651396009205" calcext:value-type="float">
            <text:p>0.0221651396</text:p>
          </table:table-cell>
          <table:table-cell office:value-type="float" office:value="0.0256285530822562" calcext:value-type="float">
            <text:p>0.0256285531</text:p>
          </table:table-cell>
          <table:table-cell office:value-type="float" office:value="0.0305890574947035" calcext:value-type="float">
            <text:p>0.0305890575</text:p>
          </table:table-cell>
          <table:table-cell office:value-type="float" office:value="0.0399076422437332" calcext:value-type="float">
            <text:p>0.0399076422</text:p>
          </table:table-cell>
          <table:table-cell office:value-type="float" office:value="0.0462951187876859" calcext:value-type="float">
            <text:p>0.0462951188</text:p>
          </table:table-cell>
          <table:table-cell office:value-type="float" office:value="0.0553847867751908" calcext:value-type="float">
            <text:p>0.0553847868</text:p>
          </table:table-cell>
          <table:table-cell office:value-type="float" office:value="0.0738883453482641" calcext:value-type="float">
            <text:p>0.0738883453</text:p>
          </table:table-cell>
          <table:table-cell office:value-type="float" office:value="0.093106303748235" calcext:value-type="float">
            <text:p>0.0931063037</text:p>
          </table:table-cell>
          <table:table-cell office:value-type="float" office:value="0.149828830826386" calcext:value-type="float">
            <text:p>0.1498288308</text:p>
          </table:table-cell>
          <table:table-cell office:value-type="float" office:value="0.285379796755976" calcext:value-type="float">
            <text:p>0.2853797968</text:p>
          </table:table-cell>
          <table:table-cell office:value-type="float" office:value="0.454020645001015" calcext:value-type="float">
            <text:p>0.454020645</text:p>
          </table:table-cell>
          <table:table-cell office:value-type="float" office:value="0.711635194401557" calcext:value-type="float">
            <text:p>0.7116351944</text:p>
          </table:table-cell>
          <table:table-cell office:value-type="float" office:value="1.23553721775397" calcext:value-type="float">
            <text:p>1.2355372178</text:p>
          </table:table-cell>
          <table:table-cell office:value-type="float" office:value="2.96107315634246" calcext:value-type="float">
            <text:p>2.9610731563</text:p>
          </table:table-cell>
          <table:table-cell office:value-type="float" office:value="6.298368606966" calcext:value-type="float">
            <text:p>6.298368607</text:p>
          </table:table-cell>
          <table:table-cell office:value-type="float" office:value="7.96921554399836" calcext:value-type="float">
            <text:p>7.969215544</text:p>
          </table:table-cell>
          <table:table-cell office:value-type="float" office:value="10.2109951575749" calcext:value-type="float">
            <text:p>10.2109951576</text:p>
          </table:table-cell>
          <table:table-cell office:value-type="float" office:value="12.5851147830583" calcext:value-type="float">
            <text:p>12.5851147831</text:p>
          </table:table-cell>
          <table:table-cell office:value-type="float" office:value="14.3987599117531" calcext:value-type="float">
            <text:p>14.3987599118</text:p>
          </table:table-cell>
          <table:table-cell office:value-type="float" office:value="19.3060741443873" calcext:value-type="float">
            <text:p>19.3060741444</text:p>
          </table:table-cell>
          <table:table-cell office:value-type="float" office:value="20.8955349479698" calcext:value-type="float">
            <text:p>20.895534948</text:p>
          </table:table-cell>
          <table:table-cell office:value-type="float" office:value="27.4943519585244" calcext:value-type="float">
            <text:p>27.4943519585</text:p>
          </table:table-cell>
          <table:table-cell office:value-type="float" office:value="35.5362428059016" calcext:value-type="float">
            <text:p>35.5362428059</text:p>
          </table:table-cell>
          <table:table-cell office:value-type="float" office:value="41.8612692920387" calcext:value-type="float">
            <text:p>41.861269292</text:p>
          </table:table-cell>
          <table:table-cell office:value-type="float" office:value="48.1882378169968" calcext:value-type="float">
            <text:p>48.188237817</text:p>
          </table:table-cell>
          <table:table-cell office:value-type="float" office:value="56.6944738107811" calcext:value-type="float">
            <text:p>56.6944738108</text:p>
          </table:table-cell>
          <table:table-cell office:value-type="float" office:value="62.8274207704621" calcext:value-type="float">
            <text:p>62.8274207705</text:p>
          </table:table-cell>
          <table:table-cell office:value-type="float" office:value="66.2032724199661" calcext:value-type="float">
            <text:p>66.20327242</text:p>
          </table:table-cell>
          <table:table-cell office:value-type="float" office:value="69.9255613180177" calcext:value-type="float">
            <text:p>69.925561318</text:p>
          </table:table-cell>
          <table:table-cell office:value-type="float" office:value="74.0971437384237" calcext:value-type="float">
            <text:p>74.0971437384</text:p>
          </table:table-cell>
          <table:table-cell office:value-type="float" office:value="80.2551399999483" calcext:value-type="float">
            <text:p>80.2551399999</text:p>
          </table:table-cell>
          <table:table-cell office:value-type="float" office:value="84.5961782152535" calcext:value-type="float">
            <text:p>84.5961782153</text:p>
          </table:table-cell>
          <table:table-cell office:value-type="float" office:value="89.8266831965352" calcext:value-type="float">
            <text:p>89.8266831965</text:p>
          </table:table-cell>
          <table:table-cell office:value-type="float" office:value="94.2882190373015" calcext:value-type="float">
            <text:p>94.2882190373</text:p>
          </table:table-cell>
          <table:table-cell office:value-type="float" office:value="100" calcext:value-type="float">
            <text:p>100</text:p>
          </table:table-cell>
          <table:table-cell office:value-type="float" office:value="103.40118614566" calcext:value-type="float">
            <text:p>103.4011861457</text:p>
          </table:table-cell>
          <table:table-cell office:value-type="float" office:value="108.014673838688" calcext:value-type="float">
            <text:p>108.0146738387</text:p>
          </table:table-cell>
          <table:table-cell office:value-type="float" office:value="113.815992974746" calcext:value-type="float">
            <text:p>113.8159929747</text:p>
          </table:table-cell>
          <table:table-cell office:value-type="float" office:value="117.469706568142" calcext:value-type="float">
            <text:p>117.4697065681</text:p>
          </table:table-cell>
          <table:table-cell office:value-type="float" office:value="119.402132593887" calcext:value-type="float">
            <text:p>119.4021325939</text:p>
          </table:table-cell>
          <table:table-cell office:value-type="float" office:value="125.024784952247" calcext:value-type="float">
            <text:p>125.0247849522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GDP growth (annual %)</text:p>
          </table:table-cell>
          <table:table-cell office:value-type="string" calcext:value-type="string">
            <text:p>NY.GDP.MKTP.KD.ZG</text:p>
          </table:table-cell>
          <table:table-cell office:value-type="string" calcext:value-type="string">
            <text:p>..</text:p>
          </table:table-cell>
          <table:table-cell office:value-type="float" office:value="4.9999999999998" calcext:value-type="float">
            <text:p>5</text:p>
          </table:table-cell>
          <table:table-cell office:value-type="float" office:value="4.6644146680021" calcext:value-type="float">
            <text:p>4.664414668</text:p>
          </table:table-cell>
          <table:table-cell office:value-type="float" office:value="8.106886929974" calcext:value-type="float">
            <text:p>8.10688693</text:p>
          </table:table-cell>
          <table:table-cell office:value-type="float" office:value="11.905480764756" calcext:value-type="float">
            <text:p>11.9054807648</text:p>
          </table:table-cell>
          <table:table-cell office:value-type="float" office:value="7.09999999999975" calcext:value-type="float">
            <text:p>7.1</text:p>
          </table:table-cell>
          <table:table-cell office:value-type="float" office:value="6.09613930067485" calcext:value-type="float">
            <text:p>6.0961393007</text:p>
          </table:table-cell>
          <table:table-cell office:value-type="float" office:value="5.85492487788488" calcext:value-type="float">
            <text:p>5.8549248779</text:p>
          </table:table-cell>
          <table:table-cell office:value-type="float" office:value="9.42327881868161" calcext:value-type="float">
            <text:p>9.4232788187</text:p>
          </table:table-cell>
          <table:table-cell office:value-type="float" office:value="3.41862002602123" calcext:value-type="float">
            <text:p>3.418620026</text:p>
          </table:table-cell>
          <table:table-cell office:value-type="float" office:value="6.50248403316553" calcext:value-type="float">
            <text:p>6.5024840332</text:p>
          </table:table-cell>
          <table:table-cell office:value-type="float" office:value="3.76246768665263" calcext:value-type="float">
            <text:p>3.7624676867</text:p>
          </table:table-cell>
          <table:table-cell office:value-type="float" office:value="8.2288073102134" calcext:value-type="float">
            <text:p>8.2288073102</text:p>
          </table:table-cell>
          <table:table-cell office:value-type="float" office:value="7.86111986073654" calcext:value-type="float">
            <text:p>7.8611198607</text:p>
          </table:table-cell>
          <table:table-cell office:value-type="float" office:value="5.77682723127617" calcext:value-type="float">
            <text:p>5.7768272313</text:p>
          </table:table-cell>
          <table:table-cell office:value-type="float" office:value="5.74448504894774" calcext:value-type="float">
            <text:p>5.7444850489</text:p>
          </table:table-cell>
          <table:table-cell office:value-type="float" office:value="4.41744413515264" calcext:value-type="float">
            <text:p>4.4174441352</text:p>
          </table:table-cell>
          <table:table-cell office:value-type="float" office:value="3.39063970727456" calcext:value-type="float">
            <text:p>3.3906397073</text:p>
          </table:table-cell>
          <table:table-cell office:value-type="float" office:value="8.9569423269019" calcext:value-type="float">
            <text:p>8.9569423269</text:p>
          </table:table-cell>
          <table:table-cell office:value-type="float" office:value="9.69817013836949" calcext:value-type="float">
            <text:p>9.6981701384</text:p>
          </table:table-cell>
          <table:table-cell office:value-type="float" office:value="9.23325198406452" calcext:value-type="float">
            <text:p>9.2332519841</text:p>
          </table:table-cell>
          <table:table-cell office:value-type="float" office:value="8.7726005614668" calcext:value-type="float">
            <text:p>8.7726005615</text:p>
          </table:table-cell>
          <table:table-cell office:value-type="float" office:value="-0.627902609898882" calcext:value-type="float">
            <text:p>-0.6279026099</text:p>
          </table:table-cell>
          <table:table-cell office:value-type="float" office:value="-4.19629657455178" calcext:value-type="float">
            <text:p>-4.1962965746</text:p>
          </table:table-cell>
          <table:table-cell office:value-type="float" office:value="3.61018091194585" calcext:value-type="float">
            <text:p>3.6101809119</text:p>
          </table:table-cell>
          <table:table-cell office:value-type="float" office:value="2.59338413903107" calcext:value-type="float">
            <text:p>2.593384139</text:p>
          </table:table-cell>
          <table:table-cell office:value-type="float" office:value="-3.75391988098608" calcext:value-type="float">
            <text:p>-3.753919881</text:p>
          </table:table-cell>
          <table:table-cell office:value-type="float" office:value="1.85574699185187" calcext:value-type="float">
            <text:p>1.8557469919</text:p>
          </table:table-cell>
          <table:table-cell office:value-type="float" office:value="1.24543805834819" calcext:value-type="float">
            <text:p>1.2454380583</text:p>
          </table:table-cell>
          <table:table-cell office:value-type="float" office:value="4.19829325913848" calcext:value-type="float">
            <text:p>4.1982932591</text:p>
          </table:table-cell>
          <table:table-cell office:value-type="float" office:value="5.06830631231927" calcext:value-type="float">
            <text:p>5.0683063123</text:p>
          </table:table-cell>
          <table:table-cell office:value-type="float" office:value="4.22225071565867" calcext:value-type="float">
            <text:p>4.2222507157</text:p>
          </table:table-cell>
          <table:table-cell office:value-type="float" office:value="3.62865871385674" calcext:value-type="float">
            <text:p>3.6286587139</text:p>
          </table:table-cell>
          <table:table-cell office:value-type="float" office:value="4.06142585407207" calcext:value-type="float">
            <text:p>4.0614258541</text:p>
          </table:table-cell>
          <table:table-cell office:value-type="float" office:value="4.72735482911108" calcext:value-type="float">
            <text:p>4.7273548291</text:p>
          </table:table-cell>
          <table:table-cell office:value-type="float" office:value="-5.75868237989781" calcext:value-type="float">
            <text:p>-5.7586823799</text:p>
          </table:table-cell>
          <table:table-cell office:value-type="float" office:value="5.87476668289335" calcext:value-type="float">
            <text:p>5.8747666829</text:p>
          </table:table-cell>
          <table:table-cell office:value-type="float" office:value="6.96288880136974" calcext:value-type="float">
            <text:p>6.9628888014</text:p>
          </table:table-cell>
          <table:table-cell office:value-type="float" office:value="4.70184241601579" calcext:value-type="float">
            <text:p>4.701842416</text:p>
          </table:table-cell>
          <table:table-cell office:value-type="float" office:value="2.66701314742662" calcext:value-type="float">
            <text:p>2.6670131474</text:p>
          </table:table-cell>
          <table:table-cell office:value-type="float" office:value="5.29647383846377" calcext:value-type="float">
            <text:p>5.2964738385</text:p>
          </table:table-cell>
          <table:table-cell office:value-type="float" office:value="-0.605492390087392" calcext:value-type="float">
            <text:p>-0.6054923901</text:p>
          </table:table-cell>
          <table:table-cell office:value-type="float" office:value="0.131917168641934" calcext:value-type="float">
            <text:p>0.1319171686</text:p>
          </table:table-cell>
          <table:table-cell office:value-type="float" office:value="1.42267124240306" calcext:value-type="float">
            <text:p>1.4226712424</text:p>
          </table:table-cell>
          <table:table-cell office:value-type="float" office:value="4.2957142512237" calcext:value-type="float">
            <text:p>4.2957142512</text:p>
          </table:table-cell>
          <table:table-cell office:value-type="float" office:value="3.03257365857694" calcext:value-type="float">
            <text:p>3.0325736586</text:p>
          </table:table-cell>
          <table:table-cell office:value-type="float" office:value="4.94451434826912" calcext:value-type="float">
            <text:p>4.9445143483</text:p>
          </table:table-cell>
          <table:table-cell office:value-type="float" office:value="3.22483781990499" calcext:value-type="float">
            <text:p>3.2248378199</text:p>
          </table:table-cell>
          <table:table-cell office:value-type="float" office:value="1.37994316666324" calcext:value-type="float">
            <text:p>1.3799431667</text:p>
          </table:table-cell>
          <table:table-cell office:value-type="float" office:value="-4.74367193631288" calcext:value-type="float">
            <text:p>-4.7436719363</text:p>
          </table:table-cell>
          <table:table-cell office:value-type="float" office:value="5.1991248920523" calcext:value-type="float">
            <text:p>5.1991248921</text:p>
          </table:table-cell>
          <table:table-cell office:value-type="float" office:value="3.9195839325612" calcext:value-type="float">
            <text:p>3.9195839326</text:p>
          </table:table-cell>
          <table:table-cell office:value-type="float" office:value="4.03888599848953" calcext:value-type="float">
            <text:p>4.0388859985</text:p>
          </table:table-cell>
          <table:table-cell office:value-type="float" office:value="1.39489958858312" calcext:value-type="float">
            <text:p>1.3948995886</text:p>
          </table:table-cell>
          <table:table-cell office:value-type="float" office:value="2.23079466200883" calcext:value-type="float">
            <text:p>2.230794662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GDP per capita (constant LCU)</text:p>
          </table:table-cell>
          <table:table-cell office:value-type="string" calcext:value-type="string">
            <text:p>NY.GDP.PCAP.KN</text:p>
          </table:table-cell>
          <table:table-cell office:value-type="float" office:value="43058.7634653959" calcext:value-type="float">
            <text:p>43058.7634653959</text:p>
          </table:table-cell>
          <table:table-cell office:value-type="float" office:value="43811.5239896408" calcext:value-type="float">
            <text:p>43811.5239896408</text:p>
          </table:table-cell>
          <table:table-cell office:value-type="float" office:value="44438.838423329" calcext:value-type="float">
            <text:p>44438.838423329</text:p>
          </table:table-cell>
          <table:table-cell office:value-type="float" office:value="46563.4387705559" calcext:value-type="float">
            <text:p>46563.4387705559</text:p>
          </table:table-cell>
          <table:table-cell office:value-type="float" office:value="50511.9618797543" calcext:value-type="float">
            <text:p>50511.9618797543</text:p>
          </table:table-cell>
          <table:table-cell office:value-type="float" office:value="52451.0146864964" calcext:value-type="float">
            <text:p>52451.0146864964</text:p>
          </table:table-cell>
          <table:table-cell office:value-type="float" office:value="53969.8676737225" calcext:value-type="float">
            <text:p>53969.8676737225</text:p>
          </table:table-cell>
          <table:table-cell office:value-type="float" office:value="55421.04049929" calcext:value-type="float">
            <text:p>55421.04049929</text:p>
          </table:table-cell>
          <table:table-cell office:value-type="float" office:value="58827.6301701993" calcext:value-type="float">
            <text:p>58827.6301701993</text:p>
          </table:table-cell>
          <table:table-cell office:value-type="float" office:value="58993.2597436049" calcext:value-type="float">
            <text:p>58993.2597436049</text:p>
          </table:table-cell>
          <table:table-cell office:value-type="float" office:value="60889.0583326551" calcext:value-type="float">
            <text:p>60889.0583326551</text:p>
          </table:table-cell>
          <table:table-cell office:value-type="float" office:value="61192.7338872845" calcext:value-type="float">
            <text:p>61192.7338872845</text:p>
          </table:table-cell>
          <table:table-cell office:value-type="float" office:value="64126.5151920732" calcext:value-type="float">
            <text:p>64126.5151920732</text:p>
          </table:table-cell>
          <table:table-cell office:value-type="float" office:value="66990.2354519102" calcext:value-type="float">
            <text:p>66990.2354519102</text:p>
          </table:table-cell>
          <table:table-cell office:value-type="float" office:value="68693.0664876304" calcext:value-type="float">
            <text:p>68693.0664876304</text:p>
          </table:table-cell>
          <table:table-cell office:value-type="float" office:value="70512.7805772186" calcext:value-type="float">
            <text:p>70512.7805772186</text:p>
          </table:table-cell>
          <table:table-cell office:value-type="float" office:value="71572.7411621194" calcext:value-type="float">
            <text:p>71572.7411621194</text:p>
          </table:table-cell>
          <table:table-cell office:value-type="float" office:value="72023.9687751743" calcext:value-type="float">
            <text:p>72023.9687751743</text:p>
          </table:table-cell>
          <table:table-cell office:value-type="float" office:value="76468.928487828" calcext:value-type="float">
            <text:p>76468.928487828</text:p>
          </table:table-cell>
          <table:table-cell office:value-type="float" office:value="81824.1925125426" calcext:value-type="float">
            <text:p>81824.1925125426</text:p>
          </table:table-cell>
          <table:table-cell office:value-type="float" office:value="87261.8451183441" calcext:value-type="float">
            <text:p>87261.8451183441</text:p>
          </table:table-cell>
          <table:table-cell office:value-type="float" office:value="92750.0750138825" calcext:value-type="float">
            <text:p>92750.0750138825</text:p>
          </table:table-cell>
          <table:table-cell office:value-type="float" office:value="90138.4834611016" calcext:value-type="float">
            <text:p>90138.4834611016</text:p>
          </table:table-cell>
          <table:table-cell office:value-type="float" office:value="84509.235908742" calcext:value-type="float">
            <text:p>84509.235908742</text:p>
          </table:table-cell>
          <table:table-cell office:value-type="float" office:value="85724.0825496993" calcext:value-type="float">
            <text:p>85724.0825496993</text:p>
          </table:table-cell>
          <table:table-cell office:value-type="float" office:value="86125.7578231093" calcext:value-type="float">
            <text:p>86125.7578231093</text:p>
          </table:table-cell>
          <table:table-cell office:value-type="float" office:value="81194.8999102632" calcext:value-type="float">
            <text:p>81194.8999102632</text:p>
          </table:table-cell>
          <table:table-cell office:value-type="float" office:value="81026.8994385292" calcext:value-type="float">
            <text:p>81026.8994385292</text:p>
          </table:table-cell>
          <table:table-cell office:value-type="float" office:value="80387.7129033879" calcext:value-type="float">
            <text:p>80387.7129033879</text:p>
          </table:table-cell>
          <table:table-cell office:value-type="float" office:value="82086.9159561223" calcext:value-type="float">
            <text:p>82086.9159561223</text:p>
          </table:table-cell>
          <table:table-cell office:value-type="float" office:value="84526.8457220271" calcext:value-type="float">
            <text:p>84526.8457220271</text:p>
          </table:table-cell>
          <table:table-cell office:value-type="float" office:value="86343.0839409959" calcext:value-type="float">
            <text:p>86343.0839409959</text:p>
          </table:table-cell>
          <table:table-cell office:value-type="float" office:value="87706.1016153864" calcext:value-type="float">
            <text:p>87706.1016153864</text:p>
          </table:table-cell>
          <table:table-cell office:value-type="float" office:value="89483.7140633945" calcext:value-type="float">
            <text:p>89483.7140633945</text:p>
          </table:table-cell>
          <table:table-cell office:value-type="float" office:value="91917.223886161" calcext:value-type="float">
            <text:p>91917.223886161</text:p>
          </table:table-cell>
          <table:table-cell office:value-type="float" office:value="85006.4292029523" calcext:value-type="float">
            <text:p>85006.4292029523</text:p>
          </table:table-cell>
          <table:table-cell office:value-type="float" office:value="88358.3687584677" calcext:value-type="float">
            <text:p>88358.3687584677</text:p>
          </table:table-cell>
          <table:table-cell office:value-type="float" office:value="92827.3746991664" calcext:value-type="float">
            <text:p>92827.3746991664</text:p>
          </table:table-cell>
          <table:table-cell office:value-type="float" office:value="95527.2948183199" calcext:value-type="float">
            <text:p>95527.2948183199</text:p>
          </table:table-cell>
          <table:table-cell office:value-type="float" office:value="96492.2555390194" calcext:value-type="float">
            <text:p>96492.2555390194</text:p>
          </table:table-cell>
          <table:table-cell office:value-type="float" office:value="100079.006044145" calcext:value-type="float">
            <text:p>100079.006044145</text:p>
          </table:table-cell>
          <table:table-cell office:value-type="float" office:value="98107.4959034508" calcext:value-type="float">
            <text:p>98107.4959034508</text:p>
          </table:table-cell>
          <table:table-cell office:value-type="float" office:value="96991.271321605" calcext:value-type="float">
            <text:p>96991.271321605</text:p>
          </table:table-cell>
          <table:table-cell office:value-type="float" office:value="97165.4127203941" calcext:value-type="float">
            <text:p>97165.4127203941</text:p>
          </table:table-cell>
          <table:table-cell office:value-type="float" office:value="100057.472059617" calcext:value-type="float">
            <text:p>100057.472059617</text:p>
          </table:table-cell>
          <table:table-cell office:value-type="float" office:value="101692.07693129" calcext:value-type="float">
            <text:p>101692.07693129</text:p>
          </table:table-cell>
          <table:table-cell office:value-type="float" office:value="105153.745993425" calcext:value-type="float">
            <text:p>105153.745993425</text:p>
          </table:table-cell>
          <table:table-cell office:value-type="float" office:value="106859.598922653" calcext:value-type="float">
            <text:p>106859.598922653</text:p>
          </table:table-cell>
          <table:table-cell office:value-type="float" office:value="106606.618315471" calcext:value-type="float">
            <text:p>106606.618315471</text:p>
          </table:table-cell>
          <table:table-cell office:value-type="float" office:value="99947.5844376007" calcext:value-type="float">
            <text:p>99947.5844376007</text:p>
          </table:table-cell>
          <table:table-cell office:value-type="float" office:value="103546.732236283" calcext:value-type="float">
            <text:p>103546.732236283</text:p>
          </table:table-cell>
          <table:table-cell office:value-type="float" office:value="106042.881289238" calcext:value-type="float">
            <text:p>106042.881289238</text:p>
          </table:table-cell>
          <table:table-cell office:value-type="float" office:value="108784.254548725" calcext:value-type="float">
            <text:p>108784.254548725</text:p>
          </table:table-cell>
          <table:table-cell office:value-type="float" office:value="108813.812261956" calcext:value-type="float">
            <text:p>108813.812261956</text:p>
          </table:table-cell>
          <table:table-cell office:value-type="float" office:value="109781.152899467" calcext:value-type="float">
            <text:p>109781.152899467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GDP per capita (current LCU)</text:p>
          </table:table-cell>
          <table:table-cell office:value-type="string" calcext:value-type="string">
            <text:p>NY.GDP.PCAP.CN</text:p>
          </table:table-cell>
          <table:table-cell office:value-type="float" office:value="4.27520240548346" calcext:value-type="float">
            <text:p>4.2752024055</text:p>
          </table:table-cell>
          <table:table-cell office:value-type="float" office:value="4.49113749829448" calcext:value-type="float">
            <text:p>4.4911374983</text:p>
          </table:table-cell>
          <table:table-cell office:value-type="float" office:value="4.68056794668778" calcext:value-type="float">
            <text:p>4.6805679467</text:p>
          </table:table-cell>
          <table:table-cell office:value-type="float" office:value="5.0478023303834" calcext:value-type="float">
            <text:p>5.0478023304</text:p>
          </table:table-cell>
          <table:table-cell office:value-type="float" office:value="5.79870422859585" calcext:value-type="float">
            <text:p>5.7987042286</text:p>
          </table:table-cell>
          <table:table-cell office:value-type="float" office:value="6.11503473877094" calcext:value-type="float">
            <text:p>6.1150347388</text:p>
          </table:table-cell>
          <table:table-cell office:value-type="float" office:value="6.61180356234914" calcext:value-type="float">
            <text:p>6.6118035623</text:p>
          </table:table-cell>
          <table:table-cell office:value-type="float" office:value="6.99889910329536" calcext:value-type="float">
            <text:p>6.9988991033</text:p>
          </table:table-cell>
          <table:table-cell office:value-type="float" office:value="7.50702266433524" calcext:value-type="float">
            <text:p>7.5070226643</text:p>
          </table:table-cell>
          <table:table-cell office:value-type="float" office:value="8.06072449614241" calcext:value-type="float">
            <text:p>8.0607244961</text:p>
          </table:table-cell>
          <table:table-cell office:value-type="float" office:value="8.53877770454846" calcext:value-type="float">
            <text:p>8.5387777045</text:p>
          </table:table-cell>
          <table:table-cell office:value-type="float" office:value="9.12165175182881" calcext:value-type="float">
            <text:p>9.1216517518</text:p>
          </table:table-cell>
          <table:table-cell office:value-type="float" office:value="10.1788973979421" calcext:value-type="float">
            <text:p>10.1788973979</text:p>
          </table:table-cell>
          <table:table-cell office:value-type="float" office:value="12.0609420945115" calcext:value-type="float">
            <text:p>12.0609420945</text:p>
          </table:table-cell>
          <table:table-cell office:value-type="float" office:value="15.2259140831364" calcext:value-type="float">
            <text:p>15.2259140831</text:p>
          </table:table-cell>
          <table:table-cell office:value-type="float" office:value="18.0714054000073" calcext:value-type="float">
            <text:p>18.0714054</text:p>
          </table:table-cell>
          <table:table-cell office:value-type="float" office:value="21.893426944616" calcext:value-type="float">
            <text:p>21.8934269446</text:p>
          </table:table-cell>
          <table:table-cell office:value-type="float" office:value="28.7430677885347" calcext:value-type="float">
            <text:p>28.7430677885</text:p>
          </table:table-cell>
          <table:table-cell office:value-type="float" office:value="35.4013812791106" calcext:value-type="float">
            <text:p>35.4013812791</text:p>
          </table:table-cell>
          <table:table-cell office:value-type="float" office:value="45.3181545535933" calcext:value-type="float">
            <text:p>45.3181545536</text:p>
          </table:table-cell>
          <table:table-cell office:value-type="float" office:value="64.4763334783094" calcext:value-type="float">
            <text:p>64.4763334783</text:p>
          </table:table-cell>
          <table:table-cell office:value-type="float" office:value="86.3561665691413" calcext:value-type="float">
            <text:p>86.3561665691</text:p>
          </table:table-cell>
          <table:table-cell office:value-type="float" office:value="135.053435894403" calcext:value-type="float">
            <text:p>135.0534358944</text:p>
          </table:table-cell>
          <table:table-cell office:value-type="float" office:value="241.172285676396" calcext:value-type="float">
            <text:p>241.1722856764</text:p>
          </table:table-cell>
          <table:table-cell office:value-type="float" office:value="389.205032513347" calcext:value-type="float">
            <text:p>389.2050325133</text:p>
          </table:table-cell>
          <table:table-cell office:value-type="float" office:value="612.901204114298" calcext:value-type="float">
            <text:p>612.9012041143</text:p>
          </table:table-cell>
          <table:table-cell office:value-type="float" office:value="1003.19320730939" calcext:value-type="float">
            <text:p>1003.1932073094</text:p>
          </table:table-cell>
          <table:table-cell office:value-type="float" office:value="2399.26576869089" calcext:value-type="float">
            <text:p>2399.2657686909</text:p>
          </table:table-cell>
          <table:table-cell office:value-type="float" office:value="5063.11447336494" calcext:value-type="float">
            <text:p>5063.1144733649</text:p>
          </table:table-cell>
          <table:table-cell office:value-type="float" office:value="6541.68326596417" calcext:value-type="float">
            <text:p>6541.6832659642</text:p>
          </table:table-cell>
          <table:table-cell office:value-type="float" office:value="8631.03212352699" calcext:value-type="float">
            <text:p>8631.032123527</text:p>
          </table:table-cell>
          <table:table-cell office:value-type="float" office:value="10866.3762212068" calcext:value-type="float">
            <text:p>10866.3762212068</text:p>
          </table:table-cell>
          <table:table-cell office:value-type="float" office:value="12628.5909995577" calcext:value-type="float">
            <text:p>12628.5909995577</text:p>
          </table:table-cell>
          <table:table-cell office:value-type="float" office:value="17275.7921842305" calcext:value-type="float">
            <text:p>17275.7921842305</text:p>
          </table:table-cell>
          <table:table-cell office:value-type="float" office:value="19206.5956403364" calcext:value-type="float">
            <text:p>19206.5956403364</text:p>
          </table:table-cell>
          <table:table-cell office:value-type="float" office:value="23371.9668324336" calcext:value-type="float">
            <text:p>23371.9668324336</text:p>
          </table:table-cell>
          <table:table-cell office:value-type="float" office:value="31399.244461343" calcext:value-type="float">
            <text:p>31399.244461343</text:p>
          </table:table-cell>
          <table:table-cell office:value-type="float" office:value="38858.7172995479" calcext:value-type="float">
            <text:p>38858.7172995479</text:p>
          </table:table-cell>
          <table:table-cell office:value-type="float" office:value="46032.9200071957" calcext:value-type="float">
            <text:p>46032.9200071957</text:p>
          </table:table-cell>
          <table:table-cell office:value-type="float" office:value="54705.7765460013" calcext:value-type="float">
            <text:p>54705.7765460013</text:p>
          </table:table-cell>
          <table:table-cell office:value-type="float" office:value="62877.058230251" calcext:value-type="float">
            <text:p>62877.058230251</text:p>
          </table:table-cell>
          <table:table-cell office:value-type="float" office:value="64950.3727773686" calcext:value-type="float">
            <text:p>64950.3727773686</text:p>
          </table:table-cell>
          <table:table-cell office:value-type="float" office:value="67821.6909011139" calcext:value-type="float">
            <text:p>67821.6909011139</text:p>
          </table:table-cell>
          <table:table-cell office:value-type="float" office:value="71996.795527463" calcext:value-type="float">
            <text:p>71996.795527463</text:p>
          </table:table-cell>
          <table:table-cell office:value-type="float" office:value="80301.2642818548" calcext:value-type="float">
            <text:p>80301.2642818548</text:p>
          </table:table-cell>
          <table:table-cell office:value-type="float" office:value="86027.6106315869" calcext:value-type="float">
            <text:p>86027.6106315869</text:p>
          </table:table-cell>
          <table:table-cell office:value-type="float" office:value="94456.1222828034" calcext:value-type="float">
            <text:p>94456.1222828034</text:p>
          </table:table-cell>
          <table:table-cell office:value-type="float" office:value="100756.012694573" calcext:value-type="float">
            <text:p>100756.012694573</text:p>
          </table:table-cell>
          <table:table-cell office:value-type="float" office:value="106606.618315471" calcext:value-type="float">
            <text:p>106606.618315471</text:p>
          </table:table-cell>
          <table:table-cell office:value-type="float" office:value="103346.987832414" calcext:value-type="float">
            <text:p>103346.987832414</text:p>
          </table:table-cell>
          <table:table-cell office:value-type="float" office:value="111845.66509564" calcext:value-type="float">
            <text:p>111845.66509564</text:p>
          </table:table-cell>
          <table:table-cell office:value-type="float" office:value="120693.758318377" calcext:value-type="float">
            <text:p>120693.758318377</text:p>
          </table:table-cell>
          <table:table-cell office:value-type="float" office:value="127788.544610728" calcext:value-type="float">
            <text:p>127788.544610728</text:p>
          </table:table-cell>
          <table:table-cell office:value-type="float" office:value="129926.012397484" calcext:value-type="float">
            <text:p>129926.012397484</text:p>
          </table:table-cell>
          <table:table-cell office:value-type="float" office:value="137253.650330656" calcext:value-type="float">
            <text:p>137253.650330656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GDP per unit of energy use (PPP $ per kg of oil equivalent)</text:p>
          </table:table-cell>
          <table:table-cell office:value-type="string" calcext:value-type="string">
            <text:p>EG.GDP.PUSE.KO.PP</text:p>
          </table:table-cell>
          <table:table-cell table:number-columns-repeated="30" office:value-type="string" calcext:value-type="string">
            <text:p>..</text:p>
          </table:table-cell>
          <table:table-cell office:value-type="float" office:value="4.20651060241722" calcext:value-type="float">
            <text:p>4.2065106024</text:p>
          </table:table-cell>
          <table:table-cell office:value-type="float" office:value="4.33434426705249" calcext:value-type="float">
            <text:p>4.3343442671</text:p>
          </table:table-cell>
          <table:table-cell office:value-type="float" office:value="4.54286961127088" calcext:value-type="float">
            <text:p>4.5428696113</text:p>
          </table:table-cell>
          <table:table-cell office:value-type="float" office:value="5.90429471432168" calcext:value-type="float">
            <text:p>5.9042947143</text:p>
          </table:table-cell>
          <table:table-cell office:value-type="float" office:value="6.10889485988919" calcext:value-type="float">
            <text:p>6.1088948599</text:p>
          </table:table-cell>
          <table:table-cell office:value-type="float" office:value="5.79830274638018" calcext:value-type="float">
            <text:p>5.7983027464</text:p>
          </table:table-cell>
          <table:table-cell office:value-type="float" office:value="6.03740511062921" calcext:value-type="float">
            <text:p>6.0374051106</text:p>
          </table:table-cell>
          <table:table-cell office:value-type="float" office:value="6.38137556633987" calcext:value-type="float">
            <text:p>6.3813755663</text:p>
          </table:table-cell>
          <table:table-cell office:value-type="float" office:value="6.52715650334866" calcext:value-type="float">
            <text:p>6.5271565033</text:p>
          </table:table-cell>
          <table:table-cell office:value-type="float" office:value="6.70253869886507" calcext:value-type="float">
            <text:p>6.7025386989</text:p>
          </table:table-cell>
          <table:table-cell office:value-type="float" office:value="7.32561251740353" calcext:value-type="float">
            <text:p>7.3256125174</text:p>
          </table:table-cell>
          <table:table-cell office:value-type="float" office:value="7.23287172273267" calcext:value-type="float">
            <text:p>7.2328717227</text:p>
          </table:table-cell>
          <table:table-cell office:value-type="float" office:value="7.32453798807871" calcext:value-type="float">
            <text:p>7.3245379881</text:p>
          </table:table-cell>
          <table:table-cell office:value-type="float" office:value="7.21637934375912" calcext:value-type="float">
            <text:p>7.2163793438</text:p>
          </table:table-cell>
          <table:table-cell office:value-type="float" office:value="7.53825478393254" calcext:value-type="float">
            <text:p>7.5382547839</text:p>
          </table:table-cell>
          <table:table-cell office:value-type="float" office:value="7.8530509328282" calcext:value-type="float">
            <text:p>7.8530509328</text:p>
          </table:table-cell>
          <table:table-cell office:value-type="float" office:value="8.56769740038374" calcext:value-type="float">
            <text:p>8.5676974004</text:p>
          </table:table-cell>
          <table:table-cell office:value-type="float" office:value="8.83963651515104" calcext:value-type="float">
            <text:p>8.8396365152</text:p>
          </table:table-cell>
          <table:table-cell office:value-type="float" office:value="9.07393365698819" calcext:value-type="float">
            <text:p>9.073933657</text:p>
          </table:table-cell>
          <table:table-cell office:value-type="float" office:value="9.26804921581088" calcext:value-type="float">
            <text:p>9.2680492158</text:p>
          </table:table-cell>
          <table:table-cell office:value-type="float" office:value="9.81323609871464" calcext:value-type="float">
            <text:p>9.8132360987</text:p>
          </table:table-cell>
          <table:table-cell office:value-type="float" office:value="10.31213798924" calcext:value-type="float">
            <text:p>10.3121379892</text:p>
          </table:table-cell>
          <table:table-cell office:value-type="float" office:value="10.442981456066" calcext:value-type="float">
            <text:p>10.4429814561</text:p>
          </table:table-cell>
          <table:table-cell office:value-type="float" office:value="10.9526553798198" calcext:value-type="float">
            <text:p>10.9526553798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GDP, PPP (constant 2011 international $)</text:p>
          </table:table-cell>
          <table:table-cell office:value-type="string" calcext:value-type="string">
            <text:p>NY.GDP.MKTP.PP.KD</text:p>
          </table:table-cell>
          <table:table-cell table:number-columns-repeated="30" office:value-type="string" calcext:value-type="string">
            <text:p>..</text:p>
          </table:table-cell>
          <table:table-cell office:value-type="float" office:value="1073379987859.33" calcext:value-type="float">
            <text:p>1073379987859.33</text:p>
          </table:table-cell>
          <table:table-cell office:value-type="float" office:value="1118700782078.45" calcext:value-type="float">
            <text:p>1118700782078.45</text:p>
          </table:table-cell>
          <table:table-cell office:value-type="float" office:value="1159294615489.33" calcext:value-type="float">
            <text:p>1159294615489.33</text:p>
          </table:table-cell>
          <table:table-cell office:value-type="float" office:value="1206378506727.68" calcext:value-type="float">
            <text:p>1206378506727.68</text:p>
          </table:table-cell>
          <table:table-cell office:value-type="float" office:value="1263408299322.82" calcext:value-type="float">
            <text:p>1263408299322.82</text:p>
          </table:table-cell>
          <table:table-cell office:value-type="float" office:value="1190652628203.55" calcext:value-type="float">
            <text:p>1190652628203.55</text:p>
          </table:table-cell>
          <table:table-cell office:value-type="float" office:value="1260600692114.25" calcext:value-type="float">
            <text:p>1260600692114.25</text:p>
          </table:table-cell>
          <table:table-cell office:value-type="float" office:value="1348374916535.46" calcext:value-type="float">
            <text:p>1348374916535.46</text:p>
          </table:table-cell>
          <table:table-cell office:value-type="float" office:value="1411773380288.05" calcext:value-type="float">
            <text:p>1411773380288.05</text:p>
          </table:table-cell>
          <table:table-cell office:value-type="float" office:value="1449425561952.2" calcext:value-type="float">
            <text:p>1449425561952.2</text:p>
          </table:table-cell>
          <table:table-cell office:value-type="float" office:value="1526194007649" calcext:value-type="float">
            <text:p>1526194007649</text:p>
          </table:table-cell>
          <table:table-cell office:value-type="float" office:value="1516953019074.72" calcext:value-type="float">
            <text:p>1516953019074.72</text:p>
          </table:table-cell>
          <table:table-cell office:value-type="float" office:value="1518954140547.11" calcext:value-type="float">
            <text:p>1518954140547.11</text:p>
          </table:table-cell>
          <table:table-cell office:value-type="float" office:value="1540563864289.96" calcext:value-type="float">
            <text:p>1540563864289.96</text:p>
          </table:table-cell>
          <table:table-cell office:value-type="float" office:value="1606742085757.47" calcext:value-type="float">
            <text:p>1606742085757.47</text:p>
          </table:table-cell>
          <table:table-cell office:value-type="float" office:value="1655467723011.42" calcext:value-type="float">
            <text:p>1655467723011.42</text:p>
          </table:table-cell>
          <table:table-cell office:value-type="float" office:value="1737322562106.68" calcext:value-type="float">
            <text:p>1737322562106.68</text:p>
          </table:table-cell>
          <table:table-cell office:value-type="float" office:value="1793348397143.24" calcext:value-type="float">
            <text:p>1793348397143.24</text:p>
          </table:table-cell>
          <table:table-cell office:value-type="float" office:value="1818095585804.09" calcext:value-type="float">
            <text:p>1818095585804.09</text:p>
          </table:table-cell>
          <table:table-cell office:value-type="float" office:value="1731851095724.95" calcext:value-type="float">
            <text:p>1731851095724.95</text:p>
          </table:table-cell>
          <table:table-cell office:value-type="float" office:value="1821892197136.07" calcext:value-type="float">
            <text:p>1821892197136.07</text:p>
          </table:table-cell>
          <table:table-cell office:value-type="float" office:value="1893302790963.6" calcext:value-type="float">
            <text:p>1893302790963.6</text:p>
          </table:table-cell>
          <table:table-cell office:value-type="float" office:value="1969771132296.84" calcext:value-type="float">
            <text:p>1969771132296.84</text:p>
          </table:table-cell>
          <table:table-cell office:value-type="float" office:value="1997247461717.28" calcext:value-type="float">
            <text:p>1997247461717.28</text:p>
          </table:table-cell>
          <table:table-cell office:value-type="float" office:value="2041801951480.38" calcext:value-type="float">
            <text:p>2041801951480.38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GDP, PPP (current international $)</text:p>
          </table:table-cell>
          <table:table-cell office:value-type="string" calcext:value-type="string">
            <text:p>NY.GDP.MKTP.PP.CD</text:p>
          </table:table-cell>
          <table:table-cell table:number-columns-repeated="30" office:value-type="string" calcext:value-type="string">
            <text:p>..</text:p>
          </table:table-cell>
          <table:table-cell office:value-type="float" office:value="515305091069.619" calcext:value-type="float">
            <text:p>515305091069.619</text:p>
          </table:table-cell>
          <table:table-cell office:value-type="float" office:value="554939936071.975" calcext:value-type="float">
            <text:p>554939936071.975</text:p>
          </table:table-cell>
          <table:table-cell office:value-type="float" office:value="588185267225.965" calcext:value-type="float">
            <text:p>588185267225.965</text:p>
          </table:table-cell>
          <table:table-cell office:value-type="float" office:value="767358446581.444" calcext:value-type="float">
            <text:p>767358446581.444</text:p>
          </table:table-cell>
          <table:table-cell office:value-type="float" office:value="820441562410.828" calcext:value-type="float">
            <text:p>820441562410.828</text:p>
          </table:table-cell>
          <table:table-cell office:value-type="float" office:value="753395555774.036" calcext:value-type="float">
            <text:p>753395555774.036</text:p>
          </table:table-cell>
          <table:table-cell office:value-type="float" office:value="802928216609.585" calcext:value-type="float">
            <text:p>802928216609.585</text:p>
          </table:table-cell>
          <table:table-cell office:value-type="float" office:value="874164652364.625" calcext:value-type="float">
            <text:p>874164652364.625</text:p>
          </table:table-cell>
          <table:table-cell office:value-type="float" office:value="923156219958.552" calcext:value-type="float">
            <text:p>923156219958.552</text:p>
          </table:table-cell>
          <table:table-cell office:value-type="float" office:value="983349459588.51" calcext:value-type="float">
            <text:p>983349459588.51</text:p>
          </table:table-cell>
          <table:table-cell office:value-type="float" office:value="1060833552415.43" calcext:value-type="float">
            <text:p>1060833552415.43</text:p>
          </table:table-cell>
          <table:table-cell office:value-type="float" office:value="1073836502392.04" calcext:value-type="float">
            <text:p>1073836502392.04</text:p>
          </table:table-cell>
          <table:table-cell office:value-type="float" office:value="1092589209571.33" calcext:value-type="float">
            <text:p>1092589209571.33</text:p>
          </table:table-cell>
          <table:table-cell office:value-type="float" office:value="1131771263810.31" calcext:value-type="float">
            <text:p>1131771263810.31</text:p>
          </table:table-cell>
          <table:table-cell office:value-type="float" office:value="1212330478190.02" calcext:value-type="float">
            <text:p>1212330478190.02</text:p>
          </table:table-cell>
          <table:table-cell office:value-type="float" office:value="1324755569141.09" calcext:value-type="float">
            <text:p>1324755569141.09</text:p>
          </table:table-cell>
          <table:table-cell office:value-type="float" office:value="1464036436870.62" calcext:value-type="float">
            <text:p>1464036436870.62</text:p>
          </table:table-cell>
          <table:table-cell office:value-type="float" office:value="1551468710462.94" calcext:value-type="float">
            <text:p>1551468710462.94</text:p>
          </table:table-cell>
          <table:table-cell office:value-type="float" office:value="1640914537215.99" calcext:value-type="float">
            <text:p>1640914537215.99</text:p>
          </table:table-cell>
          <table:table-cell office:value-type="float" office:value="1624438799470.87" calcext:value-type="float">
            <text:p>1624438799470.87</text:p>
          </table:table-cell>
          <table:table-cell office:value-type="float" office:value="1729768116669.53" calcext:value-type="float">
            <text:p>1729768116669.53</text:p>
          </table:table-cell>
          <table:table-cell office:value-type="float" office:value="1893302790963.6" calcext:value-type="float">
            <text:p>1893302790963.6</text:p>
          </table:table-cell>
          <table:table-cell office:value-type="float" office:value="1967366758397.33" calcext:value-type="float">
            <text:p>1967366758397.33</text:p>
          </table:table-cell>
          <table:table-cell office:value-type="float" office:value="1999142864390.54" calcext:value-type="float">
            <text:p>1999142864390.54</text:p>
          </table:table-cell>
          <table:table-cell office:value-type="float" office:value="2145089043378.76" calcext:value-type="float">
            <text:p>2145089043378.76</text:p>
          </table:table-cell>
          <table:table-cell office:value-type="string" calcext:value-type="string">
            <text:p>..</text:p>
          </table:table-cell>
        </table:table-row>
        <table:table-row table:style-name="ro1" table:number-rows-repeated="3">
          <table:table-cell table:number-columns-repeated="60"/>
        </table:table-row>
        <table:table-row table:style-name="ro1">
          <table:table-cell office:value-type="string" calcext:value-type="string">
            <text:p>Data from database: World Development Indicator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ast Updated: 12/22/2015</text:p>
          </table:table-cell>
          <table:table-cell table:number-columns-repeated="59"/>
        </table:table-row>
      </table:table>
      <table:table table:name="Sheet2" table:style-name="ta1">
        <table:table-column table:style-name="co6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number-columns-repeated="2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NY.GDP.MKTP.CD</text:p>
          </table:table-cell>
          <table:table-cell office:value-type="string" calcext:value-type="string">
            <text:p>NY.GDP.MKTP.KD</text:p>
          </table:table-cell>
          <table:table-cell office:value-type="string" calcext:value-type="string">
            <text:p>NY.GDP.PCAP.KD</text:p>
          </table:table-cell>
          <table:table-cell office:value-type="string" calcext:value-type="string">
            <text:p>NY.GDP.PCAP.CD</text:p>
          </table:table-cell>
          <table:table-cell office:value-type="string" calcext:value-type="string">
            <text:p>NY.GDP.PCAP.KD.ZG</text:p>
          </table:table-cell>
          <table:table-cell office:value-type="string" calcext:value-type="string">
            <text:p>NY.GDP.PCAP.PP.CD</text:p>
          </table:table-cell>
          <table:table-cell office:value-type="string" calcext:value-type="string">
            <text:p>NY.GDP.PCAP.PP.KD</text:p>
          </table:table-cell>
          <table:table-cell office:value-type="string" calcext:value-type="string">
            <text:p>SL.GDP.PCAP.EM.KD</text:p>
          </table:table-cell>
          <table:table-cell office:value-type="string" calcext:value-type="string">
            <text:p>EG.GDP.PUSE.KO.PP.KD</text:p>
          </table:table-cell>
          <table:table-cell office:value-type="string" calcext:value-type="string">
            <text:p>NY.GDP.MKTP.KN</text:p>
          </table:table-cell>
          <table:table-cell office:value-type="string" calcext:value-type="string">
            <text:p>NY.GDP.MKTP.CN</text:p>
          </table:table-cell>
          <table:table-cell office:value-type="string" calcext:value-type="string">
            <text:p>NY.GDP.DEFL.ZS</text:p>
          </table:table-cell>
          <table:table-cell office:value-type="string" calcext:value-type="string">
            <text:p>NY.GDP.MKTP.KD.ZG</text:p>
          </table:table-cell>
          <table:table-cell office:value-type="string" calcext:value-type="string">
            <text:p>NY.GDP.PCAP.KN</text:p>
          </table:table-cell>
          <table:table-cell office:value-type="string" calcext:value-type="string">
            <text:p>NY.GDP.PCAP.CN</text:p>
          </table:table-cell>
          <table:table-cell office:value-type="string" calcext:value-type="string">
            <text:p>EG.GDP.PUSE.KO.PP</text:p>
          </table:table-cell>
          <table:table-cell office:value-type="string" calcext:value-type="string">
            <text:p>NY.GDP.MKTP.PP.KD</text:p>
          </table:table-cell>
          <table:table-cell office:value-type="string" calcext:value-type="string">
            <text:p>NY.GDP.MKTP.PP.CD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13056164925.448" calcext:value-type="float">
            <text:p>13056164925.448</text:p>
          </table:table-cell>
          <table:table-cell office:value-type="float" office:value="127596504495.208" calcext:value-type="float">
            <text:p>127596504495.208</text:p>
          </table:table-cell>
          <table:table-cell office:value-type="float" office:value="3342.48764739394" calcext:value-type="float">
            <text:p>3342.4876473939</text:p>
          </table:table-cell>
          <table:table-cell office:value-type="float" office:value="342.016187342239" calcext:value-type="float">
            <text:p>342.0161873422</text:p>
          </table:table-cell>
          <table:table-cell table:number-columns-repeated="5" office:value-type="string" calcext:value-type="string">
            <text:p>..</text:p>
          </table:table-cell>
          <table:table-cell office:value-type="float" office:value="1643730145227.06" calcext:value-type="float">
            <text:p>1643730145227.06</text:p>
          </table:table-cell>
          <table:table-cell office:value-type="float" office:value="163202064" calcext:value-type="float">
            <text:p>163202064</text:p>
          </table:table-cell>
          <table:table-cell office:value-type="float" office:value="0.00992876260582638" calcext:value-type="float">
            <text:p>0.0099287626</text:p>
          </table:table-cell>
          <table:table-cell office:value-type="string" calcext:value-type="string">
            <text:p>..</text:p>
          </table:table-cell>
          <table:table-cell office:value-type="float" office:value="43058.7634653959" calcext:value-type="float">
            <text:p>43058.7634653959</text:p>
          </table:table-cell>
          <table:table-cell office:value-type="float" office:value="4.27520240548346" calcext:value-type="float">
            <text:p>4.2752024055</text:p>
          </table:table-cell>
          <table:table-cell table:number-columns-repeated="3" office:value-type="string" calcext:value-type="string">
            <text:p>..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14153954349.0897" calcext:value-type="float">
            <text:p>14153954349.0897</text:p>
          </table:table-cell>
          <table:table-cell office:value-type="float" office:value="133976329719.968" calcext:value-type="float">
            <text:p>133976329719.968</text:p>
          </table:table-cell>
          <table:table-cell office:value-type="float" office:value="3400.921577011" calcext:value-type="float">
            <text:p>3400.921577011</text:p>
          </table:table-cell>
          <table:table-cell office:value-type="float" office:value="359.290994509706" calcext:value-type="float">
            <text:p>359.2909945097</text:p>
          </table:table-cell>
          <table:table-cell office:value-type="float" office:value="1.74821677090158" calcext:value-type="float">
            <text:p>1.7482167709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1725916652488.41" calcext:value-type="float">
            <text:p>1725916652488.41</text:p>
          </table:table-cell>
          <table:table-cell office:value-type="float" office:value="176924432" calcext:value-type="float">
            <text:p>176924432</text:p>
          </table:table-cell>
          <table:table-cell office:value-type="float" office:value="0.0102510414825022" calcext:value-type="float">
            <text:p>0.0102510415</text:p>
          </table:table-cell>
          <table:table-cell office:value-type="float" office:value="4.9999999999998" calcext:value-type="float">
            <text:p>5</text:p>
          </table:table-cell>
          <table:table-cell office:value-type="float" office:value="43811.5239896408" calcext:value-type="float">
            <text:p>43811.5239896408</text:p>
          </table:table-cell>
          <table:table-cell office:value-type="float" office:value="4.49113749829448" calcext:value-type="float">
            <text:p>4.4911374983</text:p>
          </table:table-cell>
          <table:table-cell table:number-columns-repeated="3" office:value-type="string" calcext:value-type="string">
            <text:p>..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15221053213.1887" calcext:value-type="float">
            <text:p>15221053213.1887</text:p>
          </table:table-cell>
          <table:table-cell office:value-type="float" office:value="140225541295.077" calcext:value-type="float">
            <text:p>140225541295.077</text:p>
          </table:table-cell>
          <table:table-cell office:value-type="float" office:value="3449.61760487812" calcext:value-type="float">
            <text:p>3449.6176048781</text:p>
          </table:table-cell>
          <table:table-cell office:value-type="float" office:value="374.445430155351" calcext:value-type="float">
            <text:p>374.4454301554</text:p>
          </table:table-cell>
          <table:table-cell office:value-type="float" office:value="1.43184800838357" calcext:value-type="float">
            <text:p>1.4318480084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1806420561984.57" calcext:value-type="float">
            <text:p>1806420561984.57</text:p>
          </table:table-cell>
          <table:table-cell office:value-type="float" office:value="190263168" calcext:value-type="float">
            <text:p>190263168</text:p>
          </table:table-cell>
          <table:table-cell office:value-type="float" office:value="0.0105326064153617" calcext:value-type="float">
            <text:p>0.0105326064</text:p>
          </table:table-cell>
          <table:table-cell office:value-type="float" office:value="4.6644146680021" calcext:value-type="float">
            <text:p>4.664414668</text:p>
          </table:table-cell>
          <table:table-cell office:value-type="float" office:value="44438.838423329" calcext:value-type="float">
            <text:p>44438.838423329</text:p>
          </table:table-cell>
          <table:table-cell office:value-type="float" office:value="4.68056794668778" calcext:value-type="float">
            <text:p>4.6805679467</text:p>
          </table:table-cell>
          <table:table-cell table:number-columns-repeated="3" office:value-type="string" calcext:value-type="string">
            <text:p>..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16936337667.6289" calcext:value-type="float">
            <text:p>16936337667.6289</text:p>
          </table:table-cell>
          <table:table-cell office:value-type="float" office:value="151593467374.813" calcext:value-type="float">
            <text:p>151593467374.813</text:p>
          </table:table-cell>
          <table:table-cell office:value-type="float" office:value="3614.54222984933" calcext:value-type="float">
            <text:p>3614.5422298493</text:p>
          </table:table-cell>
          <table:table-cell office:value-type="float" office:value="403.824180413223" calcext:value-type="float">
            <text:p>403.8241804132</text:p>
          </table:table-cell>
          <table:table-cell office:value-type="float" office:value="4.78095382914307" calcext:value-type="float">
            <text:p>4.7809538291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1952865034424.46" calcext:value-type="float">
            <text:p>1952865034424.46</text:p>
          </table:table-cell>
          <table:table-cell office:value-type="float" office:value="211704224" calcext:value-type="float">
            <text:p>211704224</text:p>
          </table:table-cell>
          <table:table-cell office:value-type="float" office:value="0.0108406991916056" calcext:value-type="float">
            <text:p>0.0108406992</text:p>
          </table:table-cell>
          <table:table-cell office:value-type="float" office:value="8.106886929974" calcext:value-type="float">
            <text:p>8.10688693</text:p>
          </table:table-cell>
          <table:table-cell office:value-type="float" office:value="46563.4387705559" calcext:value-type="float">
            <text:p>46563.4387705559</text:p>
          </table:table-cell>
          <table:table-cell office:value-type="float" office:value="5.0478023303834" calcext:value-type="float">
            <text:p>5.0478023304</text:p>
          </table:table-cell>
          <table:table-cell table:number-columns-repeated="3" office:value-type="string" calcext:value-type="string">
            <text:p>..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20070134740.9317" calcext:value-type="float">
            <text:p>20070134740.9317</text:p>
          </table:table-cell>
          <table:table-cell office:value-type="float" office:value="169641398473.748" calcext:value-type="float">
            <text:p>169641398473.748</text:p>
          </table:table-cell>
          <table:table-cell office:value-type="float" office:value="3921.05102517393" calcext:value-type="float">
            <text:p>3921.0510251739</text:p>
          </table:table-cell>
          <table:table-cell office:value-type="float" office:value="463.896331375075" calcext:value-type="float">
            <text:p>463.8963313751</text:p>
          </table:table-cell>
          <table:table-cell office:value-type="float" office:value="8.47987866328985" calcext:value-type="float">
            <text:p>8.4798786633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2185363005459.51" calcext:value-type="float">
            <text:p>2185363005459.51</text:p>
          </table:table-cell>
          <table:table-cell office:value-type="float" office:value="250876688" calcext:value-type="float">
            <text:p>250876688</text:p>
          </table:table-cell>
          <table:table-cell office:value-type="float" office:value="0.0114798634081961" calcext:value-type="float">
            <text:p>0.0114798634</text:p>
          </table:table-cell>
          <table:table-cell office:value-type="float" office:value="11.905480764756" calcext:value-type="float">
            <text:p>11.9054807648</text:p>
          </table:table-cell>
          <table:table-cell office:value-type="float" office:value="50511.9618797543" calcext:value-type="float">
            <text:p>50511.9618797543</text:p>
          </table:table-cell>
          <table:table-cell office:value-type="float" office:value="5.79870422859585" calcext:value-type="float">
            <text:p>5.7987042286</text:p>
          </table:table-cell>
          <table:table-cell table:number-columns-repeated="3" office:value-type="string" calcext:value-type="string">
            <text:p>..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21829715343.8799" calcext:value-type="float">
            <text:p>21829715343.8799</text:p>
          </table:table-cell>
          <table:table-cell office:value-type="float" office:value="181685937765.384" calcext:value-type="float">
            <text:p>181685937765.384</text:p>
          </table:table-cell>
          <table:table-cell office:value-type="float" office:value="4071.57230197252" calcext:value-type="float">
            <text:p>4071.5723019725</text:p>
          </table:table-cell>
          <table:table-cell office:value-type="float" office:value="489.202771811987" calcext:value-type="float">
            <text:p>489.202771812</text:p>
          </table:table-cell>
          <table:table-cell office:value-type="float" office:value="3.83879923602673" calcext:value-type="float">
            <text:p>3.838799236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2340523778847.13" calcext:value-type="float">
            <text:p>2340523778847.13</text:p>
          </table:table-cell>
          <table:table-cell office:value-type="float" office:value="272871445.8646" calcext:value-type="float">
            <text:p>272871445.8646</text:p>
          </table:table-cell>
          <table:table-cell office:value-type="float" office:value="0.0116585632810365" calcext:value-type="float">
            <text:p>0.0116585633</text:p>
          </table:table-cell>
          <table:table-cell office:value-type="float" office:value="7.09999999999975" calcext:value-type="float">
            <text:p>7.1</text:p>
          </table:table-cell>
          <table:table-cell office:value-type="float" office:value="52451.0146864964" calcext:value-type="float">
            <text:p>52451.0146864964</text:p>
          </table:table-cell>
          <table:table-cell office:value-type="float" office:value="6.11503473877094" calcext:value-type="float">
            <text:p>6.1150347388</text:p>
          </table:table-cell>
          <table:table-cell table:number-columns-repeated="3" office:value-type="string" calcext:value-type="string">
            <text:p>..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24337233447.211" calcext:value-type="float">
            <text:p>24337233447.211</text:p>
          </table:table-cell>
          <table:table-cell office:value-type="float" office:value="192761765621.299" calcext:value-type="float">
            <text:p>192761765621.299</text:p>
          </table:table-cell>
          <table:table-cell office:value-type="float" office:value="4189.47506878306" calcext:value-type="float">
            <text:p>4189.4750687831</text:p>
          </table:table-cell>
          <table:table-cell office:value-type="float" office:value="528.944277106048" calcext:value-type="float">
            <text:p>528.944277106</text:p>
          </table:table-cell>
          <table:table-cell office:value-type="float" office:value="2.89575520379233" calcext:value-type="float">
            <text:p>2.8957552038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2483205368771.07" calcext:value-type="float">
            <text:p>2483205368771.07</text:p>
          </table:table-cell>
          <table:table-cell office:value-type="float" office:value="304215422.6233" calcext:value-type="float">
            <text:p>304215422.6233</text:p>
          </table:table-cell>
          <table:table-cell office:value-type="float" office:value="0.0122509167565893" calcext:value-type="float">
            <text:p>0.0122509168</text:p>
          </table:table-cell>
          <table:table-cell office:value-type="float" office:value="6.09613930067485" calcext:value-type="float">
            <text:p>6.0961393007</text:p>
          </table:table-cell>
          <table:table-cell office:value-type="float" office:value="53969.8676737225" calcext:value-type="float">
            <text:p>53969.8676737225</text:p>
          </table:table-cell>
          <table:table-cell office:value-type="float" office:value="6.61180356234914" calcext:value-type="float">
            <text:p>6.6118035623</text:p>
          </table:table-cell>
          <table:table-cell table:number-columns-repeated="3" office:value-type="string" calcext:value-type="string">
            <text:p>..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26556372081.1913" calcext:value-type="float">
            <text:p>26556372081.1913</text:p>
          </table:table-cell>
          <table:table-cell office:value-type="float" office:value="204047822191.711" calcext:value-type="float">
            <text:p>204047822191.711</text:p>
          </table:table-cell>
          <table:table-cell office:value-type="float" office:value="4302.12408267291" calcext:value-type="float">
            <text:p>4302.1240826729</text:p>
          </table:table-cell>
          <table:table-cell office:value-type="float" office:value="559.911919920292" calcext:value-type="float">
            <text:p>559.9119199203</text:p>
          </table:table-cell>
          <table:table-cell office:value-type="float" office:value="2.68885748310639" calcext:value-type="float">
            <text:p>2.6888574831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2628595177676.22" calcext:value-type="float">
            <text:p>2628595177676.22</text:p>
          </table:table-cell>
          <table:table-cell office:value-type="float" office:value="331954655.9614" calcext:value-type="float">
            <text:p>331954655.9614</text:p>
          </table:table-cell>
          <table:table-cell office:value-type="float" office:value="0.0126285956384832" calcext:value-type="float">
            <text:p>0.0126285956</text:p>
          </table:table-cell>
          <table:table-cell office:value-type="float" office:value="5.85492487788488" calcext:value-type="float">
            <text:p>5.8549248779</text:p>
          </table:table-cell>
          <table:table-cell office:value-type="float" office:value="55421.04049929" calcext:value-type="float">
            <text:p>55421.04049929</text:p>
          </table:table-cell>
          <table:table-cell office:value-type="float" office:value="6.99889910329536" calcext:value-type="float">
            <text:p>6.9988991033</text:p>
          </table:table-cell>
          <table:table-cell table:number-columns-repeated="3" office:value-type="string" calcext:value-type="string">
            <text:p>..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29363632833.6558" calcext:value-type="float">
            <text:p>29363632833.6558</text:p>
          </table:table-cell>
          <table:table-cell office:value-type="float" office:value="223275817400.284" calcext:value-type="float">
            <text:p>223275817400.284</text:p>
          </table:table-cell>
          <table:table-cell office:value-type="float" office:value="4566.56465129037" calcext:value-type="float">
            <text:p>4566.5646512904</text:p>
          </table:table-cell>
          <table:table-cell office:value-type="float" office:value="600.561804197751" calcext:value-type="float">
            <text:p>600.5618041978</text:p>
          </table:table-cell>
          <table:table-cell office:value-type="float" office:value="6.14674434153399" calcext:value-type="float">
            <text:p>6.1467443415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2876295030283.07" calcext:value-type="float">
            <text:p>2876295030283.07</text:p>
          </table:table-cell>
          <table:table-cell office:value-type="float" office:value="367045415.8901" calcext:value-type="float">
            <text:p>367045415.8901</text:p>
          </table:table-cell>
          <table:table-cell office:value-type="float" office:value="0.012761048919727" calcext:value-type="float">
            <text:p>0.0127610489</text:p>
          </table:table-cell>
          <table:table-cell office:value-type="float" office:value="9.42327881868161" calcext:value-type="float">
            <text:p>9.4232788187</text:p>
          </table:table-cell>
          <table:table-cell office:value-type="float" office:value="58827.6301701993" calcext:value-type="float">
            <text:p>58827.6301701993</text:p>
          </table:table-cell>
          <table:table-cell office:value-type="float" office:value="7.50702266433524" calcext:value-type="float">
            <text:p>7.5070226643</text:p>
          </table:table-cell>
          <table:table-cell table:number-columns-repeated="3" office:value-type="string" calcext:value-type="string">
            <text:p>..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32515754313.9575" calcext:value-type="float">
            <text:p>32515754313.9575</text:p>
          </table:table-cell>
          <table:table-cell office:value-type="float" office:value="230908769207.192" calcext:value-type="float">
            <text:p>230908769207.192</text:p>
          </table:table-cell>
          <table:table-cell office:value-type="float" office:value="4579.42184361538" calcext:value-type="float">
            <text:p>4579.4218436154</text:p>
          </table:table-cell>
          <table:table-cell office:value-type="float" office:value="644.857950082262" calcext:value-type="float">
            <text:p>644.8579500823</text:p>
          </table:table-cell>
          <table:table-cell office:value-type="float" office:value="0.281550647079285" calcext:value-type="float">
            <text:p>0.2815506471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2974624628195.78" calcext:value-type="float">
            <text:p>2974624628195.78</text:p>
          </table:table-cell>
          <table:table-cell office:value-type="float" office:value="406446934.981" calcext:value-type="float">
            <text:p>406446934.981</text:p>
          </table:table-cell>
          <table:table-cell office:value-type="float" office:value="0.0136638058842243" calcext:value-type="float">
            <text:p>0.0136638059</text:p>
          </table:table-cell>
          <table:table-cell office:value-type="float" office:value="3.41862002602123" calcext:value-type="float">
            <text:p>3.418620026</text:p>
          </table:table-cell>
          <table:table-cell office:value-type="float" office:value="58993.2597436049" calcext:value-type="float">
            <text:p>58993.2597436049</text:p>
          </table:table-cell>
          <table:table-cell office:value-type="float" office:value="8.06072449614241" calcext:value-type="float">
            <text:p>8.0607244961</text:p>
          </table:table-cell>
          <table:table-cell table:number-columns-repeated="3" office:value-type="string" calcext:value-type="string">
            <text:p>..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35541711470.3873" calcext:value-type="float">
            <text:p>35541711470.3873</text:p>
          </table:table-cell>
          <table:table-cell office:value-type="float" office:value="245923575056.069" calcext:value-type="float">
            <text:p>245923575056.069</text:p>
          </table:table-cell>
          <table:table-cell office:value-type="float" office:value="4726.58546040013" calcext:value-type="float">
            <text:p>4726.5854604001</text:p>
          </table:table-cell>
          <table:table-cell office:value-type="float" office:value="683.102206184862" calcext:value-type="float">
            <text:p>683.1022061849</text:p>
          </table:table-cell>
          <table:table-cell office:value-type="float" office:value="3.21358507275174" calcext:value-type="float">
            <text:p>3.2135850728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3168049119690.82" calcext:value-type="float">
            <text:p>3168049119690.82</text:p>
          </table:table-cell>
          <table:table-cell office:value-type="float" office:value="444271400" calcext:value-type="float">
            <text:p>444271400</text:p>
          </table:table-cell>
          <table:table-cell office:value-type="float" office:value="0.0140235010006208" calcext:value-type="float">
            <text:p>0.014023501</text:p>
          </table:table-cell>
          <table:table-cell office:value-type="float" office:value="6.50248403316553" calcext:value-type="float">
            <text:p>6.5024840332</text:p>
          </table:table-cell>
          <table:table-cell office:value-type="float" office:value="60889.0583326551" calcext:value-type="float">
            <text:p>60889.0583326551</text:p>
          </table:table-cell>
          <table:table-cell office:value-type="float" office:value="8.53877770454846" calcext:value-type="float">
            <text:p>8.5387777045</text:p>
          </table:table-cell>
          <table:table-cell table:number-columns-repeated="3" office:value-type="string" calcext:value-type="string">
            <text:p>..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39200879415.8614" calcext:value-type="float">
            <text:p>39200879415.8614</text:p>
          </table:table-cell>
          <table:table-cell office:value-type="float" office:value="255176370101.414" calcext:value-type="float">
            <text:p>255176370101.414</text:p>
          </table:table-cell>
          <table:table-cell office:value-type="float" office:value="4750.15863595079" calcext:value-type="float">
            <text:p>4750.1586359508</text:p>
          </table:table-cell>
          <table:table-cell office:value-type="float" office:value="729.732129272449" calcext:value-type="float">
            <text:p>729.7321292724</text:p>
          </table:table-cell>
          <table:table-cell office:value-type="float" office:value="0.498735836856426" calcext:value-type="float">
            <text:p>0.4987358369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3287245944116.47" calcext:value-type="float">
            <text:p>3287245944116.47</text:p>
          </table:table-cell>
          <table:table-cell office:value-type="float" office:value="490011000" calcext:value-type="float">
            <text:p>490011000</text:p>
          </table:table-cell>
          <table:table-cell office:value-type="float" office:value="0.014906429525817" calcext:value-type="float">
            <text:p>0.0149064295</text:p>
          </table:table-cell>
          <table:table-cell office:value-type="float" office:value="3.76246768665263" calcext:value-type="float">
            <text:p>3.7624676867</text:p>
          </table:table-cell>
          <table:table-cell office:value-type="float" office:value="61192.7338872845" calcext:value-type="float">
            <text:p>61192.7338872845</text:p>
          </table:table-cell>
          <table:table-cell office:value-type="float" office:value="9.12165175182881" calcext:value-type="float">
            <text:p>9.1216517518</text:p>
          </table:table-cell>
          <table:table-cell table:number-columns-repeated="3" office:value-type="string" calcext:value-type="string">
            <text:p>..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45178119326.7936" calcext:value-type="float">
            <text:p>45178119326.7936</text:p>
          </table:table-cell>
          <table:table-cell office:value-type="float" office:value="276174341898.257" calcext:value-type="float">
            <text:p>276174341898.257</text:p>
          </table:table-cell>
          <table:table-cell office:value-type="float" office:value="4977.89689367601" calcext:value-type="float">
            <text:p>4977.896893676</text:p>
          </table:table-cell>
          <table:table-cell office:value-type="float" office:value="814.311779701174" calcext:value-type="float">
            <text:p>814.3117797012</text:p>
          </table:table-cell>
          <table:table-cell office:value-type="float" office:value="4.7943295198948" calcext:value-type="float">
            <text:p>4.7943295199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3557747078670.62" calcext:value-type="float">
            <text:p>3557747078670.62</text:p>
          </table:table-cell>
          <table:table-cell office:value-type="float" office:value="564726500" calcext:value-type="float">
            <text:p>564726500</text:p>
          </table:table-cell>
          <table:table-cell office:value-type="float" office:value="0.0158731491450206" calcext:value-type="float">
            <text:p>0.0158731491</text:p>
          </table:table-cell>
          <table:table-cell office:value-type="float" office:value="8.2288073102134" calcext:value-type="float">
            <text:p>8.2288073102</text:p>
          </table:table-cell>
          <table:table-cell office:value-type="float" office:value="64126.5151920732" calcext:value-type="float">
            <text:p>64126.5151920732</text:p>
          </table:table-cell>
          <table:table-cell office:value-type="float" office:value="10.1788973979421" calcext:value-type="float">
            <text:p>10.1788973979</text:p>
          </table:table-cell>
          <table:table-cell table:number-columns-repeated="3" office:value-type="string" calcext:value-type="string">
            <text:p>..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55271303176.3935" calcext:value-type="float">
            <text:p>55271303176.3935</text:p>
          </table:table-cell>
          <table:table-cell office:value-type="float" office:value="297884737939.479" calcext:value-type="float">
            <text:p>297884737939.479</text:p>
          </table:table-cell>
          <table:table-cell office:value-type="float" office:value="5200.19657958755" calcext:value-type="float">
            <text:p>5200.1965795876</text:p>
          </table:table-cell>
          <table:table-cell office:value-type="float" office:value="964.87535318316" calcext:value-type="float">
            <text:p>964.8753531832</text:p>
          </table:table-cell>
          <table:table-cell office:value-type="float" office:value="4.46573504151833" calcext:value-type="float">
            <text:p>4.4657350415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3837425840866.77" calcext:value-type="float">
            <text:p>3837425840866.77</text:p>
          </table:table-cell>
          <table:table-cell office:value-type="float" office:value="690891300" calcext:value-type="float">
            <text:p>690891300</text:p>
          </table:table-cell>
          <table:table-cell office:value-type="float" office:value="0.0180040300099701" calcext:value-type="float">
            <text:p>0.01800403</text:p>
          </table:table-cell>
          <table:table-cell office:value-type="float" office:value="7.86111986073654" calcext:value-type="float">
            <text:p>7.8611198607</text:p>
          </table:table-cell>
          <table:table-cell office:value-type="float" office:value="66990.2354519102" calcext:value-type="float">
            <text:p>66990.2354519102</text:p>
          </table:table-cell>
          <table:table-cell office:value-type="float" office:value="12.0609420945115" calcext:value-type="float">
            <text:p>12.0609420945</text:p>
          </table:table-cell>
          <table:table-cell table:number-columns-repeated="3" office:value-type="string" calcext:value-type="string">
            <text:p>..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71976542927.466" calcext:value-type="float">
            <text:p>71976542927.466</text:p>
          </table:table-cell>
          <table:table-cell office:value-type="float" office:value="315093024598.583" calcext:value-type="float">
            <text:p>315093024598.583</text:p>
          </table:table-cell>
          <table:table-cell office:value-type="float" office:value="5332.38086089112" calcext:value-type="float">
            <text:p>5332.3808608911</text:p>
          </table:table-cell>
          <table:table-cell office:value-type="float" office:value="1218.07310850021" calcext:value-type="float">
            <text:p>1218.0731085002</text:p>
          </table:table-cell>
          <table:table-cell office:value-type="float" office:value="2.54190931593692" calcext:value-type="float">
            <text:p>2.5419093159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4059107301821.99" calcext:value-type="float">
            <text:p>4059107301821.99</text:p>
          </table:table-cell>
          <table:table-cell office:value-type="float" office:value="899706800" calcext:value-type="float">
            <text:p>899706800</text:p>
          </table:table-cell>
          <table:table-cell office:value-type="float" office:value="0.0221651396009205" calcext:value-type="float">
            <text:p>0.0221651396</text:p>
          </table:table-cell>
          <table:table-cell office:value-type="float" office:value="5.77682723127617" calcext:value-type="float">
            <text:p>5.7768272313</text:p>
          </table:table-cell>
          <table:table-cell office:value-type="float" office:value="68693.0664876304" calcext:value-type="float">
            <text:p>68693.0664876304</text:p>
          </table:table-cell>
          <table:table-cell office:value-type="float" office:value="15.2259140831364" calcext:value-type="float">
            <text:p>15.2259140831</text:p>
          </table:table-cell>
          <table:table-cell table:number-columns-repeated="3" office:value-type="string" calcext:value-type="string">
            <text:p>..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88003982688.6386" calcext:value-type="float">
            <text:p>88003982688.6386</text:p>
          </table:table-cell>
          <table:table-cell office:value-type="float" office:value="333193496286.925" calcext:value-type="float">
            <text:p>333193496286.925</text:p>
          </table:table-cell>
          <table:table-cell office:value-type="float" office:value="5473.63832805284" calcext:value-type="float">
            <text:p>5473.6383280528</text:p>
          </table:table-cell>
          <table:table-cell office:value-type="float" office:value="1445.71241045779" calcext:value-type="float">
            <text:p>1445.7124104578</text:p>
          </table:table-cell>
          <table:table-cell office:value-type="float" office:value="2.64905059947482" calcext:value-type="float">
            <text:p>2.6490505995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4292282113895.9" calcext:value-type="float">
            <text:p>4292282113895.9</text:p>
          </table:table-cell>
          <table:table-cell office:value-type="float" office:value="1100049800" calcext:value-type="float">
            <text:p>1100049800</text:p>
          </table:table-cell>
          <table:table-cell office:value-type="float" office:value="0.0256285530822562" calcext:value-type="float">
            <text:p>0.0256285531</text:p>
          </table:table-cell>
          <table:table-cell office:value-type="float" office:value="5.74448504894774" calcext:value-type="float">
            <text:p>5.7444850489</text:p>
          </table:table-cell>
          <table:table-cell office:value-type="float" office:value="70512.7805772186" calcext:value-type="float">
            <text:p>70512.7805772186</text:p>
          </table:table-cell>
          <table:table-cell office:value-type="float" office:value="18.0714054000073" calcext:value-type="float">
            <text:p>18.0714054</text:p>
          </table:table-cell>
          <table:table-cell table:number-columns-repeated="3" office:value-type="string" calcext:value-type="string">
            <text:p>..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89023916066.8009" calcext:value-type="float">
            <text:p>89023916066.8009</text:p>
          </table:table-cell>
          <table:table-cell office:value-type="float" office:value="347912132847.362" calcext:value-type="float">
            <text:p>347912132847.362</text:p>
          </table:table-cell>
          <table:table-cell office:value-type="float" office:value="5555.91902718631" calcext:value-type="float">
            <text:p>5555.9190271863</text:p>
          </table:table-cell>
          <table:table-cell office:value-type="float" office:value="1421.65110800311" calcext:value-type="float">
            <text:p>1421.6511080031</text:p>
          </table:table-cell>
          <table:table-cell office:value-type="float" office:value="1.50321768085729" calcext:value-type="float">
            <text:p>1.5032176809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4481891278400.4" calcext:value-type="float">
            <text:p>4481891278400.4</text:p>
          </table:table-cell>
          <table:table-cell office:value-type="float" office:value="1370968300" calcext:value-type="float">
            <text:p>1370968300</text:p>
          </table:table-cell>
          <table:table-cell office:value-type="float" office:value="0.0305890574947035" calcext:value-type="float">
            <text:p>0.0305890575</text:p>
          </table:table-cell>
          <table:table-cell office:value-type="float" office:value="4.41744413515264" calcext:value-type="float">
            <text:p>4.4174441352</text:p>
          </table:table-cell>
          <table:table-cell office:value-type="float" office:value="71572.7411621194" calcext:value-type="float">
            <text:p>71572.7411621194</text:p>
          </table:table-cell>
          <table:table-cell office:value-type="float" office:value="21.893426944616" calcext:value-type="float">
            <text:p>21.8934269446</text:p>
          </table:table-cell>
          <table:table-cell table:number-columns-repeated="3" office:value-type="string" calcext:value-type="string">
            <text:p>..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81825780563.8082" calcext:value-type="float">
            <text:p>81825780563.8082</text:p>
          </table:table-cell>
          <table:table-cell office:value-type="float" office:value="359708579770.111" calcext:value-type="float">
            <text:p>359708579770.111</text:p>
          </table:table-cell>
          <table:table-cell office:value-type="float" office:value="5590.94610649413" calcext:value-type="float">
            <text:p>5590.9461064941</text:p>
          </table:table-cell>
          <table:table-cell office:value-type="float" office:value="1271.8171180305" calcext:value-type="float">
            <text:p>1271.8171180305</text:p>
          </table:table-cell>
          <table:table-cell office:value-type="float" office:value="0.630446180666482" calcext:value-type="float">
            <text:p>0.6304461807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4633856063722.72" calcext:value-type="float">
            <text:p>4633856063722.72</text:p>
          </table:table-cell>
          <table:table-cell office:value-type="float" office:value="1849262700" calcext:value-type="float">
            <text:p>1849262700</text:p>
          </table:table-cell>
          <table:table-cell office:value-type="float" office:value="0.0399076422437332" calcext:value-type="float">
            <text:p>0.0399076422</text:p>
          </table:table-cell>
          <table:table-cell office:value-type="float" office:value="3.39063970727456" calcext:value-type="float">
            <text:p>3.3906397073</text:p>
          </table:table-cell>
          <table:table-cell office:value-type="float" office:value="72023.9687751743" calcext:value-type="float">
            <text:p>72023.9687751743</text:p>
          </table:table-cell>
          <table:table-cell office:value-type="float" office:value="28.7430677885347" calcext:value-type="float">
            <text:p>28.7430677885</text:p>
          </table:table-cell>
          <table:table-cell table:number-columns-repeated="3" office:value-type="string" calcext:value-type="string">
            <text:p>..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02517450025.753" calcext:value-type="float">
            <text:p>102517450025.753</text:p>
          </table:table-cell>
          <table:table-cell office:value-type="float" office:value="391927469805.037" calcext:value-type="float">
            <text:p>391927469805.037</text:p>
          </table:table-cell>
          <table:table-cell office:value-type="float" office:value="5935.99138269322" calcext:value-type="float">
            <text:p>5935.9913826932</text:p>
          </table:table-cell>
          <table:table-cell office:value-type="float" office:value="1552.69213518325" calcext:value-type="float">
            <text:p>1552.6921351833</text:p>
          </table:table-cell>
          <table:table-cell office:value-type="float" office:value="6.17150066601972" calcext:value-type="float">
            <text:p>6.171500666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5048907878862.01" calcext:value-type="float">
            <text:p>5048907878862.01</text:p>
          </table:table-cell>
          <table:table-cell office:value-type="float" office:value="2337397900" calcext:value-type="float">
            <text:p>2337397900</text:p>
          </table:table-cell>
          <table:table-cell office:value-type="float" office:value="0.0462951187876859" calcext:value-type="float">
            <text:p>0.0462951188</text:p>
          </table:table-cell>
          <table:table-cell office:value-type="float" office:value="8.9569423269019" calcext:value-type="float">
            <text:p>8.9569423269</text:p>
          </table:table-cell>
          <table:table-cell office:value-type="float" office:value="76468.928487828" calcext:value-type="float">
            <text:p>76468.928487828</text:p>
          </table:table-cell>
          <table:table-cell office:value-type="float" office:value="35.4013812791106" calcext:value-type="float">
            <text:p>35.4013812791</text:p>
          </table:table-cell>
          <table:table-cell table:number-columns-repeated="3" office:value-type="string" calcext:value-type="string">
            <text:p>..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34540322292.806" calcext:value-type="float">
            <text:p>134540322292.806</text:p>
          </table:table-cell>
          <table:table-cell office:value-type="float" office:value="429937262645.737" calcext:value-type="float">
            <text:p>429937262645.737</text:p>
          </table:table-cell>
          <table:table-cell office:value-type="float" office:value="6351.70011212588" calcext:value-type="float">
            <text:p>6351.7001121259</text:p>
          </table:table-cell>
          <table:table-cell office:value-type="float" office:value="1987.6383240985" calcext:value-type="float">
            <text:p>1987.6383240985</text:p>
          </table:table-cell>
          <table:table-cell office:value-type="float" office:value="7.0031895707378" calcext:value-type="float">
            <text:p>7.0031895707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5538559555083.59" calcext:value-type="float">
            <text:p>5538559555083.59</text:p>
          </table:table-cell>
          <table:table-cell office:value-type="float" office:value="3067519400" calcext:value-type="float">
            <text:p>3067519400</text:p>
          </table:table-cell>
          <table:table-cell office:value-type="float" office:value="0.0553847867751908" calcext:value-type="float">
            <text:p>0.0553847868</text:p>
          </table:table-cell>
          <table:table-cell office:value-type="float" office:value="9.69817013836949" calcext:value-type="float">
            <text:p>9.6981701384</text:p>
          </table:table-cell>
          <table:table-cell office:value-type="float" office:value="81824.1925125426" calcext:value-type="float">
            <text:p>81824.1925125426</text:p>
          </table:table-cell>
          <table:table-cell office:value-type="float" office:value="45.3181545535933" calcext:value-type="float">
            <text:p>45.3181545536</text:p>
          </table:table-cell>
          <table:table-cell table:number-columns-repeated="3" office:value-type="string" calcext:value-type="string">
            <text:p>..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94356825709.199" calcext:value-type="float">
            <text:p>194356825709.199</text:p>
          </table:table-cell>
          <table:table-cell office:value-type="float" office:value="469634453479.207" calcext:value-type="float">
            <text:p>469634453479.207</text:p>
          </table:table-cell>
          <table:table-cell office:value-type="float" office:value="6773.804353004" calcext:value-type="float">
            <text:p>6773.804353004</text:p>
          </table:table-cell>
          <table:table-cell office:value-type="float" office:value="2803.3188414344" calcext:value-type="float">
            <text:p>2803.3188414344</text:p>
          </table:table-cell>
          <table:table-cell office:value-type="float" office:value="6.64553164391815" calcext:value-type="float">
            <text:p>6.6455316439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21248" calcext:value-type="float">
            <text:p>21248</text:p>
          </table:table-cell>
          <table:table-cell office:value-type="string" calcext:value-type="string">
            <text:p>..</text:p>
          </table:table-cell>
          <table:table-cell office:value-type="float" office:value="6049948715091.94" calcext:value-type="float">
            <text:p>6049948715091.94</text:p>
          </table:table-cell>
          <table:table-cell office:value-type="float" office:value="4470207000" calcext:value-type="float">
            <text:p>4470207000</text:p>
          </table:table-cell>
          <table:table-cell office:value-type="float" office:value="0.0738883453482641" calcext:value-type="float">
            <text:p>0.0738883453</text:p>
          </table:table-cell>
          <table:table-cell office:value-type="float" office:value="9.23325198406452" calcext:value-type="float">
            <text:p>9.2332519841</text:p>
          </table:table-cell>
          <table:table-cell office:value-type="float" office:value="87261.8451183441" calcext:value-type="float">
            <text:p>87261.8451183441</text:p>
          </table:table-cell>
          <table:table-cell office:value-type="float" office:value="64.4763334783094" calcext:value-type="float">
            <text:p>64.4763334783</text:p>
          </table:table-cell>
          <table:table-cell table:number-columns-repeated="3" office:value-type="string" calcext:value-type="string">
            <text:p>..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250083027275.13" calcext:value-type="float">
            <text:p>250083027275.13</text:p>
          </table:table-cell>
          <table:table-cell office:value-type="float" office:value="510833608181.965" calcext:value-type="float">
            <text:p>510833608181.965</text:p>
          </table:table-cell>
          <table:table-cell office:value-type="float" office:value="7199.83471605977" calcext:value-type="float">
            <text:p>7199.8347160598</text:p>
          </table:table-cell>
          <table:table-cell office:value-type="float" office:value="3524.74158480078" calcext:value-type="float">
            <text:p>3524.7415848008</text:p>
          </table:table-cell>
          <table:table-cell office:value-type="float" office:value="6.28938098672486" calcext:value-type="float">
            <text:p>6.2893809867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22358" calcext:value-type="float">
            <text:p>22358</text:p>
          </table:table-cell>
          <table:table-cell office:value-type="string" calcext:value-type="string">
            <text:p>..</text:p>
          </table:table-cell>
          <table:table-cell office:value-type="float" office:value="6580686550040.55" calcext:value-type="float">
            <text:p>6580686550040.55</text:p>
          </table:table-cell>
          <table:table-cell office:value-type="float" office:value="6127034008" calcext:value-type="float">
            <text:p>6127034008</text:p>
          </table:table-cell>
          <table:table-cell office:value-type="float" office:value="0.093106303748235" calcext:value-type="float">
            <text:p>0.0931063037</text:p>
          </table:table-cell>
          <table:table-cell office:value-type="float" office:value="8.7726005614668" calcext:value-type="float">
            <text:p>8.7726005615</text:p>
          </table:table-cell>
          <table:table-cell office:value-type="float" office:value="92750.0750138825" calcext:value-type="float">
            <text:p>92750.0750138825</text:p>
          </table:table-cell>
          <table:table-cell office:value-type="float" office:value="86.3561665691413" calcext:value-type="float">
            <text:p>86.3561665691</text:p>
          </table:table-cell>
          <table:table-cell table:number-columns-repeated="3" office:value-type="string" calcext:value-type="string">
            <text:p>..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73720847690.773" calcext:value-type="float">
            <text:p>173720847690.773</text:p>
          </table:table-cell>
          <table:table-cell office:value-type="float" office:value="507626070623.95" calcext:value-type="float">
            <text:p>507626070623.95</text:p>
          </table:table-cell>
          <table:table-cell office:value-type="float" office:value="6997.1068204428" calcext:value-type="float">
            <text:p>6997.1068204428</text:p>
          </table:table-cell>
          <table:table-cell office:value-type="float" office:value="2394.56442167386" calcext:value-type="float">
            <text:p>2394.5644216739</text:p>
          </table:table-cell>
          <table:table-cell office:value-type="float" office:value="-2.8157298550864" calcext:value-type="float">
            <text:p>-2.8157298551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21471" calcext:value-type="float">
            <text:p>21471</text:p>
          </table:table-cell>
          <table:table-cell office:value-type="string" calcext:value-type="string">
            <text:p>..</text:p>
          </table:table-cell>
          <table:table-cell office:value-type="float" office:value="6539366247443.58" calcext:value-type="float">
            <text:p>6539366247443.58</text:p>
          </table:table-cell>
          <table:table-cell office:value-type="float" office:value="9797855992" calcext:value-type="float">
            <text:p>9797855992</text:p>
          </table:table-cell>
          <table:table-cell office:value-type="float" office:value="0.149828830826386" calcext:value-type="float">
            <text:p>0.1498288308</text:p>
          </table:table-cell>
          <table:table-cell office:value-type="float" office:value="-0.627902609898882" calcext:value-type="float">
            <text:p>-0.6279026099</text:p>
          </table:table-cell>
          <table:table-cell office:value-type="float" office:value="90138.4834611016" calcext:value-type="float">
            <text:p>90138.4834611016</text:p>
          </table:table-cell>
          <table:table-cell office:value-type="float" office:value="135.053435894403" calcext:value-type="float">
            <text:p>135.0534358944</text:p>
          </table:table-cell>
          <table:table-cell table:number-columns-repeated="3" office:value-type="string" calcext:value-type="string">
            <text:p>..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48866911934.175" calcext:value-type="float">
            <text:p>148866911934.175</text:p>
          </table:table-cell>
          <table:table-cell office:value-type="float" office:value="486324575210.826" calcext:value-type="float">
            <text:p>486324575210.826</text:p>
          </table:table-cell>
          <table:table-cell office:value-type="float" office:value="6560.12979431418" calcext:value-type="float">
            <text:p>6560.1297943142</text:p>
          </table:table-cell>
          <table:table-cell office:value-type="float" office:value="2008.09565081832" calcext:value-type="float">
            <text:p>2008.0956508183</text:p>
          </table:table-cell>
          <table:table-cell office:value-type="float" office:value="-6.2451101196847" calcext:value-type="float">
            <text:p>-6.2451101197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20460" calcext:value-type="float">
            <text:p>20460</text:p>
          </table:table-cell>
          <table:table-cell office:value-type="string" calcext:value-type="string">
            <text:p>..</text:p>
          </table:table-cell>
          <table:table-cell office:value-type="float" office:value="6264955045604.71" calcext:value-type="float">
            <text:p>6264955045604.71</text:p>
          </table:table-cell>
          <table:table-cell office:value-type="float" office:value="17878915976" calcext:value-type="float">
            <text:p>17878915976</text:p>
          </table:table-cell>
          <table:table-cell office:value-type="float" office:value="0.285379796755976" calcext:value-type="float">
            <text:p>0.2853797968</text:p>
          </table:table-cell>
          <table:table-cell office:value-type="float" office:value="-4.19629657455178" calcext:value-type="float">
            <text:p>-4.1962965746</text:p>
          </table:table-cell>
          <table:table-cell office:value-type="float" office:value="84509.235908742" calcext:value-type="float">
            <text:p>84509.235908742</text:p>
          </table:table-cell>
          <table:table-cell office:value-type="float" office:value="241.172285676396" calcext:value-type="float">
            <text:p>241.1722856764</text:p>
          </table:table-cell>
          <table:table-cell table:number-columns-repeated="3" office:value-type="string" calcext:value-type="string">
            <text:p>..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75632163244.416" calcext:value-type="float">
            <text:p>175632163244.416</text:p>
          </table:table-cell>
          <table:table-cell office:value-type="float" office:value="503881772195.188" calcext:value-type="float">
            <text:p>503881772195.188</text:p>
          </table:table-cell>
          <table:table-cell office:value-type="float" office:value="6654.43370748022" calcext:value-type="float">
            <text:p>6654.4337074802</text:p>
          </table:table-cell>
          <table:table-cell office:value-type="float" office:value="2319.45795959172" calcext:value-type="float">
            <text:p>2319.4579595917</text:p>
          </table:table-cell>
          <table:table-cell office:value-type="float" office:value="1.43753120933337" calcext:value-type="float">
            <text:p>1.4375312093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20337" calcext:value-type="float">
            <text:p>20337</text:p>
          </table:table-cell>
          <table:table-cell office:value-type="string" calcext:value-type="string">
            <text:p>..</text:p>
          </table:table-cell>
          <table:table-cell office:value-type="float" office:value="6491131256803.12" calcext:value-type="float">
            <text:p>6491131256803.12</text:p>
          </table:table-cell>
          <table:table-cell office:value-type="float" office:value="29471076000" calcext:value-type="float">
            <text:p>29471076000</text:p>
          </table:table-cell>
          <table:table-cell office:value-type="float" office:value="0.454020645001015" calcext:value-type="float">
            <text:p>0.454020645</text:p>
          </table:table-cell>
          <table:table-cell office:value-type="float" office:value="3.61018091194585" calcext:value-type="float">
            <text:p>3.6101809119</text:p>
          </table:table-cell>
          <table:table-cell office:value-type="float" office:value="85724.0825496993" calcext:value-type="float">
            <text:p>85724.0825496993</text:p>
          </table:table-cell>
          <table:table-cell office:value-type="float" office:value="389.205032513347" calcext:value-type="float">
            <text:p>389.2050325133</text:p>
          </table:table-cell>
          <table:table-cell table:number-columns-repeated="3" office:value-type="string" calcext:value-type="string">
            <text:p>..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84473097296.041" calcext:value-type="float">
            <text:p>184473097296.041</text:p>
          </table:table-cell>
          <table:table-cell office:value-type="float" office:value="516949362154.767" calcext:value-type="float">
            <text:p>516949362154.767</text:p>
          </table:table-cell>
          <table:table-cell office:value-type="float" office:value="6685.61422757842" calcext:value-type="float">
            <text:p>6685.6142275784</text:p>
          </table:table-cell>
          <table:table-cell office:value-type="float" office:value="2385.7577824395" calcext:value-type="float">
            <text:p>2385.7577824395</text:p>
          </table:table-cell>
          <table:table-cell office:value-type="float" office:value="0.468567596716028" calcext:value-type="float">
            <text:p>0.4685675967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9920" calcext:value-type="float">
            <text:p>19920</text:p>
          </table:table-cell>
          <table:table-cell office:value-type="string" calcext:value-type="string">
            <text:p>..</text:p>
          </table:table-cell>
          <table:table-cell office:value-type="float" office:value="6659471225260.74" calcext:value-type="float">
            <text:p>6659471225260.74</text:p>
          </table:table-cell>
          <table:table-cell office:value-type="float" office:value="47391141000" calcext:value-type="float">
            <text:p>47391141000</text:p>
          </table:table-cell>
          <table:table-cell office:value-type="float" office:value="0.711635194401557" calcext:value-type="float">
            <text:p>0.7116351944</text:p>
          </table:table-cell>
          <table:table-cell office:value-type="float" office:value="2.59338413903107" calcext:value-type="float">
            <text:p>2.593384139</text:p>
          </table:table-cell>
          <table:table-cell office:value-type="float" office:value="86125.7578231093" calcext:value-type="float">
            <text:p>86125.7578231093</text:p>
          </table:table-cell>
          <table:table-cell office:value-type="float" office:value="612.901204114298" calcext:value-type="float">
            <text:p>612.9012041143</text:p>
          </table:table-cell>
          <table:table-cell table:number-columns-repeated="3" office:value-type="string" calcext:value-type="string">
            <text:p>..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29440191340.197" calcext:value-type="float">
            <text:p>129440191340.197</text:p>
          </table:table-cell>
          <table:table-cell office:value-type="float" office:value="497543497274.209" calcext:value-type="float">
            <text:p>497543497274.209</text:p>
          </table:table-cell>
          <table:table-cell office:value-type="float" office:value="6302.85052657275" calcext:value-type="float">
            <text:p>6302.8505265728</text:p>
          </table:table-cell>
          <table:table-cell office:value-type="float" office:value="1639.74040986935" calcext:value-type="float">
            <text:p>1639.7404098694</text:p>
          </table:table-cell>
          <table:table-cell office:value-type="float" office:value="-5.72518377483937" calcext:value-type="float">
            <text:p>-5.7251837748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8579" calcext:value-type="float">
            <text:p>18579</text:p>
          </table:table-cell>
          <table:table-cell office:value-type="string" calcext:value-type="string">
            <text:p>..</text:p>
          </table:table-cell>
          <table:table-cell office:value-type="float" office:value="6409480010967.13" calcext:value-type="float">
            <text:p>6409480010967.13</text:p>
          </table:table-cell>
          <table:table-cell office:value-type="float" office:value="79191511000" calcext:value-type="float">
            <text:p>79191511000</text:p>
          </table:table-cell>
          <table:table-cell office:value-type="float" office:value="1.23553721775397" calcext:value-type="float">
            <text:p>1.2355372178</text:p>
          </table:table-cell>
          <table:table-cell office:value-type="float" office:value="-3.75391988098608" calcext:value-type="float">
            <text:p>-3.753919881</text:p>
          </table:table-cell>
          <table:table-cell office:value-type="float" office:value="81194.8999102632" calcext:value-type="float">
            <text:p>81194.8999102632</text:p>
          </table:table-cell>
          <table:table-cell office:value-type="float" office:value="1003.19320730939" calcext:value-type="float">
            <text:p>1003.1932073094</text:p>
          </table:table-cell>
          <table:table-cell table:number-columns-repeated="3" office:value-type="string" calcext:value-type="string">
            <text:p>..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40263673924.031" calcext:value-type="float">
            <text:p>140263673924.031</text:p>
          </table:table-cell>
          <table:table-cell office:value-type="float" office:value="506776645758.029" calcext:value-type="float">
            <text:p>506776645758.029</text:p>
          </table:table-cell>
          <table:table-cell office:value-type="float" office:value="6289.8092904495" calcext:value-type="float">
            <text:p>6289.8092904495</text:p>
          </table:table-cell>
          <table:table-cell office:value-type="float" office:value="1740.86901348881" calcext:value-type="float">
            <text:p>1740.8690134888</text:p>
          </table:table-cell>
          <table:table-cell office:value-type="float" office:value="-0.206910128492922" calcext:value-type="float">
            <text:p>-0.2069101285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8282" calcext:value-type="float">
            <text:p>18282</text:p>
          </table:table-cell>
          <table:table-cell office:value-type="string" calcext:value-type="string">
            <text:p>..</text:p>
          </table:table-cell>
          <table:table-cell office:value-type="float" office:value="6528423743464" calcext:value-type="float">
            <text:p>6528423743464</text:p>
          </table:table-cell>
          <table:table-cell office:value-type="float" office:value="193311403000" calcext:value-type="float">
            <text:p>193311403000</text:p>
          </table:table-cell>
          <table:table-cell office:value-type="float" office:value="2.96107315634246" calcext:value-type="float">
            <text:p>2.9610731563</text:p>
          </table:table-cell>
          <table:table-cell office:value-type="float" office:value="1.85574699185187" calcext:value-type="float">
            <text:p>1.8557469919</text:p>
          </table:table-cell>
          <table:table-cell office:value-type="float" office:value="81026.8994385292" calcext:value-type="float">
            <text:p>81026.8994385292</text:p>
          </table:table-cell>
          <table:table-cell office:value-type="float" office:value="2399.26576869089" calcext:value-type="float">
            <text:p>2399.2657686909</text:p>
          </table:table-cell>
          <table:table-cell table:number-columns-repeated="3" office:value-type="string" calcext:value-type="string">
            <text:p>..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83144276294.09" calcext:value-type="float">
            <text:p>183144276294.09</text:p>
          </table:table-cell>
          <table:table-cell office:value-type="float" office:value="513088234975.12" calcext:value-type="float">
            <text:p>513088234975.12</text:p>
          </table:table-cell>
          <table:table-cell office:value-type="float" office:value="6240.19167660866" calcext:value-type="float">
            <text:p>6240.1916766087</text:p>
          </table:table-cell>
          <table:table-cell office:value-type="float" office:value="2227.405172532" calcext:value-type="float">
            <text:p>2227.405172532</text:p>
          </table:table-cell>
          <table:table-cell office:value-type="float" office:value="-0.788857206150666" calcext:value-type="float">
            <text:p>-0.7888572062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7881" calcext:value-type="float">
            <text:p>17881</text:p>
          </table:table-cell>
          <table:table-cell office:value-type="string" calcext:value-type="string">
            <text:p>..</text:p>
          </table:table-cell>
          <table:table-cell office:value-type="float" office:value="6609731217375.34" calcext:value-type="float">
            <text:p>6609731217375.34</text:p>
          </table:table-cell>
          <table:table-cell office:value-type="float" office:value="416305236000" calcext:value-type="float">
            <text:p>416305236000</text:p>
          </table:table-cell>
          <table:table-cell office:value-type="float" office:value="6.298368606966" calcext:value-type="float">
            <text:p>6.298368607</text:p>
          </table:table-cell>
          <table:table-cell office:value-type="float" office:value="1.24543805834819" calcext:value-type="float">
            <text:p>1.2454380583</text:p>
          </table:table-cell>
          <table:table-cell office:value-type="float" office:value="80387.7129033879" calcext:value-type="float">
            <text:p>80387.7129033879</text:p>
          </table:table-cell>
          <table:table-cell office:value-type="float" office:value="5063.11447336494" calcext:value-type="float">
            <text:p>5063.1144733649</text:p>
          </table:table-cell>
          <table:table-cell table:number-columns-repeated="3" office:value-type="string" calcext:value-type="string">
            <text:p>..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222977042346.502" calcext:value-type="float">
            <text:p>222977042346.502</text:p>
          </table:table-cell>
          <table:table-cell office:value-type="float" office:value="534629183757.513" calcext:value-type="float">
            <text:p>534629183757.513</text:p>
          </table:table-cell>
          <table:table-cell office:value-type="float" office:value="6372.09433142463" calcext:value-type="float">
            <text:p>6372.0943314246</text:p>
          </table:table-cell>
          <table:table-cell office:value-type="float" office:value="2657.6004279976" calcext:value-type="float">
            <text:p>2657.6004279976</text:p>
          </table:table-cell>
          <table:table-cell office:value-type="float" office:value="2.11375966719758" calcext:value-type="float">
            <text:p>2.1137596672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7963" calcext:value-type="float">
            <text:p>17963</text:p>
          </table:table-cell>
          <table:table-cell office:value-type="string" calcext:value-type="string">
            <text:p>..</text:p>
          </table:table-cell>
          <table:table-cell office:value-type="float" office:value="6887227117521.58" calcext:value-type="float">
            <text:p>6887227117521.58</text:p>
          </table:table-cell>
          <table:table-cell office:value-type="float" office:value="548857974000" calcext:value-type="float">
            <text:p>548857974000</text:p>
          </table:table-cell>
          <table:table-cell office:value-type="float" office:value="7.96921554399836" calcext:value-type="float">
            <text:p>7.969215544</text:p>
          </table:table-cell>
          <table:table-cell office:value-type="float" office:value="4.19829325913848" calcext:value-type="float">
            <text:p>4.1982932591</text:p>
          </table:table-cell>
          <table:table-cell office:value-type="float" office:value="82086.9159561223" calcext:value-type="float">
            <text:p>82086.9159561223</text:p>
          </table:table-cell>
          <table:table-cell office:value-type="float" office:value="6541.68326596417" calcext:value-type="float">
            <text:p>6541.6832659642</text:p>
          </table:table-cell>
          <table:table-cell table:number-columns-repeated="3" office:value-type="string" calcext:value-type="string">
            <text:p>..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262709785592.711" calcext:value-type="float">
            <text:p>262709785592.711</text:p>
          </table:table-cell>
          <table:table-cell office:value-type="float" office:value="561725828425.396" calcext:value-type="float">
            <text:p>561725828425.396</text:p>
          </table:table-cell>
          <table:table-cell office:value-type="float" office:value="6561.49677698254" calcext:value-type="float">
            <text:p>6561.4967769825</text:p>
          </table:table-cell>
          <table:table-cell office:value-type="float" office:value="3068.70242424198" calcext:value-type="float">
            <text:p>3068.702424242</text:p>
          </table:table-cell>
          <table:table-cell office:value-type="float" office:value="2.97237353539872" calcext:value-type="float">
            <text:p>2.9723735354</text:p>
          </table:table-cell>
          <table:table-cell office:value-type="float" office:value="6019.2580136362" calcext:value-type="float">
            <text:p>6019.2580136362</text:p>
          </table:table-cell>
          <table:table-cell office:value-type="float" office:value="12538.1084052323" calcext:value-type="float">
            <text:p>12538.1084052323</text:p>
          </table:table-cell>
          <table:table-cell office:value-type="float" office:value="18228" calcext:value-type="float">
            <text:p>18228</text:p>
          </table:table-cell>
          <table:table-cell office:value-type="float" office:value="8.76215736580546" calcext:value-type="float">
            <text:p>8.7621573658</text:p>
          </table:table-cell>
          <table:table-cell office:value-type="float" office:value="7236292884262.69" calcext:value-type="float">
            <text:p>7236292884262.69</text:p>
          </table:table-cell>
          <table:table-cell office:value-type="float" office:value="738897516000" calcext:value-type="float">
            <text:p>738897516000</text:p>
          </table:table-cell>
          <table:table-cell office:value-type="float" office:value="10.2109951575749" calcext:value-type="float">
            <text:p>10.2109951576</text:p>
          </table:table-cell>
          <table:table-cell office:value-type="float" office:value="5.06830631231927" calcext:value-type="float">
            <text:p>5.0683063123</text:p>
          </table:table-cell>
          <table:table-cell office:value-type="float" office:value="84526.8457220271" calcext:value-type="float">
            <text:p>84526.8457220271</text:p>
          </table:table-cell>
          <table:table-cell office:value-type="float" office:value="8631.03212352699" calcext:value-type="float">
            <text:p>8631.032123527</text:p>
          </table:table-cell>
          <table:table-cell office:value-type="float" office:value="4.20651060241722" calcext:value-type="float">
            <text:p>4.2065106024</text:p>
          </table:table-cell>
          <table:table-cell office:value-type="float" office:value="1073379987859.33" calcext:value-type="float">
            <text:p>1073379987859.33</text:p>
          </table:table-cell>
          <table:table-cell office:value-type="float" office:value="515305091069.619" calcext:value-type="float">
            <text:p>515305091069.619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314453895611.752" calcext:value-type="float">
            <text:p>314453895611.752</text:p>
          </table:table-cell>
          <table:table-cell office:value-type="float" office:value="585443301236.127" calcext:value-type="float">
            <text:p>585443301236.127</text:p>
          </table:table-cell>
          <table:table-cell office:value-type="float" office:value="6702.48442555974" calcext:value-type="float">
            <text:p>6702.4844255597</text:p>
          </table:table-cell>
          <table:table-cell office:value-type="float" office:value="3600.04518532238" calcext:value-type="float">
            <text:p>3600.0451853224</text:p>
          </table:table-cell>
          <table:table-cell office:value-type="float" office:value="2.14871169443805" calcext:value-type="float">
            <text:p>2.1487116944</text:p>
          </table:table-cell>
          <table:table-cell office:value-type="float" office:value="6353.26473253702" calcext:value-type="float">
            <text:p>6353.264732537</text:p>
          </table:table-cell>
          <table:table-cell office:value-type="float" office:value="12807.5162067968" calcext:value-type="float">
            <text:p>12807.5162067968</text:p>
          </table:table-cell>
          <table:table-cell office:value-type="float" office:value="18417" calcext:value-type="float">
            <text:p>18417</text:p>
          </table:table-cell>
          <table:table-cell office:value-type="float" office:value="8.73758402696754" calcext:value-type="float">
            <text:p>8.737584027</text:p>
          </table:table-cell>
          <table:table-cell office:value-type="float" office:value="7541827312355.63" calcext:value-type="float">
            <text:p>7541827312355.63</text:p>
          </table:table-cell>
          <table:table-cell office:value-type="float" office:value="949147624000" calcext:value-type="float">
            <text:p>949147624000</text:p>
          </table:table-cell>
          <table:table-cell office:value-type="float" office:value="12.5851147830583" calcext:value-type="float">
            <text:p>12.5851147831</text:p>
          </table:table-cell>
          <table:table-cell office:value-type="float" office:value="4.22225071565867" calcext:value-type="float">
            <text:p>4.2222507157</text:p>
          </table:table-cell>
          <table:table-cell office:value-type="float" office:value="86343.0839409959" calcext:value-type="float">
            <text:p>86343.0839409959</text:p>
          </table:table-cell>
          <table:table-cell office:value-type="float" office:value="10866.3762212068" calcext:value-type="float">
            <text:p>10866.3762212068</text:p>
          </table:table-cell>
          <table:table-cell office:value-type="float" office:value="4.33434426705249" calcext:value-type="float">
            <text:p>4.3343442671</text:p>
          </table:table-cell>
          <table:table-cell office:value-type="float" office:value="1118700782078.45" calcext:value-type="float">
            <text:p>1118700782078.45</text:p>
          </table:table-cell>
          <table:table-cell office:value-type="float" office:value="554939936071.975" calcext:value-type="float">
            <text:p>554939936071.975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363609268789.416" calcext:value-type="float">
            <text:p>363609268789.416</text:p>
          </table:table-cell>
          <table:table-cell office:value-type="float" office:value="606687040601.123" calcext:value-type="float">
            <text:p>606687040601.123</text:p>
          </table:table-cell>
          <table:table-cell office:value-type="float" office:value="6808.29029115296" calcext:value-type="float">
            <text:p>6808.290291153</text:p>
          </table:table-cell>
          <table:table-cell office:value-type="float" office:value="4080.45217517644" calcext:value-type="float">
            <text:p>4080.4521751764</text:p>
          </table:table-cell>
          <table:table-cell office:value-type="float" office:value="1.57860666098273" calcext:value-type="float">
            <text:p>1.578606661</text:p>
          </table:table-cell>
          <table:table-cell office:value-type="float" office:value="6600.6619167041" calcext:value-type="float">
            <text:p>6600.6619167041</text:p>
          </table:table-cell>
          <table:table-cell office:value-type="float" office:value="13009.6965107438" calcext:value-type="float">
            <text:p>13009.6965107438</text:p>
          </table:table-cell>
          <table:table-cell office:value-type="float" office:value="18433" calcext:value-type="float">
            <text:p>18433</text:p>
          </table:table-cell>
          <table:table-cell office:value-type="float" office:value="8.95385276148572" calcext:value-type="float">
            <text:p>8.9538527615</text:p>
          </table:table-cell>
          <table:table-cell office:value-type="float" office:value="7815494486309.45" calcext:value-type="float">
            <text:p>7815494486309.45</text:p>
          </table:table-cell>
          <table:table-cell office:value-type="float" office:value="1125334287000" calcext:value-type="float">
            <text:p>1125334287000</text:p>
          </table:table-cell>
          <table:table-cell office:value-type="float" office:value="14.3987599117531" calcext:value-type="float">
            <text:p>14.3987599118</text:p>
          </table:table-cell>
          <table:table-cell office:value-type="float" office:value="3.62865871385674" calcext:value-type="float">
            <text:p>3.6286587139</text:p>
          </table:table-cell>
          <table:table-cell office:value-type="float" office:value="87706.1016153864" calcext:value-type="float">
            <text:p>87706.1016153864</text:p>
          </table:table-cell>
          <table:table-cell office:value-type="float" office:value="12628.5909995577" calcext:value-type="float">
            <text:p>12628.5909995577</text:p>
          </table:table-cell>
          <table:table-cell office:value-type="float" office:value="4.54286961127088" calcext:value-type="float">
            <text:p>4.5428696113</text:p>
          </table:table-cell>
          <table:table-cell office:value-type="float" office:value="1159294615489.33" calcext:value-type="float">
            <text:p>1159294615489.33</text:p>
          </table:table-cell>
          <table:table-cell office:value-type="float" office:value="588185267225.965" calcext:value-type="float">
            <text:p>588185267225.965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503962814551.767" calcext:value-type="float">
            <text:p>503962814551.767</text:p>
          </table:table-cell>
          <table:table-cell office:value-type="float" office:value="631327184921.401" calcext:value-type="float">
            <text:p>631327184921.401</text:p>
          </table:table-cell>
          <table:table-cell office:value-type="float" office:value="6946.27956839023" calcext:value-type="float">
            <text:p>6946.2795683902</text:p>
          </table:table-cell>
          <table:table-cell office:value-type="float" office:value="5544.93246221482" calcext:value-type="float">
            <text:p>5544.9324622148</text:p>
          </table:table-cell>
          <table:table-cell office:value-type="float" office:value="2.02678310319091" calcext:value-type="float">
            <text:p>2.0267831032</text:p>
          </table:table-cell>
          <table:table-cell office:value-type="float" office:value="8442.98554921876" calcext:value-type="float">
            <text:p>8442.9855492188</text:p>
          </table:table-cell>
          <table:table-cell office:value-type="float" office:value="13273.3748413999" calcext:value-type="float">
            <text:p>13273.3748413999</text:p>
          </table:table-cell>
          <table:table-cell office:value-type="float" office:value="18144" calcext:value-type="float">
            <text:p>18144</text:p>
          </table:table-cell>
          <table:table-cell office:value-type="float" office:value="9.28225169407517" calcext:value-type="float">
            <text:p>9.2822516941</text:p>
          </table:table-cell>
          <table:table-cell office:value-type="float" office:value="8132915000000" calcext:value-type="float">
            <text:p>8132915000000</text:p>
          </table:table-cell>
          <table:table-cell office:value-type="float" office:value="1570146600000" calcext:value-type="float">
            <text:p>1570146600000</text:p>
          </table:table-cell>
          <table:table-cell office:value-type="float" office:value="19.3060741443873" calcext:value-type="float">
            <text:p>19.3060741444</text:p>
          </table:table-cell>
          <table:table-cell office:value-type="float" office:value="4.06142585407207" calcext:value-type="float">
            <text:p>4.0614258541</text:p>
          </table:table-cell>
          <table:table-cell office:value-type="float" office:value="89483.7140633945" calcext:value-type="float">
            <text:p>89483.7140633945</text:p>
          </table:table-cell>
          <table:table-cell office:value-type="float" office:value="17275.7921842305" calcext:value-type="float">
            <text:p>17275.7921842305</text:p>
          </table:table-cell>
          <table:table-cell office:value-type="float" office:value="5.90429471432168" calcext:value-type="float">
            <text:p>5.9042947143</text:p>
          </table:table-cell>
          <table:table-cell office:value-type="float" office:value="1206378506727.68" calcext:value-type="float">
            <text:p>1206378506727.68</text:p>
          </table:table-cell>
          <table:table-cell office:value-type="float" office:value="767358446581.444" calcext:value-type="float">
            <text:p>767358446581.444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527318769550.83" calcext:value-type="float">
            <text:p>527318769550.83</text:p>
          </table:table-cell>
          <table:table-cell office:value-type="float" office:value="661172261085.274" calcext:value-type="float">
            <text:p>661172261085.274</text:p>
          </table:table-cell>
          <table:table-cell office:value-type="float" office:value="7135.18365823819" calcext:value-type="float">
            <text:p>7135.1836582382</text:p>
          </table:table-cell>
          <table:table-cell office:value-type="float" office:value="5690.67471313059" calcext:value-type="float">
            <text:p>5690.6747131306</text:p>
          </table:table-cell>
          <table:table-cell office:value-type="float" office:value="2.71950024452777" calcext:value-type="float">
            <text:p>2.7195002445</text:p>
          </table:table-cell>
          <table:table-cell office:value-type="float" office:value="8853.97281949511" calcext:value-type="float">
            <text:p>8853.9728194951</text:p>
          </table:table-cell>
          <table:table-cell office:value-type="float" office:value="13634.3443026689" calcext:value-type="float">
            <text:p>13634.3443026689</text:p>
          </table:table-cell>
          <table:table-cell office:value-type="float" office:value="18304" calcext:value-type="float">
            <text:p>18304</text:p>
          </table:table-cell>
          <table:table-cell office:value-type="float" office:value="9.40716416534955" calcext:value-type="float">
            <text:p>9.4071641653</text:p>
          </table:table-cell>
          <table:table-cell office:value-type="float" office:value="8517386750000" calcext:value-type="float">
            <text:p>8517386750000</text:p>
          </table:table-cell>
          <table:table-cell office:value-type="float" office:value="1779753525000" calcext:value-type="float">
            <text:p>1779753525000</text:p>
          </table:table-cell>
          <table:table-cell office:value-type="float" office:value="20.8955349479698" calcext:value-type="float">
            <text:p>20.895534948</text:p>
          </table:table-cell>
          <table:table-cell office:value-type="float" office:value="4.72735482911108" calcext:value-type="float">
            <text:p>4.7273548291</text:p>
          </table:table-cell>
          <table:table-cell office:value-type="float" office:value="91917.223886161" calcext:value-type="float">
            <text:p>91917.223886161</text:p>
          </table:table-cell>
          <table:table-cell office:value-type="float" office:value="19206.5956403364" calcext:value-type="float">
            <text:p>19206.5956403364</text:p>
          </table:table-cell>
          <table:table-cell office:value-type="float" office:value="6.10889485988919" calcext:value-type="float">
            <text:p>6.1088948599</text:p>
          </table:table-cell>
          <table:table-cell office:value-type="float" office:value="1263408299322.82" calcext:value-type="float">
            <text:p>1263408299322.82</text:p>
          </table:table-cell>
          <table:table-cell office:value-type="float" office:value="820441562410.828" calcext:value-type="float">
            <text:p>820441562410.828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343792780638.899" calcext:value-type="float">
            <text:p>343792780638.899</text:p>
          </table:table-cell>
          <table:table-cell office:value-type="float" office:value="623097450585.385" calcext:value-type="float">
            <text:p>623097450585.385</text:p>
          </table:table-cell>
          <table:table-cell office:value-type="float" office:value="6598.72501420712" calcext:value-type="float">
            <text:p>6598.7250142071</text:p>
          </table:table-cell>
          <table:table-cell office:value-type="float" office:value="3640.83341887282" calcext:value-type="float">
            <text:p>3640.8334188728</text:p>
          </table:table-cell>
          <table:table-cell office:value-type="float" office:value="-7.51849804751251" calcext:value-type="float">
            <text:p>-7.5184980475</text:p>
          </table:table-cell>
          <table:table-cell office:value-type="float" office:value="7978.60767173425" calcext:value-type="float">
            <text:p>7978.6076717343</text:p>
          </table:table-cell>
          <table:table-cell office:value-type="float" office:value="12609.2463924816" calcext:value-type="float">
            <text:p>12609.2463924816</text:p>
          </table:table-cell>
          <table:table-cell office:value-type="float" office:value="17325" calcext:value-type="float">
            <text:p>17325</text:p>
          </table:table-cell>
          <table:table-cell office:value-type="float" office:value="9.16353215941731" calcext:value-type="float">
            <text:p>9.1635321594</text:p>
          </table:table-cell>
          <table:table-cell office:value-type="float" office:value="8026897500000" calcext:value-type="float">
            <text:p>8026897500000</text:p>
          </table:table-cell>
          <table:table-cell office:value-type="float" office:value="2206943450000" calcext:value-type="float">
            <text:p>2206943450000</text:p>
          </table:table-cell>
          <table:table-cell office:value-type="float" office:value="27.4943519585244" calcext:value-type="float">
            <text:p>27.4943519585</text:p>
          </table:table-cell>
          <table:table-cell office:value-type="float" office:value="-5.75868237989781" calcext:value-type="float">
            <text:p>-5.7586823799</text:p>
          </table:table-cell>
          <table:table-cell office:value-type="float" office:value="85006.4292029523" calcext:value-type="float">
            <text:p>85006.4292029523</text:p>
          </table:table-cell>
          <table:table-cell office:value-type="float" office:value="23371.9668324336" calcext:value-type="float">
            <text:p>23371.9668324336</text:p>
          </table:table-cell>
          <table:table-cell office:value-type="float" office:value="5.79830274638018" calcext:value-type="float">
            <text:p>5.7983027464</text:p>
          </table:table-cell>
          <table:table-cell office:value-type="float" office:value="1190652628203.55" calcext:value-type="float">
            <text:p>1190652628203.55</text:p>
          </table:table-cell>
          <table:table-cell office:value-type="float" office:value="753395555774.036" calcext:value-type="float">
            <text:p>753395555774.036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397404138184.313" calcext:value-type="float">
            <text:p>397404138184.313</text:p>
          </table:table-cell>
          <table:table-cell office:value-type="float" office:value="659702972014.333" calcext:value-type="float">
            <text:p>659702972014.333</text:p>
          </table:table-cell>
          <table:table-cell office:value-type="float" office:value="6858.9233027187" calcext:value-type="float">
            <text:p>6858.9233027187</text:p>
          </table:table-cell>
          <table:table-cell office:value-type="float" office:value="4131.80570593217" calcext:value-type="float">
            <text:p>4131.8057059322</text:p>
          </table:table-cell>
          <table:table-cell office:value-type="float" office:value="3.9431600491213" calcext:value-type="float">
            <text:p>3.9431600491</text:p>
          </table:table-cell>
          <table:table-cell office:value-type="float" office:value="8348.03432596057" calcext:value-type="float">
            <text:p>8348.0343259606</text:p>
          </table:table-cell>
          <table:table-cell office:value-type="float" office:value="13106.4491587252" calcext:value-type="float">
            <text:p>13106.4491587252</text:p>
          </table:table-cell>
          <table:table-cell office:value-type="float" office:value="17499" calcext:value-type="float">
            <text:p>17499</text:p>
          </table:table-cell>
          <table:table-cell office:value-type="float" office:value="9.47875152920917" calcext:value-type="float">
            <text:p>9.4787515292</text:p>
          </table:table-cell>
          <table:table-cell office:value-type="float" office:value="8498459000000" calcext:value-type="float">
            <text:p>8498459000000</text:p>
          </table:table-cell>
          <table:table-cell office:value-type="float" office:value="3020033025000" calcext:value-type="float">
            <text:p>3020033025000</text:p>
          </table:table-cell>
          <table:table-cell office:value-type="float" office:value="35.5362428059016" calcext:value-type="float">
            <text:p>35.5362428059</text:p>
          </table:table-cell>
          <table:table-cell office:value-type="float" office:value="5.87476668289335" calcext:value-type="float">
            <text:p>5.8747666829</text:p>
          </table:table-cell>
          <table:table-cell office:value-type="float" office:value="88358.3687584677" calcext:value-type="float">
            <text:p>88358.3687584677</text:p>
          </table:table-cell>
          <table:table-cell office:value-type="float" office:value="31399.244461343" calcext:value-type="float">
            <text:p>31399.244461343</text:p>
          </table:table-cell>
          <table:table-cell office:value-type="float" office:value="6.03740511062921" calcext:value-type="float">
            <text:p>6.0374051106</text:p>
          </table:table-cell>
          <table:table-cell office:value-type="float" office:value="1260600692114.25" calcext:value-type="float">
            <text:p>1260600692114.25</text:p>
          </table:table-cell>
          <table:table-cell office:value-type="float" office:value="802928216609.585" calcext:value-type="float">
            <text:p>802928216609.585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480554647428.728" calcext:value-type="float">
            <text:p>480554647428.728</text:p>
          </table:table-cell>
          <table:table-cell office:value-type="float" office:value="705637356375.022" calcext:value-type="float">
            <text:p>705637356375.022</text:p>
          </table:table-cell>
          <table:table-cell office:value-type="float" office:value="7205.8351959253" calcext:value-type="float">
            <text:p>7205.8351959253</text:p>
          </table:table-cell>
          <table:table-cell office:value-type="float" office:value="4907.33315168627" calcext:value-type="float">
            <text:p>4907.3331516863</text:p>
          </table:table-cell>
          <table:table-cell office:value-type="float" office:value="5.05781852188218" calcext:value-type="float">
            <text:p>5.0578185219</text:p>
          </table:table-cell>
          <table:table-cell office:value-type="float" office:value="8926.80406179498" calcext:value-type="float">
            <text:p>8926.804061795</text:p>
          </table:table-cell>
          <table:table-cell office:value-type="float" office:value="13769.3495718363" calcext:value-type="float">
            <text:p>13769.3495718363</text:p>
          </table:table-cell>
          <table:table-cell office:value-type="float" office:value="17666" calcext:value-type="float">
            <text:p>17666</text:p>
          </table:table-cell>
          <table:table-cell office:value-type="float" office:value="9.84309617572587" calcext:value-type="float">
            <text:p>9.8430961757</text:p>
          </table:table-cell>
          <table:table-cell office:value-type="float" office:value="9090197250000" calcext:value-type="float">
            <text:p>9090197250000</text:p>
          </table:table-cell>
          <table:table-cell office:value-type="float" office:value="3805271950000" calcext:value-type="float">
            <text:p>3805271950000</text:p>
          </table:table-cell>
          <table:table-cell office:value-type="float" office:value="41.8612692920387" calcext:value-type="float">
            <text:p>41.861269292</text:p>
          </table:table-cell>
          <table:table-cell office:value-type="float" office:value="6.96288880136974" calcext:value-type="float">
            <text:p>6.9628888014</text:p>
          </table:table-cell>
          <table:table-cell office:value-type="float" office:value="92827.3746991664" calcext:value-type="float">
            <text:p>92827.3746991664</text:p>
          </table:table-cell>
          <table:table-cell office:value-type="float" office:value="38858.7172995479" calcext:value-type="float">
            <text:p>38858.7172995479</text:p>
          </table:table-cell>
          <table:table-cell office:value-type="float" office:value="6.38137556633987" calcext:value-type="float">
            <text:p>6.3813755663</text:p>
          </table:table-cell>
          <table:table-cell office:value-type="float" office:value="1348374916535.46" calcext:value-type="float">
            <text:p>1348374916535.46</text:p>
          </table:table-cell>
          <table:table-cell office:value-type="float" office:value="874164652364.625" calcext:value-type="float">
            <text:p>874164652364.625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502010268264.169" calcext:value-type="float">
            <text:p>502010268264.169</text:p>
          </table:table-cell>
          <table:table-cell office:value-type="float" office:value="738815312900.315" calcext:value-type="float">
            <text:p>738815312900.315</text:p>
          </table:table-cell>
          <table:table-cell office:value-type="float" office:value="7415.41970139939" calcext:value-type="float">
            <text:p>7415.4197013994</text:p>
          </table:table-cell>
          <table:table-cell office:value-type="float" office:value="5038.62977470959" calcext:value-type="float">
            <text:p>5038.6297747096</text:p>
          </table:table-cell>
          <table:table-cell office:value-type="float" office:value="2.90853870197594" calcext:value-type="float">
            <text:p>2.908538702</text:p>
          </table:table-cell>
          <table:table-cell office:value-type="float" office:value="9265.63202118373" calcext:value-type="float">
            <text:p>9265.6320211837</text:p>
          </table:table-cell>
          <table:table-cell office:value-type="float" office:value="14169.8364331435" calcext:value-type="float">
            <text:p>14169.8364331435</text:p>
          </table:table-cell>
          <table:table-cell office:value-type="float" office:value="18080" calcext:value-type="float">
            <text:p>18080</text:p>
          </table:table-cell>
          <table:table-cell office:value-type="float" office:value="9.9819137879127" calcext:value-type="float">
            <text:p>9.9819137879</text:p>
          </table:table-cell>
          <table:table-cell office:value-type="float" office:value="9517604000000" calcext:value-type="float">
            <text:p>9517604000000</text:p>
          </table:table-cell>
          <table:table-cell office:value-type="float" office:value="4586365650000" calcext:value-type="float">
            <text:p>4586365650000</text:p>
          </table:table-cell>
          <table:table-cell office:value-type="float" office:value="48.1882378169968" calcext:value-type="float">
            <text:p>48.188237817</text:p>
          </table:table-cell>
          <table:table-cell office:value-type="float" office:value="4.70184241601579" calcext:value-type="float">
            <text:p>4.701842416</text:p>
          </table:table-cell>
          <table:table-cell office:value-type="float" office:value="95527.2948183199" calcext:value-type="float">
            <text:p>95527.2948183199</text:p>
          </table:table-cell>
          <table:table-cell office:value-type="float" office:value="46032.9200071957" calcext:value-type="float">
            <text:p>46032.9200071957</text:p>
          </table:table-cell>
          <table:table-cell office:value-type="float" office:value="6.52715650334866" calcext:value-type="float">
            <text:p>6.5271565033</text:p>
          </table:table-cell>
          <table:table-cell office:value-type="float" office:value="1411773380288.05" calcext:value-type="float">
            <text:p>1411773380288.05</text:p>
          </table:table-cell>
          <table:table-cell office:value-type="float" office:value="923156219958.552" calcext:value-type="float">
            <text:p>923156219958.552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579459682094.357" calcext:value-type="float">
            <text:p>579459682094.357</text:p>
          </table:table-cell>
          <table:table-cell office:value-type="float" office:value="758519614430.567" calcext:value-type="float">
            <text:p>758519614430.567</text:p>
          </table:table-cell>
          <table:table-cell office:value-type="float" office:value="7490.32592325945" calcext:value-type="float">
            <text:p>7490.3259232595</text:p>
          </table:table-cell>
          <table:table-cell office:value-type="float" office:value="5722.12213857305" calcext:value-type="float">
            <text:p>5722.1221385731</text:p>
          </table:table-cell>
          <table:table-cell office:value-type="float" office:value="1.01014136591513" calcext:value-type="float">
            <text:p>1.0101413659</text:p>
          </table:table-cell>
          <table:table-cell office:value-type="float" office:value="9710.50426205321" calcext:value-type="float">
            <text:p>9710.5042620532</text:p>
          </table:table-cell>
          <table:table-cell office:value-type="float" office:value="14312.9718124372" calcext:value-type="float">
            <text:p>14312.9718124372</text:p>
          </table:table-cell>
          <table:table-cell office:value-type="float" office:value="18546" calcext:value-type="float">
            <text:p>18546</text:p>
          </table:table-cell>
          <table:table-cell office:value-type="float" office:value="9.87932705446758" calcext:value-type="float">
            <text:p>9.8793270545</text:p>
          </table:table-cell>
          <table:table-cell office:value-type="float" office:value="9771439750000" calcext:value-type="float">
            <text:p>9771439750000</text:p>
          </table:table-cell>
          <table:table-cell office:value-type="float" office:value="5539866350000" calcext:value-type="float">
            <text:p>5539866350000</text:p>
          </table:table-cell>
          <table:table-cell office:value-type="float" office:value="56.6944738107811" calcext:value-type="float">
            <text:p>56.6944738108</text:p>
          </table:table-cell>
          <table:table-cell office:value-type="float" office:value="2.66701314742662" calcext:value-type="float">
            <text:p>2.6670131474</text:p>
          </table:table-cell>
          <table:table-cell office:value-type="float" office:value="96492.2555390194" calcext:value-type="float">
            <text:p>96492.2555390194</text:p>
          </table:table-cell>
          <table:table-cell office:value-type="float" office:value="54705.7765460013" calcext:value-type="float">
            <text:p>54705.7765460013</text:p>
          </table:table-cell>
          <table:table-cell office:value-type="float" office:value="6.70253869886507" calcext:value-type="float">
            <text:p>6.7025386989</text:p>
          </table:table-cell>
          <table:table-cell office:value-type="float" office:value="1449425561952.2" calcext:value-type="float">
            <text:p>1449425561952.2</text:p>
          </table:table-cell>
          <table:table-cell office:value-type="float" office:value="983349459588.51" calcext:value-type="float">
            <text:p>983349459588.5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83647980782.407" calcext:value-type="float">
            <text:p>683647980782.407</text:p>
          </table:table-cell>
          <table:table-cell office:value-type="float" office:value="798694407368.499" calcext:value-type="float">
            <text:p>798694407368.499</text:p>
          </table:table-cell>
          <table:table-cell office:value-type="float" office:value="7768.75169057857" calcext:value-type="float">
            <text:p>7768.7516905786</text:p>
          </table:table-cell>
          <table:table-cell office:value-type="float" office:value="6649.71653421574" calcext:value-type="float">
            <text:p>6649.7165342157</text:p>
          </table:table-cell>
          <table:table-cell office:value-type="float" office:value="3.71713821496785" calcext:value-type="float">
            <text:p>3.717138215</text:p>
          </table:table-cell>
          <table:table-cell office:value-type="float" office:value="10318.5303136191" calcext:value-type="float">
            <text:p>10318.5303136191</text:p>
          </table:table-cell>
          <table:table-cell office:value-type="float" office:value="14845.0047573749" calcext:value-type="float">
            <text:p>14845.0047573749</text:p>
          </table:table-cell>
          <table:table-cell office:value-type="float" office:value="19337" calcext:value-type="float">
            <text:p>19337</text:p>
          </table:table-cell>
          <table:table-cell office:value-type="float" office:value="10.5391707313208" calcext:value-type="float">
            <text:p>10.5391707313</text:p>
          </table:table-cell>
          <table:table-cell office:value-type="float" office:value="10288981500000" calcext:value-type="float">
            <text:p>10288981500000</text:p>
          </table:table-cell>
          <table:table-cell office:value-type="float" office:value="6464301700000" calcext:value-type="float">
            <text:p>6464301700000</text:p>
          </table:table-cell>
          <table:table-cell office:value-type="float" office:value="62.8274207704621" calcext:value-type="float">
            <text:p>62.8274207705</text:p>
          </table:table-cell>
          <table:table-cell office:value-type="float" office:value="5.29647383846377" calcext:value-type="float">
            <text:p>5.2964738385</text:p>
          </table:table-cell>
          <table:table-cell office:value-type="float" office:value="100079.006044145" calcext:value-type="float">
            <text:p>100079.006044145</text:p>
          </table:table-cell>
          <table:table-cell office:value-type="float" office:value="62877.058230251" calcext:value-type="float">
            <text:p>62877.058230251</text:p>
          </table:table-cell>
          <table:table-cell office:value-type="float" office:value="7.32561251740353" calcext:value-type="float">
            <text:p>7.3256125174</text:p>
          </table:table-cell>
          <table:table-cell office:value-type="float" office:value="1526194007649" calcext:value-type="float">
            <text:p>1526194007649</text:p>
          </table:table-cell>
          <table:table-cell office:value-type="float" office:value="1060833552415.43" calcext:value-type="float">
            <text:p>1060833552415.43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724703571306.821" calcext:value-type="float">
            <text:p>724703571306.821</text:p>
          </table:table-cell>
          <table:table-cell office:value-type="float" office:value="793858373511.829" calcext:value-type="float">
            <text:p>793858373511.829</text:p>
          </table:table-cell>
          <table:table-cell office:value-type="float" office:value="7615.71087468804" calcext:value-type="float">
            <text:p>7615.710874688</text:p>
          </table:table-cell>
          <table:table-cell office:value-type="float" office:value="6952.28903930479" calcext:value-type="float">
            <text:p>6952.2890393048</text:p>
          </table:table-cell>
          <table:table-cell office:value-type="float" office:value="-1.96995375815816" calcext:value-type="float">
            <text:p>-1.9699537582</text:p>
          </table:table-cell>
          <table:table-cell office:value-type="float" office:value="10301.6212989308" calcext:value-type="float">
            <text:p>10301.6212989308</text:p>
          </table:table-cell>
          <table:table-cell office:value-type="float" office:value="14552.5650282582" calcext:value-type="float">
            <text:p>14552.5650282582</text:p>
          </table:table-cell>
          <table:table-cell office:value-type="float" office:value="19285" calcext:value-type="float">
            <text:p>19285</text:p>
          </table:table-cell>
          <table:table-cell office:value-type="float" office:value="10.2175019865117" calcext:value-type="float">
            <text:p>10.2175019865</text:p>
          </table:table-cell>
          <table:table-cell office:value-type="float" office:value="10226682500000" calcext:value-type="float">
            <text:p>10226682500000</text:p>
          </table:table-cell>
          <table:table-cell office:value-type="float" office:value="6770398475000" calcext:value-type="float">
            <text:p>6770398475000</text:p>
          </table:table-cell>
          <table:table-cell office:value-type="float" office:value="66.2032724199661" calcext:value-type="float">
            <text:p>66.20327242</text:p>
          </table:table-cell>
          <table:table-cell office:value-type="float" office:value="-0.605492390087392" calcext:value-type="float">
            <text:p>-0.6054923901</text:p>
          </table:table-cell>
          <table:table-cell office:value-type="float" office:value="98107.4959034508" calcext:value-type="float">
            <text:p>98107.4959034508</text:p>
          </table:table-cell>
          <table:table-cell office:value-type="float" office:value="64950.3727773686" calcext:value-type="float">
            <text:p>64950.3727773686</text:p>
          </table:table-cell>
          <table:table-cell office:value-type="float" office:value="7.23287172273267" calcext:value-type="float">
            <text:p>7.2328717227</text:p>
          </table:table-cell>
          <table:table-cell office:value-type="float" office:value="1516953019074.72" calcext:value-type="float">
            <text:p>1516953019074.72</text:p>
          </table:table-cell>
          <table:table-cell office:value-type="float" office:value="1073836502392.04" calcext:value-type="float">
            <text:p>1073836502392.04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741559499084.745" calcext:value-type="float">
            <text:p>741559499084.745</text:p>
          </table:table-cell>
          <table:table-cell office:value-type="float" office:value="794905609001.193" calcext:value-type="float">
            <text:p>794905609001.193</text:p>
          </table:table-cell>
          <table:table-cell office:value-type="float" office:value="7529.06261597677" calcext:value-type="float">
            <text:p>7529.0626159768</text:p>
          </table:table-cell>
          <table:table-cell office:value-type="float" office:value="7023.78727594692" calcext:value-type="float">
            <text:p>7023.7872759469</text:p>
          </table:table-cell>
          <table:table-cell office:value-type="float" office:value="-1.1377566735005" calcext:value-type="float">
            <text:p>-1.1377566735</text:p>
          </table:table-cell>
          <table:table-cell office:value-type="float" office:value="10348.6155830997" calcext:value-type="float">
            <text:p>10348.6155830997</text:p>
          </table:table-cell>
          <table:table-cell office:value-type="float" office:value="14386.9922484837" calcext:value-type="float">
            <text:p>14386.9922484837</text:p>
          </table:table-cell>
          <table:table-cell office:value-type="float" office:value="18992" calcext:value-type="float">
            <text:p>18992</text:p>
          </table:table-cell>
          <table:table-cell office:value-type="float" office:value="10.1828182148639" calcext:value-type="float">
            <text:p>10.1828182149</text:p>
          </table:table-cell>
          <table:table-cell office:value-type="float" office:value="10240173250000" calcext:value-type="float">
            <text:p>10240173250000</text:p>
          </table:table-cell>
          <table:table-cell office:value-type="float" office:value="7160498625000" calcext:value-type="float">
            <text:p>7160498625000</text:p>
          </table:table-cell>
          <table:table-cell office:value-type="float" office:value="69.9255613180177" calcext:value-type="float">
            <text:p>69.925561318</text:p>
          </table:table-cell>
          <table:table-cell office:value-type="float" office:value="0.131917168641934" calcext:value-type="float">
            <text:p>0.1319171686</text:p>
          </table:table-cell>
          <table:table-cell office:value-type="float" office:value="96991.271321605" calcext:value-type="float">
            <text:p>96991.271321605</text:p>
          </table:table-cell>
          <table:table-cell office:value-type="float" office:value="67821.6909011139" calcext:value-type="float">
            <text:p>67821.6909011139</text:p>
          </table:table-cell>
          <table:table-cell office:value-type="float" office:value="7.32453798807871" calcext:value-type="float">
            <text:p>7.3245379881</text:p>
          </table:table-cell>
          <table:table-cell office:value-type="float" office:value="1518954140547.11" calcext:value-type="float">
            <text:p>1518954140547.11</text:p>
          </table:table-cell>
          <table:table-cell office:value-type="float" office:value="1092589209571.33" calcext:value-type="float">
            <text:p>1092589209571.33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713284260879.765" calcext:value-type="float">
            <text:p>713284260879.765</text:p>
          </table:table-cell>
          <table:table-cell office:value-type="float" office:value="806214502504.701" calcext:value-type="float">
            <text:p>806214502504.701</text:p>
          </table:table-cell>
          <table:table-cell office:value-type="float" office:value="7542.58054885518" calcext:value-type="float">
            <text:p>7542.5805488552</text:p>
          </table:table-cell>
          <table:table-cell office:value-type="float" office:value="6673.16697380407" calcext:value-type="float">
            <text:p>6673.1669738041</text:p>
          </table:table-cell>
          <table:table-cell office:value-type="float" office:value="0.179543371703645" calcext:value-type="float">
            <text:p>0.1795433717</text:p>
          </table:table-cell>
          <table:table-cell office:value-type="float" office:value="10588.3432928188" calcext:value-type="float">
            <text:p>10588.3432928188</text:p>
          </table:table-cell>
          <table:table-cell office:value-type="float" office:value="14412.8231394534" calcext:value-type="float">
            <text:p>14412.8231394534</text:p>
          </table:table-cell>
          <table:table-cell office:value-type="float" office:value="19099" calcext:value-type="float">
            <text:p>19099</text:p>
          </table:table-cell>
          <table:table-cell office:value-type="float" office:value="9.82291528641169" calcext:value-type="float">
            <text:p>9.8229152864</text:p>
          </table:table-cell>
          <table:table-cell office:value-type="float" office:value="10385857250000" calcext:value-type="float">
            <text:p>10385857250000</text:p>
          </table:table-cell>
          <table:table-cell office:value-type="float" office:value="7695623575000" calcext:value-type="float">
            <text:p>7695623575000</text:p>
          </table:table-cell>
          <table:table-cell office:value-type="float" office:value="74.0971437384237" calcext:value-type="float">
            <text:p>74.0971437384</text:p>
          </table:table-cell>
          <table:table-cell office:value-type="float" office:value="1.42267124240306" calcext:value-type="float">
            <text:p>1.4226712424</text:p>
          </table:table-cell>
          <table:table-cell office:value-type="float" office:value="97165.4127203941" calcext:value-type="float">
            <text:p>97165.4127203941</text:p>
          </table:table-cell>
          <table:table-cell office:value-type="float" office:value="71996.795527463" calcext:value-type="float">
            <text:p>71996.795527463</text:p>
          </table:table-cell>
          <table:table-cell office:value-type="float" office:value="7.21637934375912" calcext:value-type="float">
            <text:p>7.2163793438</text:p>
          </table:table-cell>
          <table:table-cell office:value-type="float" office:value="1540563864289.96" calcext:value-type="float">
            <text:p>1540563864289.96</text:p>
          </table:table-cell>
          <table:table-cell office:value-type="float" office:value="1131771263810.31" calcext:value-type="float">
            <text:p>1131771263810.31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770267585947.191" calcext:value-type="float">
            <text:p>770267585947.191</text:p>
          </table:table-cell>
          <table:table-cell office:value-type="float" office:value="840847173784.228" calcext:value-type="float">
            <text:p>840847173784.228</text:p>
          </table:table-cell>
          <table:table-cell office:value-type="float" office:value="7767.08008945745" calcext:value-type="float">
            <text:p>7767.0800894575</text:p>
          </table:table-cell>
          <table:table-cell office:value-type="float" office:value="7115.12176872717" calcext:value-type="float">
            <text:p>7115.1217687272</text:p>
          </table:table-cell>
          <table:table-cell office:value-type="float" office:value="2.97642881170614" calcext:value-type="float">
            <text:p>2.9764288117</text:p>
          </table:table-cell>
          <table:table-cell office:value-type="float" office:value="11198.54857407" calcext:value-type="float">
            <text:p>11198.54857407</text:p>
          </table:table-cell>
          <table:table-cell office:value-type="float" office:value="14841.8105599563" calcext:value-type="float">
            <text:p>14841.8105599563</text:p>
          </table:table-cell>
          <table:table-cell office:value-type="float" office:value="19241" calcext:value-type="float">
            <text:p>19241</text:p>
          </table:table-cell>
          <table:table-cell office:value-type="float" office:value="9.99070091233701" calcext:value-type="float">
            <text:p>9.9907009123</text:p>
          </table:table-cell>
          <table:table-cell office:value-type="float" office:value="10832004000000" calcext:value-type="float">
            <text:p>10832004000000</text:p>
          </table:table-cell>
          <table:table-cell office:value-type="float" office:value="8693239975000" calcext:value-type="float">
            <text:p>8693239975000</text:p>
          </table:table-cell>
          <table:table-cell office:value-type="float" office:value="80.2551399999483" calcext:value-type="float">
            <text:p>80.2551399999</text:p>
          </table:table-cell>
          <table:table-cell office:value-type="float" office:value="4.2957142512237" calcext:value-type="float">
            <text:p>4.2957142512</text:p>
          </table:table-cell>
          <table:table-cell office:value-type="float" office:value="100057.472059617" calcext:value-type="float">
            <text:p>100057.472059617</text:p>
          </table:table-cell>
          <table:table-cell office:value-type="float" office:value="80301.2642818548" calcext:value-type="float">
            <text:p>80301.2642818548</text:p>
          </table:table-cell>
          <table:table-cell office:value-type="float" office:value="7.53825478393254" calcext:value-type="float">
            <text:p>7.5382547839</text:p>
          </table:table-cell>
          <table:table-cell office:value-type="float" office:value="1606742085757.47" calcext:value-type="float">
            <text:p>1606742085757.47</text:p>
          </table:table-cell>
          <table:table-cell office:value-type="float" office:value="1212330478190.02" calcext:value-type="float">
            <text:p>1212330478190.02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2" office:value-type="float" office:value="866346483685.297" calcext:value-type="float">
            <text:p>866346483685.297</text:p>
          </table:table-cell>
          <table:table-cell table:number-columns-repeated="2" office:value-type="float" office:value="7893.96823375653" calcext:value-type="float">
            <text:p>7893.9682337565</text:p>
          </table:table-cell>
          <table:table-cell office:value-type="float" office:value="1.63366597019274" calcext:value-type="float">
            <text:p>1.6336659702</text:p>
          </table:table-cell>
          <table:table-cell office:value-type="float" office:value="12070.8960874487" calcext:value-type="float">
            <text:p>12070.8960874487</text:p>
          </table:table-cell>
          <table:table-cell office:value-type="float" office:value="15084.2761684348" calcext:value-type="float">
            <text:p>15084.2761684348</text:p>
          </table:table-cell>
          <table:table-cell office:value-type="float" office:value="19708" calcext:value-type="float">
            <text:p>19708</text:p>
          </table:table-cell>
          <table:table-cell office:value-type="float" office:value="9.81348759672754" calcext:value-type="float">
            <text:p>9.8134875967</text:p>
          </table:table-cell>
          <table:table-cell office:value-type="float" office:value="11160492500000" calcext:value-type="float">
            <text:p>11160492500000</text:p>
          </table:table-cell>
          <table:table-cell office:value-type="float" office:value="9441350125000" calcext:value-type="float">
            <text:p>9441350125000</text:p>
          </table:table-cell>
          <table:table-cell office:value-type="float" office:value="84.5961782152535" calcext:value-type="float">
            <text:p>84.5961782153</text:p>
          </table:table-cell>
          <table:table-cell office:value-type="float" office:value="3.03257365857694" calcext:value-type="float">
            <text:p>3.0325736586</text:p>
          </table:table-cell>
          <table:table-cell office:value-type="float" office:value="101692.07693129" calcext:value-type="float">
            <text:p>101692.07693129</text:p>
          </table:table-cell>
          <table:table-cell office:value-type="float" office:value="86027.6106315869" calcext:value-type="float">
            <text:p>86027.6106315869</text:p>
          </table:table-cell>
          <table:table-cell office:value-type="float" office:value="7.8530509328282" calcext:value-type="float">
            <text:p>7.8530509328</text:p>
          </table:table-cell>
          <table:table-cell office:value-type="float" office:value="1655467723011.42" calcext:value-type="float">
            <text:p>1655467723011.42</text:p>
          </table:table-cell>
          <table:table-cell office:value-type="float" office:value="1324755569141.09" calcext:value-type="float">
            <text:p>1324755569141.09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965281191371.844" calcext:value-type="float">
            <text:p>965281191371.844</text:p>
          </table:table-cell>
          <table:table-cell office:value-type="float" office:value="909183109876.842" calcext:value-type="float">
            <text:p>909183109876.842</text:p>
          </table:table-cell>
          <table:table-cell office:value-type="float" office:value="8162.68440552608" calcext:value-type="float">
            <text:p>8162.6844055261</text:p>
          </table:table-cell>
          <table:table-cell office:value-type="float" office:value="8666.33535331064" calcext:value-type="float">
            <text:p>8666.3353533106</text:p>
          </table:table-cell>
          <table:table-cell office:value-type="float" office:value="3.40406958594616" calcext:value-type="float">
            <text:p>3.4040695859</text:p>
          </table:table-cell>
          <table:table-cell office:value-type="float" office:value="13144.1810373981" calcext:value-type="float">
            <text:p>13144.1810373981</text:p>
          </table:table-cell>
          <table:table-cell office:value-type="float" office:value="15597.7554257446" calcext:value-type="float">
            <text:p>15597.7554257446</text:p>
          </table:table-cell>
          <table:table-cell office:value-type="float" office:value="19998" calcext:value-type="float">
            <text:p>19998</text:p>
          </table:table-cell>
          <table:table-cell office:value-type="float" office:value="10.1669969572655" calcext:value-type="float">
            <text:p>10.1669969573</text:p>
          </table:table-cell>
          <table:table-cell office:value-type="float" office:value="11712324653000" calcext:value-type="float">
            <text:p>11712324653000</text:p>
          </table:table-cell>
          <table:table-cell office:value-type="float" office:value="10520792761000" calcext:value-type="float">
            <text:p>10520792761000</text:p>
          </table:table-cell>
          <table:table-cell office:value-type="float" office:value="89.8266831965352" calcext:value-type="float">
            <text:p>89.8266831965</text:p>
          </table:table-cell>
          <table:table-cell office:value-type="float" office:value="4.94451434826912" calcext:value-type="float">
            <text:p>4.9445143483</text:p>
          </table:table-cell>
          <table:table-cell office:value-type="float" office:value="105153.745993425" calcext:value-type="float">
            <text:p>105153.745993425</text:p>
          </table:table-cell>
          <table:table-cell office:value-type="float" office:value="94456.1222828034" calcext:value-type="float">
            <text:p>94456.1222828034</text:p>
          </table:table-cell>
          <table:table-cell office:value-type="float" office:value="8.56769740038374" calcext:value-type="float">
            <text:p>8.5676974004</text:p>
          </table:table-cell>
          <table:table-cell office:value-type="float" office:value="1737322562106.68" calcext:value-type="float">
            <text:p>1737322562106.68</text:p>
          </table:table-cell>
          <table:table-cell office:value-type="float" office:value="1464036436870.62" calcext:value-type="float">
            <text:p>1464036436870.62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043124412346.04" calcext:value-type="float">
            <text:p>1043124412346.04</text:p>
          </table:table-cell>
          <table:table-cell office:value-type="float" office:value="938502790656.339" calcext:value-type="float">
            <text:p>938502790656.339</text:p>
          </table:table-cell>
          <table:table-cell office:value-type="float" office:value="8295.10326490174" calcext:value-type="float">
            <text:p>8295.1032649017</text:p>
          </table:table-cell>
          <table:table-cell office:value-type="float" office:value="9219.81778285286" calcext:value-type="float">
            <text:p>9219.8177828529</text:p>
          </table:table-cell>
          <table:table-cell office:value-type="float" office:value="1.62224646693439" calcext:value-type="float">
            <text:p>1.6222464669</text:p>
          </table:table-cell>
          <table:table-cell office:value-type="float" office:value="13712.8981327308" calcext:value-type="float">
            <text:p>13712.8981327308</text:p>
          </table:table-cell>
          <table:table-cell office:value-type="float" office:value="15850.7894620598" calcext:value-type="float">
            <text:p>15850.7894620598</text:p>
          </table:table-cell>
          <table:table-cell office:value-type="float" office:value="20304" calcext:value-type="float">
            <text:p>20304</text:p>
          </table:table-cell>
          <table:table-cell office:value-type="float" office:value="10.2177684080041" calcext:value-type="float">
            <text:p>10.217768408</text:p>
          </table:table-cell>
          <table:table-cell office:value-type="float" office:value="12090028128000" calcext:value-type="float">
            <text:p>12090028128000</text:p>
          </table:table-cell>
          <table:table-cell office:value-type="float" office:value="11399472203000" calcext:value-type="float">
            <text:p>11399472203000</text:p>
          </table:table-cell>
          <table:table-cell office:value-type="float" office:value="94.2882190373015" calcext:value-type="float">
            <text:p>94.2882190373</text:p>
          </table:table-cell>
          <table:table-cell office:value-type="float" office:value="3.22483781990499" calcext:value-type="float">
            <text:p>3.2248378199</text:p>
          </table:table-cell>
          <table:table-cell office:value-type="float" office:value="106859.598922653" calcext:value-type="float">
            <text:p>106859.598922653</text:p>
          </table:table-cell>
          <table:table-cell office:value-type="float" office:value="100756.012694573" calcext:value-type="float">
            <text:p>100756.012694573</text:p>
          </table:table-cell>
          <table:table-cell office:value-type="float" office:value="8.83963651515104" calcext:value-type="float">
            <text:p>8.8396365152</text:p>
          </table:table-cell>
          <table:table-cell office:value-type="float" office:value="1793348397143.24" calcext:value-type="float">
            <text:p>1793348397143.24</text:p>
          </table:table-cell>
          <table:table-cell office:value-type="float" office:value="1551468710462.94" calcext:value-type="float">
            <text:p>1551468710462.94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101275294482.33" calcext:value-type="float">
            <text:p>1101275294482.33</text:p>
          </table:table-cell>
          <table:table-cell office:value-type="float" office:value="951453595784.944" calcext:value-type="float">
            <text:p>951453595784.944</text:p>
          </table:table-cell>
          <table:table-cell office:value-type="float" office:value="8275.46534484828" calcext:value-type="float">
            <text:p>8275.4653448483</text:p>
          </table:table-cell>
          <table:table-cell office:value-type="float" office:value="9578.57069961196" calcext:value-type="float">
            <text:p>9578.570699612</text:p>
          </table:table-cell>
          <table:table-cell office:value-type="float" office:value="-0.236741116129892" calcext:value-type="float">
            <text:p>-0.2367411161</text:p>
          </table:table-cell>
          <table:table-cell office:value-type="float" office:value="14272.1951409367" calcext:value-type="float">
            <text:p>14272.1951409367</text:p>
          </table:table-cell>
          <table:table-cell office:value-type="float" office:value="15813.2641261719" calcext:value-type="float">
            <text:p>15813.2641261719</text:p>
          </table:table-cell>
          <table:table-cell office:value-type="float" office:value="20125" calcext:value-type="float">
            <text:p>20125</text:p>
          </table:table-cell>
          <table:table-cell office:value-type="float" office:value="10.0537098998702" calcext:value-type="float">
            <text:p>10.0537098999</text:p>
          </table:table-cell>
          <table:table-cell table:number-columns-repeated="2" office:value-type="float" office:value="12256863645000" calcext:value-type="float">
            <text:p>12256863645000</text:p>
          </table:table-cell>
          <table:table-cell office:value-type="float" office:value="100" calcext:value-type="float">
            <text:p>100</text:p>
          </table:table-cell>
          <table:table-cell office:value-type="float" office:value="1.37994316666324" calcext:value-type="float">
            <text:p>1.3799431667</text:p>
          </table:table-cell>
          <table:table-cell table:number-columns-repeated="2" office:value-type="float" office:value="106606.618315471" calcext:value-type="float">
            <text:p>106606.618315471</text:p>
          </table:table-cell>
          <table:table-cell office:value-type="float" office:value="9.07393365698819" calcext:value-type="float">
            <text:p>9.073933657</text:p>
          </table:table-cell>
          <table:table-cell office:value-type="float" office:value="1818095585804.09" calcext:value-type="float">
            <text:p>1818095585804.09</text:p>
          </table:table-cell>
          <table:table-cell office:value-type="float" office:value="1640914537215.99" calcext:value-type="float">
            <text:p>1640914537215.99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893368974136.974" calcext:value-type="float">
            <text:p>893368974136.974</text:p>
          </table:table-cell>
          <table:table-cell office:value-type="float" office:value="906319758574.654" calcext:value-type="float">
            <text:p>906319758574.654</text:p>
          </table:table-cell>
          <table:table-cell office:value-type="float" office:value="7758.54993230403" calcext:value-type="float">
            <text:p>7758.549932304</text:p>
          </table:table-cell>
          <table:table-cell office:value-type="float" office:value="7647.68474728339" calcext:value-type="float">
            <text:p>7647.6847472834</text:p>
          </table:table-cell>
          <table:table-cell office:value-type="float" office:value="-6.24636066980862" calcext:value-type="float">
            <text:p>-6.2463606698</text:p>
          </table:table-cell>
          <table:table-cell office:value-type="float" office:value="13906.0076958795" calcext:value-type="float">
            <text:p>13906.0076958795</text:p>
          </table:table-cell>
          <table:table-cell office:value-type="float" office:value="14825.5106151818" calcext:value-type="float">
            <text:p>14825.5106151818</text:p>
          </table:table-cell>
          <table:table-cell office:value-type="float" office:value="19382" calcext:value-type="float">
            <text:p>19382</text:p>
          </table:table-cell>
          <table:table-cell office:value-type="float" office:value="9.88087774981929" calcext:value-type="float">
            <text:p>9.8808777498</text:p>
          </table:table-cell>
          <table:table-cell office:value-type="float" office:value="11675438244000" calcext:value-type="float">
            <text:p>11675438244000</text:p>
          </table:table-cell>
          <table:table-cell office:value-type="float" office:value="12072541632000" calcext:value-type="float">
            <text:p>12072541632000</text:p>
          </table:table-cell>
          <table:table-cell office:value-type="float" office:value="103.40118614566" calcext:value-type="float">
            <text:p>103.4011861457</text:p>
          </table:table-cell>
          <table:table-cell office:value-type="float" office:value="-4.74367193631288" calcext:value-type="float">
            <text:p>-4.7436719363</text:p>
          </table:table-cell>
          <table:table-cell office:value-type="float" office:value="99947.5844376007" calcext:value-type="float">
            <text:p>99947.5844376007</text:p>
          </table:table-cell>
          <table:table-cell office:value-type="float" office:value="103346.987832414" calcext:value-type="float">
            <text:p>103346.987832414</text:p>
          </table:table-cell>
          <table:table-cell office:value-type="float" office:value="9.26804921581088" calcext:value-type="float">
            <text:p>9.2680492158</text:p>
          </table:table-cell>
          <table:table-cell office:value-type="float" office:value="1731851095724.95" calcext:value-type="float">
            <text:p>1731851095724.95</text:p>
          </table:table-cell>
          <table:table-cell office:value-type="float" office:value="1624438799470.87" calcext:value-type="float">
            <text:p>1624438799470.8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049925441358.02" calcext:value-type="float">
            <text:p>1049925441358.02</text:p>
          </table:table-cell>
          <table:table-cell office:value-type="float" office:value="953440454744.297" calcext:value-type="float">
            <text:p>953440454744.297</text:p>
          </table:table-cell>
          <table:table-cell office:value-type="float" office:value="8037.93805425759" calcext:value-type="float">
            <text:p>8037.9380542576</text:p>
          </table:table-cell>
          <table:table-cell office:value-type="float" office:value="8851.35051405824" calcext:value-type="float">
            <text:p>8851.3505140582</text:p>
          </table:table-cell>
          <table:table-cell office:value-type="float" office:value="3.60103530158737" calcext:value-type="float">
            <text:p>3.6010353016</text:p>
          </table:table-cell>
          <table:table-cell office:value-type="float" office:value="14582.7344548206" calcext:value-type="float">
            <text:p>14582.7344548206</text:p>
          </table:table-cell>
          <table:table-cell office:value-type="float" office:value="15359.382486075" calcext:value-type="float">
            <text:p>15359.382486075</text:p>
          </table:table-cell>
          <table:table-cell office:value-type="float" office:value="18843" calcext:value-type="float">
            <text:p>18843</text:p>
          </table:table-cell>
          <table:table-cell office:value-type="float" office:value="10.3358699380617" calcext:value-type="float">
            <text:p>10.3358699381</text:p>
          </table:table-cell>
          <table:table-cell office:value-type="float" office:value="12282458860000" calcext:value-type="float">
            <text:p>12282458860000</text:p>
          </table:table-cell>
          <table:table-cell office:value-type="float" office:value="13266857877000" calcext:value-type="float">
            <text:p>13266857877000</text:p>
          </table:table-cell>
          <table:table-cell office:value-type="float" office:value="108.014673838688" calcext:value-type="float">
            <text:p>108.0146738387</text:p>
          </table:table-cell>
          <table:table-cell office:value-type="float" office:value="5.1991248920523" calcext:value-type="float">
            <text:p>5.1991248921</text:p>
          </table:table-cell>
          <table:table-cell office:value-type="float" office:value="103546.732236283" calcext:value-type="float">
            <text:p>103546.732236283</text:p>
          </table:table-cell>
          <table:table-cell office:value-type="float" office:value="111845.66509564" calcext:value-type="float">
            <text:p>111845.66509564</text:p>
          </table:table-cell>
          <table:table-cell office:value-type="float" office:value="9.81323609871464" calcext:value-type="float">
            <text:p>9.8132360987</text:p>
          </table:table-cell>
          <table:table-cell office:value-type="float" office:value="1821892197136.07" calcext:value-type="float">
            <text:p>1821892197136.07</text:p>
          </table:table-cell>
          <table:table-cell office:value-type="float" office:value="1729768116669.53" calcext:value-type="float">
            <text:p>1729768116669.5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169362160456.56" calcext:value-type="float">
            <text:p>1169362160456.56</text:p>
          </table:table-cell>
          <table:table-cell office:value-type="float" office:value="990811353614.993" calcext:value-type="float">
            <text:p>990811353614.993</text:p>
          </table:table-cell>
          <table:table-cell office:value-type="float" office:value="8231.70458873468" calcext:value-type="float">
            <text:p>8231.7045887347</text:p>
          </table:table-cell>
          <table:table-cell office:value-type="float" office:value="9715.11259636147" calcext:value-type="float">
            <text:p>9715.1125963615</text:p>
          </table:table-cell>
          <table:table-cell office:value-type="float" office:value="2.41064976078609" calcext:value-type="float">
            <text:p>2.4106497608</text:p>
          </table:table-cell>
          <table:table-cell table:number-columns-repeated="2" office:value-type="float" office:value="15729.6434032338" calcext:value-type="float">
            <text:p>15729.6434032338</text:p>
          </table:table-cell>
          <table:table-cell office:value-type="float" office:value="19444" calcext:value-type="float">
            <text:p>19444</text:p>
          </table:table-cell>
          <table:table-cell office:value-type="float" office:value="10.31213798924" calcext:value-type="float">
            <text:p>10.3121379892</text:p>
          </table:table-cell>
          <table:table-cell office:value-type="float" office:value="12763880144000" calcext:value-type="float">
            <text:p>12763880144000</text:p>
          </table:table-cell>
          <table:table-cell office:value-type="float" office:value="14527336928000" calcext:value-type="float">
            <text:p>14527336928000</text:p>
          </table:table-cell>
          <table:table-cell office:value-type="float" office:value="113.815992974746" calcext:value-type="float">
            <text:p>113.8159929747</text:p>
          </table:table-cell>
          <table:table-cell office:value-type="float" office:value="3.9195839325612" calcext:value-type="float">
            <text:p>3.9195839326</text:p>
          </table:table-cell>
          <table:table-cell office:value-type="float" office:value="106042.881289238" calcext:value-type="float">
            <text:p>106042.881289238</text:p>
          </table:table-cell>
          <table:table-cell office:value-type="float" office:value="120693.758318377" calcext:value-type="float">
            <text:p>120693.758318377</text:p>
          </table:table-cell>
          <table:table-cell office:value-type="float" office:value="10.31213798924" calcext:value-type="float">
            <text:p>10.3121379892</text:p>
          </table:table-cell>
          <table:table-cell table:number-columns-repeated="2" office:value-type="float" office:value="1893302790963.6" calcext:value-type="float">
            <text:p>1893302790963.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184499844413.23" calcext:value-type="float">
            <text:p>1184499844413.23</text:p>
          </table:table-cell>
          <table:table-cell office:value-type="float" office:value="1030829094647.59" calcext:value-type="float">
            <text:p>1030829094647.59</text:p>
          </table:table-cell>
          <table:table-cell office:value-type="float" office:value="8444.50694345382" calcext:value-type="float">
            <text:p>8444.5069434538</text:p>
          </table:table-cell>
          <table:table-cell office:value-type="float" office:value="9703.37101717816" calcext:value-type="float">
            <text:p>9703.3710171782</text:p>
          </table:table-cell>
          <table:table-cell office:value-type="float" office:value="2.58515538823347" calcext:value-type="float">
            <text:p>2.5851553882</text:p>
          </table:table-cell>
          <table:table-cell office:value-type="float" office:value="16116.5826011984" calcext:value-type="float">
            <text:p>16116.5826011984</text:p>
          </table:table-cell>
          <table:table-cell office:value-type="float" office:value="16136.2791272224" calcext:value-type="float">
            <text:p>16136.2791272224</text:p>
          </table:table-cell>
          <table:table-cell office:value-type="float" office:value="19338" calcext:value-type="float">
            <text:p>19338</text:p>
          </table:table-cell>
          <table:table-cell office:value-type="float" office:value="10.4557441155645" calcext:value-type="float">
            <text:p>10.4557441156</text:p>
          </table:table-cell>
          <table:table-cell office:value-type="float" office:value="13279398712000" calcext:value-type="float">
            <text:p>13279398712000</text:p>
          </table:table-cell>
          <table:table-cell office:value-type="float" office:value="15599270701000" calcext:value-type="float">
            <text:p>15599270701000</text:p>
          </table:table-cell>
          <table:table-cell office:value-type="float" office:value="117.469706568142" calcext:value-type="float">
            <text:p>117.4697065681</text:p>
          </table:table-cell>
          <table:table-cell office:value-type="float" office:value="4.03888599848953" calcext:value-type="float">
            <text:p>4.0388859985</text:p>
          </table:table-cell>
          <table:table-cell office:value-type="float" office:value="108784.254548725" calcext:value-type="float">
            <text:p>108784.254548725</text:p>
          </table:table-cell>
          <table:table-cell office:value-type="float" office:value="127788.544610728" calcext:value-type="float">
            <text:p>127788.544610728</text:p>
          </table:table-cell>
          <table:table-cell office:value-type="float" office:value="10.442981456066" calcext:value-type="float">
            <text:p>10.4429814561</text:p>
          </table:table-cell>
          <table:table-cell office:value-type="float" office:value="1969771132296.84" calcext:value-type="float">
            <text:p>1969771132296.84</text:p>
          </table:table-cell>
          <table:table-cell office:value-type="float" office:value="1967366758397.33" calcext:value-type="float">
            <text:p>1967366758397.3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258773797056.06" calcext:value-type="float">
            <text:p>1258773797056.06</text:p>
          </table:table-cell>
          <table:table-cell office:value-type="float" office:value="1045208125447.83" calcext:value-type="float">
            <text:p>1045208125447.83</text:p>
          </table:table-cell>
          <table:table-cell office:value-type="float" office:value="8446.80139604393" calcext:value-type="float">
            <text:p>8446.8013960439</text:p>
          </table:table-cell>
          <table:table-cell office:value-type="float" office:value="10172.7225491296" calcext:value-type="float">
            <text:p>10172.7225491296</text:p>
          </table:table-cell>
          <table:table-cell office:value-type="float" office:value="0.0271709479958986" calcext:value-type="float">
            <text:p>0.027170948</text:p>
          </table:table-cell>
          <table:table-cell office:value-type="float" office:value="16155.9811167658" calcext:value-type="float">
            <text:p>16155.9811167658</text:p>
          </table:table-cell>
          <table:table-cell office:value-type="float" office:value="16140.6635072326" calcext:value-type="float">
            <text:p>16140.6635072326</text:p>
          </table:table-cell>
          <table:table-cell office:value-type="float" office:value="19429" calcext:value-type="float">
            <text:p>19429</text:p>
          </table:table-cell>
          <table:table-cell office:value-type="float" office:value="10.9422710833015" calcext:value-type="float">
            <text:p>10.9422710833</text:p>
          </table:table-cell>
          <table:table-cell office:value-type="float" office:value="13464632990000" calcext:value-type="float">
            <text:p>13464632990000</text:p>
          </table:table-cell>
          <table:table-cell office:value-type="float" office:value="16077058936000" calcext:value-type="float">
            <text:p>16077058936000</text:p>
          </table:table-cell>
          <table:table-cell office:value-type="float" office:value="119.402132593887" calcext:value-type="float">
            <text:p>119.4021325939</text:p>
          </table:table-cell>
          <table:table-cell office:value-type="float" office:value="1.39489958858312" calcext:value-type="float">
            <text:p>1.3948995886</text:p>
          </table:table-cell>
          <table:table-cell office:value-type="float" office:value="108813.812261956" calcext:value-type="float">
            <text:p>108813.812261956</text:p>
          </table:table-cell>
          <table:table-cell office:value-type="float" office:value="129926.012397484" calcext:value-type="float">
            <text:p>129926.012397484</text:p>
          </table:table-cell>
          <table:table-cell office:value-type="float" office:value="10.9526553798198" calcext:value-type="float">
            <text:p>10.9526553798</text:p>
          </table:table-cell>
          <table:table-cell office:value-type="float" office:value="1997247461717.28" calcext:value-type="float">
            <text:p>1997247461717.28</text:p>
          </table:table-cell>
          <table:table-cell office:value-type="float" office:value="1999142864390.54" calcext:value-type="float">
            <text:p>1999142864390.5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294689733233.03" calcext:value-type="float">
            <text:p>1294689733233.03</text:p>
          </table:table-cell>
          <table:table-cell office:value-type="float" office:value="1068524572517.2" calcext:value-type="float">
            <text:p>1068524572517.2</text:p>
          </table:table-cell>
          <table:table-cell office:value-type="float" office:value="8521.89236177265" calcext:value-type="float">
            <text:p>8521.8923617727</text:p>
          </table:table-cell>
          <table:table-cell office:value-type="float" office:value="10325.6460658759" calcext:value-type="float">
            <text:p>10325.6460658759</text:p>
          </table:table-cell>
          <table:table-cell office:value-type="float" office:value="0.888986992921218" calcext:value-type="float">
            <text:p>0.8889869929</text:p>
          </table:table-cell>
          <table:table-cell office:value-type="float" office:value="17107.9059894969" calcext:value-type="float">
            <text:p>17107.9059894969</text:p>
          </table:table-cell>
          <table:table-cell office:value-type="float" office:value="16284.151906383" calcext:value-type="float">
            <text:p>16284.151906383</text:p>
          </table:table-cell>
          <table:table-cell office:value-type="float" office:value="19549" calcext:value-type="float">
            <text:p>19549</text:p>
          </table:table-cell>
          <table:table-cell office:value-type="string" calcext:value-type="string">
            <text:p>..</text:p>
          </table:table-cell>
          <table:table-cell office:value-type="float" office:value="13765001304000" calcext:value-type="float">
            <text:p>13765001304000</text:p>
          </table:table-cell>
          <table:table-cell office:value-type="float" office:value="17209663279000" calcext:value-type="float">
            <text:p>17209663279000</text:p>
          </table:table-cell>
          <table:table-cell office:value-type="float" office:value="125.024784952247" calcext:value-type="float">
            <text:p>125.0247849522</text:p>
          </table:table-cell>
          <table:table-cell office:value-type="float" office:value="2.23079466200883" calcext:value-type="float">
            <text:p>2.230794662</text:p>
          </table:table-cell>
          <table:table-cell office:value-type="float" office:value="109781.152899467" calcext:value-type="float">
            <text:p>109781.152899467</text:p>
          </table:table-cell>
          <table:table-cell office:value-type="float" office:value="137253.650330656" calcext:value-type="float">
            <text:p>137253.650330656</text:p>
          </table:table-cell>
          <table:table-cell office:value-type="string" calcext:value-type="string">
            <text:p>..</text:p>
          </table:table-cell>
          <table:table-cell office:value-type="float" office:value="2041801951480.38" calcext:value-type="float">
            <text:p>2041801951480.38</text:p>
          </table:table-cell>
          <table:table-cell office:value-type="float" office:value="2145089043378.76" calcext:value-type="float">
            <text:p>2145089043378.7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number-columns-repeated="18" office:value-type="string" calcext:value-type="string">
            <text:p>.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document-statistic meta:table-count="2" meta:cell-count="2225" meta:object-count="0"/>
  </office:meta>
</office:document-meta>
</file>